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B800000071829544B3.png" manifest:media-type="image/png"/>
  <manifest:file-entry manifest:full-path="Pictures/10000000000001D7000000D520287BC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nsolas" svg:font-family="Consolas, 'Liberation Mono', Courier, monospace"/>
    <style:font-face style:name="OpenSymbol" svg:font-family="OpenSymbol"/>
    <style:font-face style:name="StarSymbol" svg:font-family="StarSymbol"/>
    <style:font-face style:name="DejaVu Sans Mono" svg:font-family="'DejaVu Sans Mono'" style:font-family-generic="modern" style:font-pitch="fixed"/>
    <style:font-face style:name="Droid Sans Mono" svg:font-family="'Droid Sans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Таблица5" style:family="table">
      <style:table-properties style:width="17.302cm" table:align="margins"/>
    </style:style>
    <style:style style:name="Таблица5.A" style:family="table-column">
      <style:table-column-properties style:column-width="3.254cm" style:rel-column-width="12326*"/>
    </style:style>
    <style:style style:name="Таблица5.B" style:family="table-column">
      <style:table-column-properties style:column-width="6.879cm" style:rel-column-width="26056*"/>
    </style:style>
    <style:style style:name="Таблица5.C" style:family="table-column">
      <style:table-column-properties style:column-width="7.168cm" style:rel-column-width="27153*"/>
    </style:style>
    <style:style style:name="Таблица5.A1" style:family="table-cell">
      <style:table-cell-properties fo:padding="0.097cm" fo:border-left="0.05pt solid #000000" fo:border-right="none" fo:border-top="0.05pt solid #000000" fo:border-bottom="0.05pt solid #000000"/>
    </style:style>
    <style:style style:name="Таблица5.C1" style:family="table-cell">
      <style:table-cell-properties fo:padding="0.097cm" fo:border="0.05pt solid #000000"/>
    </style:style>
    <style:style style:name="Таблица5.A2" style:family="table-cell">
      <style:table-cell-properties fo:padding="0.097cm" fo:border-left="0.05pt solid #000000" fo:border-right="none" fo:border-top="none" fo:border-bottom="0.05pt solid #000000"/>
    </style:style>
    <style:style style:name="Таблица5.C2" style:family="table-cell">
      <style:table-cell-properties fo:padding="0.097cm" fo:border-left="0.05pt solid #000000" fo:border-right="0.05pt solid #000000" fo:border-top="none" fo:border-bottom="0.05pt solid #000000"/>
    </style:style>
    <style:style style:name="Таблица4" style:family="table">
      <style:table-properties style:width="16.378cm" table:align="left"/>
    </style:style>
    <style:style style:name="Таблица4.A" style:family="table-column">
      <style:table-column-properties style:column-width="16.378cm"/>
    </style:style>
    <style:style style:name="Таблица4.A1" style:family="table-cell">
      <style:table-cell-properties fo:background-color="#c0c0c0" fo:padding="0.097cm" fo:border="0.05pt solid #000000">
        <style:background-image/>
      </style:table-cell-properties>
    </style:style>
    <style:style style:name="Таблица2" style:family="table">
      <style:table-properties style:width="17.224cm" fo:margin-left="0cm" table:align="left"/>
    </style:style>
    <style:style style:name="Таблица2.A" style:family="table-column">
      <style:table-column-properties style:column-width="2.459cm"/>
    </style:style>
    <style:style style:name="Таблица2.B" style:family="table-column">
      <style:table-column-properties style:column-width="2.224cm"/>
    </style:style>
    <style:style style:name="Таблица2.C" style:family="table-column">
      <style:table-column-properties style:column-width="3.016cm"/>
    </style:style>
    <style:style style:name="Таблица2.D" style:family="table-column">
      <style:table-column-properties style:column-width="2.136cm"/>
    </style:style>
    <style:style style:name="Таблица2.E" style:family="table-column">
      <style:table-column-properties style:column-width="2.706cm"/>
    </style:style>
    <style:style style:name="Таблица2.F" style:family="table-column">
      <style:table-column-properties style:column-width="4.683cm"/>
    </style:style>
    <style:style style:name="Таблица2.A1" style:family="table-cell">
      <style:table-cell-properties fo:padding="0.097cm" fo:border-left="0.05pt solid #000000" fo:border-right="none" fo:border-top="0.05pt solid #000000" fo:border-bottom="0.05pt solid #000000"/>
    </style:style>
    <style:style style:name="Таблица2.F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F2" style:family="table-cell">
      <style:table-cell-properties fo:padding="0.097cm" fo:border-left="0.05pt solid #000000" fo:border-right="0.05pt solid #000000" fo:border-top="none" fo:border-bottom="0.05pt solid #000000"/>
    </style:style>
    <style:style style:name="Таблица3" style:family="table">
      <style:table-properties style:width="17.224cm" fo:margin-left="0cm" table:align="left"/>
    </style:style>
    <style:style style:name="Таблица3.A" style:family="table-column">
      <style:table-column-properties style:column-width="3.387cm"/>
    </style:style>
    <style:style style:name="Таблица3.B" style:family="table-column">
      <style:table-column-properties style:column-width="1.561cm"/>
    </style:style>
    <style:style style:name="Таблица3.C" style:family="table-column">
      <style:table-column-properties style:column-width="12.277cm"/>
    </style:style>
    <style:style style:name="Таблица3.A1" style:family="table-cell">
      <style:table-cell-properties fo:padding="0.097cm" fo:border-left="0.05pt solid #000000" fo:border-right="none" fo:border-top="0.05pt solid #000000" fo:border-bottom="0.05pt solid #000000"/>
    </style:style>
    <style:style style:name="Таблица3.C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C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ize="10pt" fo:language="ru" fo:country="RU" fo:font-weight="bold" style:font-size-asian="10pt" style:font-weight-asian="bold" style:font-size-complex="10pt" style:font-weight-complex="bold"/>
    </style:style>
    <style:style style:name="P2" style:family="paragraph" style:parent-style-name="Table_20_Contents">
      <style:paragraph-properties fo:text-align="end" style:justify-single-word="false"/>
      <style:text-properties fo:font-size="10pt" fo:language="ru" fo:country="RU" fo:font-weight="bold" style:font-size-asian="10pt" style:font-weight-asian="bold" style:font-size-complex="10pt" style:font-weight-complex="bold"/>
    </style:style>
    <style:style style:name="P3" style:family="paragraph" style:parent-style-name="Table_20_Contents">
      <style:text-properties fo:font-style="italic" fo:font-weight="normal" style:font-style-asian="italic" style:font-weight-asian="normal" style:font-style-complex="italic" style:font-weight-complex="normal"/>
    </style:style>
    <style:style style:name="P4" style:family="paragraph" style:parent-style-name="Table_20_Contents">
      <style:text-properties fo:font-weight="normal" style:font-weight-asian="normal" style:font-weight-complex="normal"/>
    </style:style>
    <style:style style:name="P5" style:family="paragraph" style:parent-style-name="Table_20_Contents">
      <style:text-properties fo:font-style="normal" style:font-style-asian="normal" style:font-style-complex="normal"/>
    </style:style>
    <style:style style:name="P6" style:family="paragraph" style:parent-style-name="Standard">
      <style:text-properties fo:font-size="6pt" fo:language="ru" fo:country="RU" style:font-size-asian="5.25pt" style:font-size-complex="6pt"/>
    </style:style>
    <style:style style:name="P7" style:family="paragraph" style:parent-style-name="Standard">
      <style:text-properties fo:language="ru" fo:country="RU"/>
    </style:style>
    <style:style style:name="P8" style:family="paragraph" style:parent-style-name="Standard">
      <style:text-properties fo:font-weight="bold" style:font-weight-asian="bold" style:font-weight-complex="bold"/>
    </style:style>
    <style:style style:name="P9" style:family="paragraph" style:parent-style-name="Text_20_body">
      <style:text-properties fo:language="ru" fo:country="RU"/>
    </style:style>
    <style:style style:name="P10" style:family="paragraph" style:parent-style-name="Text_20_body">
      <style:text-properties fo:language="ru" fo:country="RU" fo:font-weight="bold" style:font-weight-asian="bold" style:font-weight-complex="bold"/>
    </style:style>
    <style:style style:name="P11" style:family="paragraph" style:parent-style-name="Text_20_body">
      <style:text-properties fo:language="ru" fo:country="RU" fo:font-weight="normal" style:font-weight-asian="normal" style:font-weight-complex="normal"/>
    </style:style>
    <style:style style:name="P12" style:family="paragraph" style:parent-style-name="Text_20_body">
      <style:text-properties fo:language="ru" fo:country="RU" style:text-underline-style="none"/>
    </style:style>
    <style:style style:name="P13" style:family="paragraph" style:parent-style-name="Text_20_body">
      <style:text-properties fo:language="ru" fo:country="RU" fo:font-style="italic" style:font-style-asian="italic" style:font-style-complex="italic"/>
    </style:style>
    <style:style style:name="P14" style:family="paragraph" style:parent-style-name="Text_20_body">
      <style:paragraph-properties fo:text-align="center" style:justify-single-word="false"/>
      <style:text-properties fo:language="ru" fo:country="RU"/>
    </style:style>
    <style:style style:name="P15" style:family="paragraph" style:parent-style-name="Text_20_body">
      <style:paragraph-properties fo:text-align="center" style:justify-single-word="false"/>
      <style:text-properties fo:font-size="10pt" fo:language="ru" fo:country="RU" fo:font-weight="bold" style:font-size-asian="10pt" style:font-weight-asian="bold" style:font-size-complex="10pt" style:font-weight-complex="bold"/>
    </style:style>
    <style:style style:name="P16" style:family="paragraph" style:parent-style-name="Text_20_body">
      <style:text-properties fo:font-size="13pt" fo:language="ru" fo:country="RU" fo:font-style="normal" fo:font-weight="bold" style:font-size-asian="13pt" style:font-style-asian="normal" style:font-weight-asian="bold" style:font-size-complex="13pt" style:font-style-complex="normal" style:font-weight-complex="bold"/>
    </style:style>
    <style:style style:name="P17" style:family="paragraph" style:parent-style-name="Text_20_body">
      <style:paragraph-properties fo:text-align="center" style:justify-single-word="false"/>
      <style:text-properties fo:font-weight="bold" style:font-weight-asian="bold" style:font-weight-complex="bold"/>
    </style:style>
    <style:style style:name="P18" style:family="paragraph" style:parent-style-name="Text_20_body">
      <style:paragraph-properties fo:text-align="start" style:justify-single-word="false"/>
      <style:text-properties fo:font-weight="bold" style:font-weight-asian="bold" style:font-weight-complex="bold"/>
    </style:style>
    <style:style style:name="P19" style:family="paragraph" style:parent-style-name="Text_20_body">
      <style:paragraph-properties fo:text-align="center" style:justify-single-word="false"/>
      <style:text-properties fo:font-weight="normal" style:font-weight-asian="normal" style:font-weight-complex="normal"/>
    </style:style>
    <style:style style:name="P20" style:family="paragraph" style:parent-style-name="Text_20_body">
      <style:paragraph-properties fo:margin-top="0.199cm" fo:margin-bottom="0.21cm"/>
      <style:text-properties fo:language="ru" fo:country="RU"/>
    </style:style>
    <style:style style:name="P21" style:family="paragraph" style:parent-style-name="Frame_20_contents">
      <style:text-properties fo:language="ru" fo:country="RU"/>
    </style:style>
    <style:style style:name="P22" style:family="paragraph" style:parent-style-name="Frame_20_contents">
      <style:text-properties fo:font-style="italic" style:font-style-asian="italic" style:font-style-complex="italic"/>
    </style:style>
    <style:style style:name="P23" style:family="paragraph" style:parent-style-name="Text_20_body">
      <style:paragraph-properties fo:margin-top="0.101cm" fo:margin-bottom="0.101cm"/>
      <style:text-properties fo:color="#000080" style:font-name="DejaVu Sans Mono" fo:language="ru" fo:country="RU" fo:font-weight="normal" style:font-weight-asian="normal" style:font-weight-complex="normal"/>
    </style:style>
    <style:style style:name="P24" style:family="paragraph" style:parent-style-name="Drawing">
      <style:paragraph-properties fo:text-align="center" style:justify-single-word="false"/>
    </style:style>
    <style:style style:name="P25" style:family="paragraph" style:parent-style-name="Standard">
      <style:paragraph-properties fo:margin-top="0.199cm" fo:margin-bottom="0cm"/>
    </style:style>
    <style:style style:name="P26" style:family="paragraph" style:parent-style-name="Standard">
      <style:paragraph-properties fo:margin-top="0.199cm" fo:margin-bottom="0cm"/>
      <style:text-properties fo:language="ru" fo:country="RU"/>
    </style:style>
    <style:style style:name="P27" style:family="paragraph" style:parent-style-name="Text_20_body">
      <style:paragraph-properties fo:margin-top="0cm" fo:margin-bottom="0.3cm" fo:text-align="center" style:justify-single-word="false"/>
      <style:text-properties style:font-name="Liberation Serif" fo:font-size="13pt" fo:language="ru" fo:country="RU" fo:font-weight="normal" style:font-size-asian="13pt" style:language-asian="zxx" style:country-asian="none" style:font-weight-asian="normal" style:font-size-complex="13pt" style:language-complex="zxx" style:country-complex="none" style:font-weight-complex="normal"/>
    </style:style>
    <style:style style:name="P28" style:family="paragraph" style:parent-style-name="Standard">
      <style:paragraph-properties fo:margin-top="0cm" fo:margin-bottom="0.199cm"/>
    </style:style>
    <style:style style:name="P29" style:family="paragraph" style:parent-style-name="Text_20_body">
      <style:paragraph-properties fo:break-before="page"/>
      <style:text-properties fo:language="ru" fo:country="RU"/>
    </style:style>
    <style:style style:name="P30" style:family="paragraph" style:parent-style-name="Preformatted_20_Text">
      <style:text-properties fo:font-variant="normal" fo:text-transform="none" fo:color="#333333" style:font-name="Consolas" fo:font-size="11.25pt" fo:letter-spacing="normal" fo:language="ru" fo:country="RU" fo:font-style="normal" fo:font-weight="normal"/>
    </style:style>
    <style:style style:name="P31" style:family="paragraph" style:parent-style-name="Text_20_body">
      <style:paragraph-properties fo:margin-top="0cm" fo:margin-bottom="0.15cm"/>
      <style:text-properties fo:language="ru" fo:country="RU"/>
    </style:style>
    <style:style style:name="P32" style:family="paragraph" style:parent-style-name="Text_20_body">
      <style:paragraph-properties fo:margin-top="0cm" fo:margin-bottom="0.15cm"/>
      <style:text-properties fo:language="ru" fo:country="RU" fo:font-weight="bold" style:font-weight-asian="bold" style:font-weight-complex="bold"/>
    </style:style>
    <style:style style:name="P33" style:family="paragraph" style:parent-style-name="Text_20_body">
      <style:paragraph-properties fo:margin-top="0cm" fo:margin-bottom="0.15cm"/>
      <style:text-properties fo:language="ru" fo:country="RU" fo:font-weight="normal" style:font-weight-asian="normal" style:font-weight-complex="normal"/>
    </style:style>
    <style:style style:name="P34" style:family="paragraph" style:parent-style-name="Table_20_Contents">
      <style:paragraph-properties fo:margin-top="0cm" fo:margin-bottom="0.15cm"/>
    </style:style>
    <style:style style:name="P35" style:family="paragraph" style:parent-style-name="Table_20_Contents">
      <style:paragraph-properties fo:margin-top="0cm" fo:margin-bottom="0.15cm"/>
      <style:text-properties fo:language="ru" fo:country="RU"/>
    </style:style>
    <style:style style:name="P36" style:family="paragraph" style:parent-style-name="Table_20_Contents">
      <style:paragraph-properties fo:margin-top="0cm" fo:margin-bottom="0.15cm"/>
      <style:text-properties fo:language="ru" fo:country="RU" fo:font-weight="bold" style:font-weight-asian="bold" style:font-weight-complex="bold"/>
    </style:style>
    <style:style style:name="P37" style:family="paragraph" style:parent-style-name="Table_20_Contents">
      <style:paragraph-properties fo:margin-top="0cm" fo:margin-bottom="0.15cm"/>
      <style:text-properties fo:font-weight="bold" style:font-weight-asian="bold" style:font-weight-complex="bold"/>
    </style:style>
    <style:style style:name="P38" style:family="paragraph" style:parent-style-name="Table_20_Contents">
      <style:paragraph-properties fo:margin-top="0cm" fo:margin-bottom="0.15cm"/>
      <style:text-properties fo:font-size="13pt" fo:font-weight="bold" style:font-size-asian="13pt" style:font-weight-asian="bold" style:font-size-complex="13pt" style:font-weight-complex="bold"/>
    </style:style>
    <style:style style:name="P39" style:family="paragraph" style:parent-style-name="Table_20_Contents">
      <style:paragraph-properties fo:margin-top="0cm" fo:margin-bottom="0.15cm" fo:background-color="#cccccc">
        <style:background-image/>
      </style:paragraph-properties>
      <style:text-properties fo:language="ru" fo:country="RU"/>
    </style:style>
    <style:style style:name="P40" style:family="paragraph" style:parent-style-name="Preformatted_20_Text" style:master-page-name="">
      <style:paragraph-properties fo:keep-together="auto" fo:orphans="0" fo:widows="0" style:register-true="false" style:page-number="auto" fo:background-color="#e6e6ff" fo:keep-with-next="auto">
        <style:tab-stops/>
        <style:background-image/>
      </style:paragraph-properties>
      <style:text-properties fo:font-variant="normal" fo:text-transform="none" fo:color="#333333" style:font-name="Consolas" fo:font-size="11.25pt" fo:letter-spacing="normal" fo:language="ru" fo:country="RU" fo:font-style="normal" fo:font-weight="normal"/>
    </style:style>
    <style:style style:name="P41" style:family="paragraph" style:parent-style-name="Preformatted_20_Text">
      <style:paragraph-properties fo:margin-top="0cm" fo:margin-bottom="0cm" fo:keep-together="auto" fo:orphans="0" fo:widows="0" style:register-true="false" fo:background-color="#e6e6ff" fo:keep-with-next="auto">
        <style:tab-stops/>
        <style:background-image/>
      </style:paragraph-properties>
      <style:text-properties fo:font-variant="normal" fo:text-transform="none" fo:color="#333333" style:font-name="Consolas" fo:font-size="11.25pt" fo:letter-spacing="normal" fo:font-style="normal" fo:font-weight="normal"/>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Heading_20_1">
      <style:text-properties fo:language="ru" fo:country="RU"/>
    </style:style>
    <style:style style:name="P44" style:family="paragraph" style:parent-style-name="Heading_20_1">
      <style:paragraph-properties fo:break-before="page"/>
    </style:style>
    <style:style style:name="P45" style:family="paragraph" style:parent-style-name="Heading_20_1">
      <style:paragraph-properties fo:break-before="page"/>
      <style:text-properties fo:language="ru" fo:country="RU"/>
    </style:style>
    <style:style style:name="P46" style:family="paragraph" style:parent-style-name="Text_20_body" style:master-page-name="First_20_Page">
      <style:paragraph-properties fo:text-align="center" style:justify-single-word="false" style:page-number="auto"/>
      <style:text-properties fo:font-size="16pt" fo:language="zxx" fo:country="none" fo:font-weight="bold" style:font-size-asian="16pt" style:language-asian="zxx" style:country-asian="none" style:font-weight-asian="bold" style:font-size-complex="16pt" style:language-complex="zxx" style:country-complex="none" style:font-weight-complex="bold"/>
    </style:style>
    <style:style style:name="P47" style:family="paragraph" style:parent-style-name="Text_20_body" style:list-style-name="L1">
      <style:text-properties fo:language="ru" fo:country="RU"/>
    </style:style>
    <style:style style:name="P48" style:family="paragraph" style:parent-style-name="Text_20_body" style:list-style-name="L3">
      <style:text-properties fo:language="ru" fo:country="RU"/>
    </style:style>
    <style:style style:name="P49" style:family="paragraph" style:parent-style-name="Text_20_body" style:list-style-name="L6">
      <style:text-properties fo:language="ru" fo:country="RU"/>
    </style:style>
    <style:style style:name="P50" style:family="paragraph" style:parent-style-name="Text_20_body" style:list-style-name="L7">
      <style:text-properties fo:language="ru" fo:country="RU"/>
    </style:style>
    <style:style style:name="P51" style:family="paragraph" style:parent-style-name="Text_20_body" style:list-style-name="L4" style:master-page-name="">
      <style:paragraph-properties fo:margin-left="0cm" fo:margin-right="0cm" fo:text-indent="0cm" style:auto-text-indent="false" style:page-number="auto">
        <style:tab-stops/>
      </style:paragraph-properties>
      <style:text-properties fo:language="ru" fo:country="RU" style:text-underline-style="solid" style:text-underline-width="auto" style:text-underline-color="font-color"/>
    </style:style>
    <style:style style:name="P52" style:family="paragraph" style:parent-style-name="Text_20_body" style:list-style-name="L4">
      <style:paragraph-properties fo:margin-left="0cm" fo:margin-right="0cm" fo:text-indent="0cm" style:auto-text-indent="false">
        <style:tab-stops/>
      </style:paragraph-properties>
      <style:text-properties fo:language="ru" fo:country="RU"/>
    </style:style>
    <style:style style:name="P53" style:family="paragraph" style:parent-style-name="Text_20_body" style:list-style-name="L4">
      <style:paragraph-properties fo:margin-left="0cm" fo:margin-right="0cm" fo:text-indent="0cm" style:auto-text-indent="false">
        <style:tab-stops/>
      </style:paragraph-properties>
      <style:text-properties fo:language="ru" fo:country="RU" style:text-underline-style="solid" style:text-underline-width="auto" style:text-underline-color="font-color"/>
    </style:style>
    <style:style style:name="P54" style:family="paragraph" style:parent-style-name="Text_20_body" style:list-style-name="L4">
      <style:paragraph-properties fo:margin-left="-0.026cm" fo:margin-right="0cm" fo:text-indent="0.053cm" style:auto-text-indent="false">
        <style:tab-stops/>
      </style:paragraph-properties>
      <style:text-properties fo:language="ru" fo:country="RU"/>
    </style:style>
    <style:style style:name="P55" style:family="paragraph" style:parent-style-name="Text_20_body">
      <style:paragraph-properties fo:margin-top="0cm" fo:margin-bottom="0.15cm"/>
      <style:text-properties fo:language="ru" fo:country="RU" fo:font-weight="bold" style:font-weight-asian="bold" style:font-weight-complex="bold"/>
    </style:style>
    <style:style style:name="P56" style:family="paragraph" style:parent-style-name="Standard" style:list-style-name="L5"/>
    <style:style style:name="P57" style:family="paragraph" style:parent-style-name="Standard" style:list-style-name="L2">
      <style:paragraph-properties fo:margin-left="0cm" fo:margin-right="0cm" fo:text-indent="0cm" style:auto-text-indent="false">
        <style:tab-stops>
          <style:tab-stop style:position="-0.529cm"/>
        </style:tab-stops>
      </style:paragraph-properties>
    </style:style>
    <style:style style:name="P58" style:family="paragraph">
      <style:paragraph-properties fo:text-align="center"/>
    </style:style>
    <style:style style:name="P59" style:family="paragraph">
      <style:paragraph-properties fo:text-align="center"/>
      <style:text-properties fo:font-size="11pt" style:font-size-asian="11pt" style:font-size-complex="11pt"/>
    </style:style>
    <style:style style:name="P60" style:family="paragraph">
      <style:paragraph-properties fo:text-align="start"/>
    </style:style>
    <style:style style:name="P61" style:family="paragraph">
      <style:paragraph-properties fo:margin-left="0cm" fo:margin-right="0cm" fo:margin-top="0cm" fo:margin-bottom="0cm" fo:line-height="100%" fo:text-align="center" fo:text-indent="0cm">
        <style:tab-stops/>
      </style:paragraph-properties>
    </style:style>
    <style:style style:name="P62"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63"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4" style:family="paragraph">
      <style:paragraph-properties fo:margin-left="0cm" fo:margin-right="0cm" fo:margin-top="0cm" fo:margin-bottom="0cm" fo:line-height="100%" fo:text-indent="0cm">
        <style:tab-stops/>
      </style:paragraph-properties>
    </style:style>
    <style:style style:name="P65"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 style:font-size-complex="18pt" style:font-style-complex="italic" style:font-weight-complex="normal" style:text-emphasize="none" style:font-relief="none" style:text-overline-style="none" style:text-overline-color="font-color"/>
    </style:style>
    <style:style style:name="P66"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font-name="Liberation Sans1" fo:font-size="13pt" fo:font-style="normal" fo:text-shadow="none" style:text-underline-style="none" fo:font-weight="bold" style:letter-kerning="true" style:font-name-asian="WenQuanYi Micro Hei" style:font-size-asian="13pt" style:font-style-asian="normal" style:font-weight-asian="bold" style:font-name-complex="FreeSans" style:font-size-complex="13pt" style:font-style-complex="normal" style:font-weight-complex="bold" style:text-emphasize="none" style:font-relief="none" style:text-overline-style="none" style:text-overline-color="font-color"/>
    </style:style>
    <style:style style:name="P67" style:family="paragraph">
      <style:paragraph-properties fo:margin-left="0cm" fo:margin-right="0cm" fo:margin-top="0cm" fo:margin-bottom="0cm" fo:line-height="100%" fo:text-align="center" fo:text-indent="0cm">
        <style:tab-stops/>
      </style:paragraph-properties>
      <style:text-properties fo:color="#000080"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8"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language="ru" fo:country="RU"/>
    </style:style>
    <style:style style:name="T7" style:family="text">
      <style:text-properties fo:language="ru" fo:country="RU" fo:font-weight="bold" style:font-weight-asian="bold" style:font-weight-complex="bold"/>
    </style:style>
    <style:style style:name="T8" style:family="text">
      <style:text-properties fo:language="ru" fo:country="RU" fo:font-weight="normal" style:font-weight-asian="normal" style:font-weight-complex="normal"/>
    </style:style>
    <style:style style:name="T9" style:family="text">
      <style:text-properties fo:background-color="#83caff"/>
    </style:style>
    <style:style style:name="T10" style:family="text">
      <style:text-properties fo:background-color="#ffff66"/>
    </style:style>
    <style:style style:name="T11" style:family="text">
      <style:text-properties style:text-underline-style="none"/>
    </style:style>
    <style:style style:name="T12" style:family="text">
      <style:text-properties fo:font-size="11pt" style:font-size-asian="11pt" style:font-size-complex="11pt"/>
    </style:style>
    <style:style style:name="T13" style:family="text">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4" style:family="text">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5" style:family="text">
      <style:text-properties style:use-window-font-color="true" style:text-outline="false" style:text-line-through-styl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 style:font-size-complex="18pt" style:font-style-complex="italic" style:font-weight-complex="normal" style:text-emphasize="none" style:font-relief="none" style:text-overline-style="none" style:text-overline-color="font-color"/>
    </style:style>
    <style:style style:name="T16" style:family="text">
      <style:text-properties style:use-window-font-color="true" style:text-outline="false" style:text-line-through-style="none" style:font-name="Liberation Sans1" fo:font-size="13pt" fo:font-style="normal" fo:text-shadow="none" style:text-underline-style="none" fo:font-weight="bold" style:letter-kerning="true" style:font-name-asian="WenQuanYi Micro Hei" style:font-size-asian="13pt" style:font-style-asian="normal" style:font-weight-asian="bold" style:font-name-complex="FreeSans" style:font-size-complex="13pt" style:font-style-complex="normal" style:font-weight-complex="bold" style:text-emphasize="none" style:font-relief="none" style:text-overline-style="none" style:text-overline-color="font-color"/>
    </style:style>
    <style:style style:name="T17" style:family="text">
      <style:text-properties fo:color="#000080"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style:wrap="none"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Frame">
      <style:graphic-properties style:wrap="parallel" style:number-wrapped-paragraphs="no-limit" style:vertical-pos="from-top" style:vertical-rel="paragraph" style:horizontal-pos="from-left" style:horizontal-rel="paragraph" fo:padding="0cm" fo:border="none" style:shadow="none"/>
    </style:style>
    <style:style style:name="fr3" style:family="graphic" style:parent-style-name="Frame">
      <style:graphic-properties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4" style:family="graphic" style:parent-style-name="Frame">
      <style:graphic-properties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5" style:family="graphic" style:parent-style-name="Frame">
      <style:graphic-properties style:wrap="none" style:vertical-pos="from-top" style:vertical-rel="paragraph" style:horizontal-pos="from-left" style:horizontal-rel="paragraph" fo:padding="0cm" fo:border="none" style:shadow="none"/>
    </style:style>
    <style:style style:name="fr6" style:family="graphic" style:parent-style-name="Graphics">
      <style:graphic-properties style:run-through="foreground" style:wrap="non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2">
          <style:column style:rel-width="4819*" fo:start-indent="0cm" fo:end-indent="0.388cm"/>
          <style:column style:rel-width="4990*" fo:start-indent="0.388cm" fo:end-indent="0cm"/>
        </style:columns>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4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fill="solid" draw:fill-color="#ffff66" draw:textarea-horizontal-align="left" draw:textarea-vertical-align="to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99ccff" draw:textarea-horizontal-align="center" draw:textarea-vertical-align="to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ff" draw:textarea-horizontal-align="left" draw:textarea-vertical-align="to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ffff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solid" draw:fill-color="#99cc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8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marker-start="Arrowhead_20_1" draw:marker-end="Arrowhead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marker-end="Arrowhead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fill="solid" draw:fill-color="#9966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fill="solid" draw:fill-color="#ff333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fill="solid" draw:fill-color="#3deb3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0" style:family="graphic">
      <style:graphic-properties draw:stroke="solid" draw:stroke-dash="Dash_20_1"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draw:stroke-dash="Dash_20_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draw:stroke-dash="Dash_20_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draw:stroke-dash="Dash_20_4"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draw:stroke-dash="Dash_20_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draw:stroke-dash="Dash_20_6"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draw:stroke-dash="Dash_20_7"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solid" draw:stroke-dash="Dash_20_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draw:stroke-dash="Dash_20_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solid" draw:stroke-dash="Dash_20_10"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draw:stroke-dash="Dash_20_11"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draw:stroke-dash="Dash_20_12"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draw:stroke-dash="Dash_20_13"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draw:stroke-dash="Dash_20_1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dash" draw:stroke-dash="Ultrafine_20_Dashed"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draw:stroke-dash="Dash_20_15"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draw:stroke-dash="Dash_20_16"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draw:stroke-dash="Dash_20_17"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none" draw:stroke-dash="Dash_20_18"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766cm" fo:min-width="1.177cm"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none" draw:stroke-dash="Dash_20_19"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766cm" fo:min-width="1.282cm"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dash" draw:stroke-dash="Ultrafine_20_2_20_Dots_20_3_20_Dashes"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none" draw:stroke-dash="Dash_20_20" svg:stroke-width="0cm" svg:stroke-color="#808080" draw:marker-start="" draw:marker-start-width="0.199cm" draw:marker-start-center="false" draw:marker-end="" draw:marker-end-width="0.199cm" draw:marker-end-center="false" draw:fill="none" draw:fill-color="#cfe7f5" draw:fill-image-width="0cm" draw:fill-image-height="0cm" draw:textarea-horizontal-align="justify" fo:min-height="1.171cm"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none" draw:stroke-dash="Dash_20_21" svg:stroke-width="0cm" svg:stroke-color="#808080" draw:marker-start="" draw:marker-start-width="0.199cm" draw:marker-start-center="false" draw:marker-end="" draw:marker-end-width="0.199cm" draw:marker-end-center="false" draw:fill="none" draw:fill-color="#cfe7f5" draw:fill-image-width="0cm" draw:fill-image-height="0cm" draw:textarea-horizontal-align="justify" fo:min-height="1.169cm"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none" draw:stroke-dash="Dash_20_22" svg:stroke-width="0cm" svg:stroke-color="#000000" draw:marker-start="" draw:marker-start-width="0.199cm" draw:marker-start-center="false" draw:marker-end="" draw:marker-end-width="0.199cm" draw:marker-end-center="false" draw:fill="solid" draw:fill-color="#ffff99" draw:fill-image-width="0cm" draw:fill-image-height="0cm" draw:textarea-horizontal-align="left" draw:auto-grow-height="true" draw:auto-grow-width="true" fo:min-height="0.363cm" fo:min-width="8.008cm"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draw:stroke-dash="Dash_20_2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solid" draw:stroke-dash="Dash_20_2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solid" draw:stroke-dash="Dash_20_2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solid" draw:stroke-dash="Dash_20_26"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none" draw:stroke-dash="Dash_20_2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33cm" fo:min-width="0cm"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draw:stroke-dash="Dash_20_28"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33cm" fo:min-width="0cm"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solid" draw:stroke-dash="Dash_20_29"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solid" draw:stroke-dash="Dash_20_30"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solid" draw:stroke-dash="Dash_20_31"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solid" draw:stroke-dash="Dash_20_32"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none" draw:stroke-dash="Dash_20_33"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298cm" fo:min-width="2.614cm"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dash" draw:stroke-dash="Ultrafine_20_Dashed"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none" draw:stroke-dash="Dash_20_34"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solid" draw:stroke-dash="Dash_20_35"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none" draw:stroke-dash="Dash_20_36"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draw:stroke-dash="Dash_20_37"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none" draw:stroke-dash="Dash_20_38"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solid" draw:stroke-dash="Dash_20_39"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solid" draw:stroke-dash="Dash_20_40"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solid" draw:stroke-dash="Dash_20_4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solid" draw:stroke-dash="Dash_20_4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none" draw:stroke-dash="Dash_20_43"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solid" draw:stroke-dash="Dash_20_44"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none" draw:stroke-dash="Dash_20_45"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solid" draw:stroke-dash="Dash_20_46"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none" draw:stroke-dash="Dash_20_4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solid" draw:stroke-dash="Dash_20_48"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none" draw:stroke-dash="Dash_20_49"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solid" draw:stroke-dash="Dash_20_50"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none" draw:stroke-dash="Dash_20_5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solid" draw:stroke-dash="Dash_20_52"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solid" draw:stroke-dash="Dash_20_53"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none" draw:stroke-dash="Dash_20_54"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solid" draw:stroke-dash="Dash_20_55"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none" draw:stroke-dash="Dash_20_56"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solid" draw:stroke-dash="Dash_20_57"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solid" draw:stroke-dash="Dash_20_58"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none" draw:stroke-dash="Dash_20_59"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328cm" fo:min-width="1.51cm"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none" draw:stroke-dash="Dash_20_60"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298cm" fo:min-width="5.906cm"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solid" draw:stroke-dash="Dash_20_61"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solid" draw:stroke-dash="Dash_20_62"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5" style:family="graphic">
      <style:graphic-properties draw:stroke="solid" draw:stroke-dash="Dash_20_63"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none" draw:stroke-dash="Dash_20_64"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solid" draw:stroke-dash="Dash_20_65"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none" draw:stroke-dash="Dash_20_66"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solid" draw:stroke-dash="Dash_20_67"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solid" draw:stroke-dash="Dash_20_68"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none" draw:stroke-dash="Dash_20_69"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solid" draw:stroke-dash="Dash_20_70"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none" draw:stroke-dash="Dash_20_71"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solid" draw:stroke-dash="Dash_20_72"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solid" draw:stroke-dash="Dash_20_73" svg:stroke-width="0cm" svg:stroke-color="#0000ff"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Народная сеть Пандора</text:p>
      <text:p text:style-name="P27"><draw:frame draw:style-name="fr6" draw:name="Графический объект1" text:anchor-type="paragraph" svg:x="1cm" svg:y="0.827cm" svg:width="15cm" svg:height="6.75cm" draw:z-index="79"><draw:image xlink:href="Pictures/10000000000001D7000000D520287BC1.png" xlink:type="simple" xlink:show="embed" xlink:actuate="onLoad"/></draw:frame>Руководство пользователя и разработчика</text:p>
      <text:p text:style-name="P17">мир в твоих руках</text:p>
      <text:p text:style-name="P19"/>
      <text:p text:style-name="P18"/>
      <text:table-of-content text:style-name="Sect1" text:name="Оглавление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2">1. Введение<text:tab/>2</text:p>
          <text:p text:style-name="P42">2. Что такое Пандора?<text:tab/>3</text:p>
          <text:p text:style-name="P42">3. Кодекс пандорианца<text:tab/>3</text:p>
          <text:p text:style-name="P42">4. Установка<text:tab/>5</text:p>
          <text:p text:style-name="P42">5. Ключ<text:tab/>6</text:p>
          <text:p text:style-name="P42">6. Человек<text:tab/>6</text:p>
          <text:p text:style-name="P42">7. Идентификация записей<text:tab/>7</text:p>
          <text:p text:style-name="P42">8. Слушание<text:tab/>8</text:p>
          <text:p text:style-name="P42">9. Узел<text:tab/>8</text:p>
          <text:p text:style-name="P42">10. Сообщения и звонки<text:tab/>9</text:p>
          <text:p text:style-name="P42">11. Охота<text:tab/>9</text:p>
          <text:p text:style-name="P42">12. Доверие<text:tab/>9</text:p>
          <text:p text:style-name="P42">13. Рейтинг<text:tab/>11</text:p>
          <text:p text:style-name="P42">14. Мнение<text:tab/>11</text:p>
          <text:p text:style-name="P42">15. Задача<text:tab/>12</text:p>
          <text:p text:style-name="P42">16. Связь<text:tab/>12</text:p>
          <text:p text:style-name="P42">17. Правка и удаление<text:tab/>13</text:p>
          <text:p text:style-name="P42">18. Картинка и файл<text:tab/>14</text:p>
          <text:p text:style-name="P42">19. Cтатья<text:tab/>14</text:p>
          <text:p text:style-name="P42">20. Параметр<text:tab/>16</text:p>
          <text:p text:style-name="P42">21. Объявление<text:tab/>16</text:p>
          <text:p text:style-name="P42">22. Заказ<text:tab/>16</text:p>
          <text:p text:style-name="P42">23. Сделка<text:tab/>16</text:p>
          <text:p text:style-name="P42">24. Накладная<text:tab/>17</text:p>
          <text:p text:style-name="P42">25. Расписка<text:tab/>17</text:p>
          <text:p text:style-name="P42">26. Передача<text:tab/>17</text:p>
          <text:p text:style-name="P42">27. Биржа<text:tab/>18</text:p>
          <text:p text:style-name="P42">28. Загрузка данных<text:tab/>19</text:p>
          <text:p text:style-name="P42">29. Выгрузка данных<text:tab/>19</text:p>
          <text:p text:style-name="P42">30. Проект<text:tab/>19</text:p>
          <text:p text:style-name="P42">31. Постановление<text:tab/>19</text:p>
          <text:p text:style-name="P42">32. Закон<text:tab/>19</text:p>
          <text:p text:style-name="P42">33. Преступление<text:tab/>20</text:p>
          <text:p text:style-name="P42">34. Наказание<text:tab/>20</text:p>
          <text:p text:style-name="P42">35. Делегирование<text:tab/>20</text:p>
          <text:p text:style-name="P42">36. Регистр<text:tab/>20</text:p>
          <text:p text:style-name="P42">37. Обмен с внешними базами<text:tab/>22</text:p>
          <text:p text:style-name="P42">38. Настройка сети<text:tab/>22</text:p>
          <text:p text:style-name="P42">39. Компоненты<text:tab/>22</text:p>
          <text:p text:style-name="P42">40. Архитектура<text:tab/>23</text:p>
          <text:p text:style-name="P42">41. Примеры развертывания<text:tab/>24</text:p>
          <text:p text:style-name="P42">42. Хитрости установки<text:tab/>25</text:p>
          <text:p text:style-name="P42">43. Интернационализация<text:tab/>25</text:p>
          <text:p text:style-name="P42">44. Модель Пандоры<text:tab/>25</text:p>
          <text:p text:style-name="P42">45. Бизнес-логика<text:tab/>26</text:p>
          <text:p text:style-name="P42">46. Средства разработки<text:tab/>28</text:p>
          <text:p text:style-name="P42">47. Адаптер баз данных<text:tab/>28</text:p>
          <text:p text:style-name="P42">48. Протокол Пандоры<text:tab/>28</text:p>
          <text:p text:style-name="P42">49. Авторизация<text:tab/>31</text:p>
          <text:p text:style-name="P42">50. Сессия<text:tab/>34</text:p>
          <text:p text:style-name="P42">51. Почемучка и ответчик<text:tab/>36</text:p>
          <text:p text:style-name="P42">52. Рыбалка<text:tab/>36</text:p>
          <text:p text:style-name="P42">53. Мультимедиа и GStreamer<text:tab/>37</text:p>
          <text:p text:style-name="P42">54. Доверие и рейтинг<text:tab/>38</text:p>
          <text:p text:style-name="P42">55. Графический интерфейс Gtk2<text:tab/>38</text:p>
          <text:p text:style-name="P42">56. Формы отчётов<text:tab/>38</text:p>
          <text:p text:style-name="P42">57. Криптогрфия через OpenSSL<text:tab/>38</text:p>
          <text:p text:style-name="P42">58. Мусорщик<text:tab/>40</text:p>
          <text:p text:style-name="P42">59. Ленточная координата<text:tab/>40</text:p>
          <text:p text:style-name="P42">60. Параметры<text:tab/>41</text:p>
          <text:p text:style-name="P42">61. Функции и их описание<text:tab/>45</text:p>
        </text:index-body>
      </text:table-of-content>
      <text:h text:style-name="P45" text:outline-level="1">Введение</text:h>
      <text:p text:style-name="P9">Компьютерные сети прочно вошли в нашу жизнь. Зачем нам сети? Мы узнаём новое, общаемся с близкими, заключаем сделки, участвуем в разработке проектов, управляем процессами.</text:p>
      <text:p text:style-name="P9">В интернете много сервисов. Несмотря на кажущееся разнообразие, основные сервисы достаточно централизованы. Google имеет сервера в определенном месте, миллионы запросов проходят через этот центр и анализируются. Facebook, Vkontakte также имеют свои центры, миллионы сообщений людей проходят через центральный сервер социальной сети и отслеживаются. Skype на сегодня также имеет выделенные сервера, через которые проходит весь трафик. Сети электронной коммерции, разработки проектов, форумы — всё находится на чьих-либо центральных серверах. Вся информация проходит через единые центры и хранится там. Это общеизвестно. В чём проблема?</text:p>
      <text:p text:style-name="P9">Проблема первая. Сегодня мы доверяем свою информацию обезличенным корпорациям. Остаётся искренне уповать на то, что во многих корпорациях работают порядочные люди, которые уважают наше доверие. <text:span text:style-name="T3">Но в корпорациях могут быть люди, которые распоряжаются вверенной им информацией преследуя свои умыслы</text:span>.</text:p>
      <text:p text:style-name="P9">Проблема вторая. Сегодня во всех странах правительственные службы на законодательном уровне контролируют все информационные потоки. У каждого интернет-провайдера установлено оборудование спецслужб, которое полностью отслеживает весь трафик. Считается что правительства всегда поступают честно. <text:span text:style-name="T3">Но среди государственных служащих могут быть люди, которые преследуют интересы определенных групп</text:span>.</text:p>
      <text:p text:style-name="P9"><text:span text:style-name="T5">Проблема третья. Центральные точки в сети подвержены риску выйти из строя или быть уничтоженными во время внешнего вторжения. Случаи, когда сервера выходят из строя (или их выводят из строя), и </text:span>системы перестают работать, случались неоднократно. Кроме того, некоторые владельцы просто останавливали свои сервера, иногда даже не уведомив нас. В этих случаях мы больше не можем пользоваться остановленными сервисами и зачастую теряем свои данные. <text:span text:style-name="T3">Централизованные сервисы физически уязвимы и подчинены воле определенных лиц</text:span><text:span text:style-name="T5">.</text:span></text:p>
      <text:p text:style-name="P9">В трёх словах: <text:span text:style-name="T1">центры подвержены утечкам, цензуре и краху</text:span>.</text:p>
      <text:p text:style-name="P9">Это три основные проблемы, но далеко не единственные. Скажите, на скольких сайтах вам приходилось регистрироваться и раз за разом вводить одну и ту же информацию? Сколько раз вам приходилось вникать в особенности каждого сервиса и перестраиваться под различные требования? Сколько программистов каждый день запускают очередной сайт, чтобы создать для нас новую головоломку?</text:p>
      <text:p text:style-name="P9">Не слишком ли это, лишь для того чтобы:</text:p>
      <text:list xml:id="list2123957420" text:style-name="L1">
        <text:list-item>
          <text:p text:style-name="P47">узнавать новое;</text:p>
        </text:list-item>
        <text:list-item>
          <text:p text:style-name="P47">общаться с близкими;</text:p>
        </text:list-item>
        <text:list-item>
          <text:p text:style-name="P47">заключать сделки;</text:p>
        </text:list-item>
        <text:list-item>
          <text:p text:style-name="P47">совместно разрабатывать проекты;</text:p>
        </text:list-item>
        <text:list-item>
          <text:p text:style-name="P47">контролировать процессы.</text:p>
        </text:list-item>
      </text:list>
      <text:p text:style-name="P9">Не слишком ли много порождено сущностей для наших простых задач?</text:p>
      <text:p text:style-name="P9">Не слишком ли дорогую цену мы платим?</text:p>
      <text:h text:style-name="P43" text:outline-level="1"><text:soft-page-break/>Что такое Пандора?</text:h>
      <text:p text:style-name="P9">Pandora – это компьютерная программа, которая хранит ваши данные, данные ваших близких, друзей, партнёров и единомышленников. Пандора имеет встроенную криптографию, позволяет строить схемы доверия, в которых идёт защищенный обмен данными. Узлы Пандоры объединяются в подсети, а отдельные подсети связываются в глобальную мировую сеть.</text:p>
      <text:p text:style-name="P9">Пандора предоставляет функционал социальной сети (наподобие facebook или vkontakte), средства голосового и видео общения (skype), публичной энциклопедии (wikipedia), деловой системы (1C), электронного магазина (ebay), платежной системы (paypal), реестра законов и стандартов (Консультант+), средства совместной работы над проектами (git), систему голосования и рейтингов (democratia2.ru). Таким образом, Пандора может использоваться для личного общения, ведения бизнеса, создания проектов и совместного управления обществом.</text:p>
      <text:p text:style-name="P9">Сеть полностью децентрализованная. Невозможно вывести сеть из строя или взять её под контроль. Публичные данные (например, энциклопедические статьи) свободно курсируют между узлами, приватные данные распределяются по узлам, согласно схемам доверия. </text:p>
      <text:p text:style-name="P9">Так как обмен данными происходит среди близких, друзей, коллег, партнеров по бизнесу, единомышленников, то вероятность утечек данных третьим лицам почти отсутствует. Фотографии ваших детей попадут только на компьютеры близких. Анекдоты вы будете травить только со своими друзьями. Ваш заказ увидит только продавец. Деловые бумаги разойдутся только партнерам. Над проектами работают только единомышленники. </text:p>
      <text:p text:style-name="P9">Общение ответственное и конструктивное. Ответственное, потому что люди заботятся о своей репутации. Конструктивное, потому что никто не хочет поддерживать бесполезные данные, размещая их на своём компьютере.</text:p>
      <text:p text:style-name="P9">На сегодня реализованы: ведение персональных анкет; обмен короткими сообщениями, видео и аудио звонки; движение товаров и услуг, электронная торговля; размещение резюме и поиск вакансий; публикация статей, фотографий и проектов; сбор подписей и голосование; управление схемами доверия между людьми.</text:p>
      <text:p text:style-name="P9">Разработка Пандоры ведётся программистами-добровольцами за счёт личных накоплений и пожертвований со стороны сообщества. Пандора является общественной собственностью и распространяется под свободной лицензией GNU GPLv2. Любой может безвозмездно устанавливать Пандору на свой компьютер, использовать в личных, коммерческих и общественных целях, изменять открытый программный код под свои нужды.</text:p>
      <text:p text:style-name="P9">Пандора может работать на компьютере, ноутбуке, планшете под операционными системами Linux, Windows, Macosx и другими.</text:p>
      <text:p text:style-name="P9"/>
      <text:h text:style-name="Heading_20_1" text:outline-level="1">Кодекс пандорианца</text:h>
      <text:p text:style-name="P28">Несколько тысяч лет назад человек потерял лицо и отошёл на второй план. На первое место вышли государство, правительство, министерства, корпорации, обезличенные деньги и другие абстрактные сущности.</text:p>
      <text:p text:style-name="P28">Пандора вновь ставит ценность личности на первое место. Цель Пандоры – учёт интеллектуального и материального вклада каждого человека в развитие цивилизации; преобразование человека таким образом, чтобы он развивался и приносил максимальную пользу человечеству.</text:p>
      <text:p text:style-name="P28">Создание идей и вещей, оказание услуг является положительным качеством, а разрушительное <text:soft-page-break/>поведение является отрицательным качеством.</text:p>
      <text:p text:style-name="P28">Созидание, синтез, конструктив, проектирование объявляются первичной целью человека. А разрушение, анализ, критика, деструкция объявляются подготовительными к созиданию, и порицаемыми в отрыве от него.</text:p>
      <text:p text:style-name="P28">Кодекс регулирует поведение в народной сети Пандора.</text:p>
      <text:list xml:id="list1678030124" text:style-name="L2">
        <text:list-item>
          <text:p text:style-name="P57">реальный человек указывает свои настоящие имя, фамилию и дату рождения </text:p>
        </text:list-item>
      </text:list>
      <text:p text:style-name="Standard">виртуал указывает заведомо неиспользуемые имя и фамилию (без даты рождения)</text:p>
      <text:p text:style-name="Standard">анонимус указвает только имя, например Anonymous</text:p>
      <text:list xml:id="list1701779512" text:continue-numbering="true" text:style-name="L2">
        <text:list-item>
          <text:p text:style-name="P57">если вам не нравится ваше реальное имя и фамилия, то поменяйте их, но при этом желательно сделать связь «равно» на прежнее имя, а также сделать публичный комментарий к новому имени, поясняющий переименование. Дату и место рождения при этом оставьте прежними</text:p>
        </text:list-item>
        <text:list-item>
          <text:p text:style-name="P57">анонимусы и виртуалы не имеют права:</text:p>
          <text:p text:style-name="P57">– вести деструктивную деятельность по отношению к реальным людям</text:p>
          <text:p text:style-name="P57">– задавать в своём профиле дату рождения</text:p>
        </text:list-item>
        <text:list-item>
          <text:p text:style-name="P57">если анонимус или виртуал нарушил правило, он по возможности вскрывается и публично наказывается, его ключ объявляется деструктивным</text:p>
        </text:list-item>
        <text:list-item>
          <text:p text:style-name="P57">оценивать анкету анонимуса или виртуала бессмысленно, так как их может быть бесконечно много, вместо этого понижайте доверие их ключам</text:p>
        </text:list-item>
        <text:list-item>
          <text:p text:style-name="P57">также нельзя оценивать реального человека, в существовании которого вы не уверены на 100%. в интернете кто-то может выдавать себя за другого и вредничать от его имени. поэтому когда понижаете карму реальному человеку, будьте уверены, что это именно тот человек. также старайтесь избегать эмоциональных оценок, поддавшись эмоциям в оценке человека, вы можете выставить себя неадекватным. лучше всего, когда вы оцениваете человека по его делам в реальной жизни</text:p>
        </text:list-item>
        <text:list-item>
          <text:p text:style-name="P57">анонимусы и виртуалы соприкасаясь с реальными людьми могут быть только позитивными и конструктивными, не пакостят, не тролят, не анализируют, не оскорбляют</text:p>
        </text:list-item>
        <text:list-item>
          <text:p text:style-name="P57">люди не борятся с анонимусами и виртуалами пока те не лезут к ним </text:p>
        </text:list-item>
        <text:list-item>
          <text:p text:style-name="P57">все пандорианцы (анонимы, виртуалы и реальные люди) защищают сеть Пандору от подавления и блокирования</text:p>
        </text:list-item>
        <text:list-item>
          <text:p text:style-name="P57">каждый человек несёт личную ответственность за свои действия</text:p>
        </text:list-item>
        <text:list-item>
          <text:p text:style-name="P57">человек объясняет свои действия своим мировоззрением и моральными установками</text:p>
        </text:list-item>
        <text:list-item>
          <text:p text:style-name="P57">человек не может прятаться за государство, министерство или корпорацию</text:p>
        </text:list-item>
        <text:list-item>
          <text:p text:style-name="P57">если совершаются деструктивные действия, необходимо выявлять всех лиц персонально</text:p>
        </text:list-item>
        <text:list-item>
          <text:p text:style-name="P57">реальные люди ставят во главу угла созидание, конструктив и синтез</text:p>
        </text:list-item>
        <text:list-item>
          <text:p text:style-name="P57">реальные люди избегают сосредоточения на критике, анализе и деструктиве</text:p>
        </text:list-item>
        <text:list-item>
          <text:p text:style-name="P57">тем не менее, реальные люди оттачивают деструктивные способности и применяют их при вторжении деструкторов следуя принципу воспитательной контрдеструкции (ВКД)</text:p>
        </text:list-item>
        <text:list-item>
          <text:p text:style-name="P57">смысл ВКД – подвергать встречному разрушению агрессора до тех пор, пока он не признает, что только в процессе созидания возникают полезные вещи или идеи. цель ВКД: переключение человека от критики и разрушения к проектированию и созиданию</text:p>
        </text:list-item>
        <text:list-item>
          <text:p text:style-name="P57">ВКД – это деструктивная реакция на деструктора с целью его перевоспитания, а именно переключения его из режима разрушения в режим созидания. «воспитательная» означает, что вы должны давить на разрушителя настолько сильно и до тех пор, пока он не согласится изменить своё поведение, но при этом не уничтожить его (как морально, так и физически) </text:p>
        </text:list-item>
        <text:list-item>
          <text:p text:style-name="P57">ВКД исходит из того, что бесперспективно строить с человеком, который настроен на разрушение. Это всё равно что работать на стройке под бомбёжками и артобстрелом. Если вы хотите успеха строительству, пора отложить мастерок, выключить бетономешалку, садиться за зенитное орудие или в танк и подавлять агрессора. При этом нужно стараться не уничтожить его, а заставить признать, что первичная цель человека – созидание. Только после этого можно возвращаться к строительству. В этом и заключается суть ВКД</text:p>
        </text:list-item>
        <text:list-item>
          <text:p text:style-name="P57"><text:soft-page-break/>только созидание отличает человека от мартышки (но не модная одежда или родословная)</text:p>
        </text:list-item>
        <text:list-item>
          <text:p text:style-name="P57">пандорианцы защищают друг друга, особенно конструктивных членов</text:p>
        </text:list-item>
        <text:list-item>
          <text:p text:style-name="P57">существует эволюция. существует революция</text:p>
        </text:list-item>
        <text:list-item>
          <text:p text:style-name="P57">эволюция лучше революции. революция – крайняя мера</text:p>
        </text:list-item>
        <text:list-item>
          <text:p text:style-name="P57">если есть выбор, лучше участвовать в эволюции, чем в революции</text:p>
        </text:list-item>
        <text:list-item>
          <text:p text:style-name="P57">дураки и злыдни такие потому что в неведении. уничтожить легче, чем объяснить. но объяснить – правильнее. поэтому конструктивный диалог и ВКД – главные методы пандорианца</text:p>
        </text:list-item>
        <text:list-item>
          <text:p text:style-name="P57">агрессия – форма страха. нападает, значит боится. хочешь, чтобы не нападал – развей его страхи</text:p>
        </text:list-item>
        <text:list-item>
          <text:p text:style-name="P57">реальный мир очень простой. или очень сложный. но мы этого никогда не узнаем, потому что строим в уме свой мир, о котором и судим</text:p>
        </text:list-item>
        <text:list-item>
          <text:p text:style-name="P57">умозрительный мир человека может быть простым или сложным, это не имеет значения для общества, главное, чтобы мир человека вёл к созиданию</text:p>
        </text:list-item>
        <text:list-item>
          <text:p text:style-name="P57">сильные вашего умозрительного мира могут оказаться не такими уж и сильными в реальном мире (и наоборот)</text:p>
        </text:list-item>
        <text:list-item>
          <text:p text:style-name="P57">но среди них есть опытные, и их опыт может пригодиться в созидании</text:p>
        </text:list-item>
        <text:list-item>
          <text:p text:style-name="P57">лучший способ прекратить безобразие – перестать кормить безобразников </text:p>
        </text:list-item>
        <text:list-item>
          <text:p text:style-name="P57">различай конструктивность, деструктивность и контрдеструктивность</text:p>
        </text:list-item>
        <text:list-item>
          <text:p text:style-name="P57">подчиняй своё время Великому Балансу: </text:p>
        </text:list-item>
      </text:list>
      <text:p text:style-name="Standard">деструкция (критика, аналитика, провокации, троллинг, разрушение) - 30% </text:p>
      <text:p text:style-name="Standard">конструкция (конструирование, синтез, творчество, созидание, проектирование, строительство) - 60% </text:p>
      <text:p text:style-name="Standard">контрдеструкция (желательно, ВКД) - 10%</text:p>
      <text:p text:style-name="Standard">может быть другая пропорция, но всегда должно присутствовать конструирование</text:p>
      <text:list xml:id="list188745839" text:continue-numbering="true" text:style-name="L2">
        <text:list-item>
          <text:p text:style-name="P57">группа (дом, улица, город, район, область, страна, планета) сама решает, что для неё легально, а что нет</text:p>
        </text:list-item>
        <text:list-item>
          <text:p text:style-name="P57">легальность всегда относительна и всегда ограничена группой людей</text:p>
        </text:list-item>
        <text:list-item>
          <text:p text:style-name="P57">легальность крупной группы определяется мелкими группами, из которых она состоит</text:p>
        </text:list-item>
        <text:list-item>
          <text:p text:style-name="P57">не спрашивай, что группа может сделать для тебя, спроси, что ты можешь сделать для группы</text:p>
        </text:list-item>
        <text:list-item>
          <text:p text:style-name="P57">если после долгих попыток группа не оценила твоего созидания, попробуй себя в другой деятельности. или в другой группе</text:p>
        </text:list-item>
        <text:list-item>
          <text:p text:style-name="P57">не факт, что в другой группе ситуация изменится, возможно, ты нарушил Великий Баланс, возможно ты излишне деструктивен, это повод к перестроению своего поведения, будь конструктивнее</text:p>
        </text:list-item>
        <text:list-item>
          <text:p text:style-name="P57">оголтелые критики с нарушенным балансом поведения должны подвергаться ВКД</text:p>
        </text:list-item>
        <text:list-item>
          <text:p text:style-name="P57">любая агрессия со стороны анонимусов и виртуалов по отношению к реальным людям и их идеям должна восприниматься как угроза реальному миру</text:p>
        </text:list-item>
        <text:list-item>
          <text:p text:style-name="P57">отсюда следует, что деструктивные действия анонимусов и виртуалов по отношению к реальным людям должны жёстко пресекаться.</text:p>
        </text:list-item>
      </text:list>
      <text:p text:style-name="P7"/>
      <text:p text:style-name="P7"/>
      <text:h text:style-name="P43" text:outline-level="1">Установка</text:h>
      <text:p text:style-name="P9">Используйте соответствующий способ для вашей операционной системы.</text:p>
      <text:p text:style-name="P16">Ubuntu</text:p>
      <text:p text:style-name="P9">Выполните три команды в терминале:</text:p>
      <text:p text:style-name="P40">sudo apt-add-repository -y ppa:pandora-net/ppa</text:p>
      <text:p text:style-name="P41"><text:soft-page-break/>sudo apt-get update</text:p>
      <text:p text:style-name="P41">sudo apt-get install -y pandora-net</text:p>
      <text:p text:style-name="Text_20_body"/>
      <text:p text:style-name="P16">Windows</text:p>
      <text:p text:style-name="P9">Скачайте инсталлятор и запустите под правами Администратора:</text:p>
      <text:p text:style-name="Text_20_body"><text:a xlink:type="simple" xlink:href="http://sourceforge.net/projects/pandora-net/files/pandora_setup.exe/download"><text:span text:style-name="T6">http://sourceforge.net/projects/pandora-net/files/pandora_setup.exe/download</text:span></text:a></text:p>
      <text:p text:style-name="Text_20_body"/>
      <text:p text:style-name="P16">Debian</text:p>
      <text:p text:style-name="P9">Скачайте пакет и установите под root'ом:</text:p>
      <text:p text:style-name="Text_20_body"><text:a xlink:type="simple" xlink:href="http://sourceforge.net/projects/pandora-net/files/pandora-net_0.1-1ubuntu_all.deb/download"><text:span text:style-name="T6">http://sourceforge.net/projects/pandora-net/files/pandora-net_0.1-1ubuntu_all.deb/download</text:span></text:a></text:p>
      <text:p text:style-name="P30">dpkg -i pandora-net_0.1-1ubuntu_all.deb</text:p>
      <text:p text:style-name="Text_20_body"/>
      <text:p text:style-name="P16">*nix/*bsd/Mac</text:p>
      <text:p text:style-name="Text_20_body"><text:span text:style-name="T6">1) </text:span><text:span text:style-name="T8">скачайте </text:span><text:span text:style-name="T6">архив </text:span><text:a xlink:type="simple" xlink:href="https://github.com/Novator/Pandora/archive/master.zip"><text:span text:style-name="T6">https://github.com/Novator/Pandora/archive/master.zip</text:span></text:a><text:span text:style-name="T6">, распакуете в папку </text:span><text:span text:style-name="T7">/opt/Pandora/</text:span></text:p>
      <text:p text:style-name="P9">2) <text:span text:style-name="T2">установите </text:span>пакеты <text:span text:style-name="T1">ruby, ruby-sqlite3, ruby-gtk2, openssl, ruby-gstreamer, gstreamer0.10-ffmpeg, gstreamer0.10-x</text:span></text:p>
      <text:p text:style-name="P9">3) <text:span text:style-name="T2">скопируйте </text:span>ярлык <text:span text:style-name="T1">/opt/Pandora/view/Pandora.desktop</text:span> <text:span text:style-name="T2">на Рабочий стол, </text:span>исправьте пути внутри ярлыка при необходимости.</text:p>
      <text:p text:style-name="P9"/>
      <text:h text:style-name="P43" text:outline-level="1">Ключ</text:h>
      <text:p text:style-name="P9">Электронная подпись и шифрование лежат в основе безопасной работы Пандоры, но для этого нужен электронный ключ. Точнее говоря, комплект ключей: открытый и закрытый.</text:p>
      <text:p text:style-name="P9">При первом запуске, Пандора сама предложит создать новый ключ. Также вы можете использовать ранее созданные ключи.</text:p>
      <text:p text:style-name="P9">Откройте список <text:span text:style-name="T1">Пандора-Ключи</text:span>, создайте новый ключ командой <text:span text:style-name="T2">«</text:span><text:span text:style-name="T1">Создать</text:span><text:span text:style-name="T2">» [</text:span><text:span text:style-name="T1">Insert</text:span><text:span text:style-name="T2">]</text:span>. В списке должны как минимум стоять галочки «<text:span text:style-name="T1">RSA</text:span>», «<text:span text:style-name="T1">Blowfish</text:span>», затем нажмите кнопку «<text:span text:style-name="T1">Сгенерировать</text:span>». Выберите свою анкету, к которой необходимо привязать данные ключи.</text:p>
      <text:p text:style-name="P9">Использовать ранее созданный ключ можно командой «<text:span text:style-name="T1">Загрузить</text:span>».</text:p>
      <text:p text:style-name="P9">Секретные ключи хранятся в зашифрованном виде. Активировать существующий ключ необходимо командой <text:span text:style-name="T1">Пандора-Авторизация</text:span>, при запросе ввести пароль. По умолчанию, Пандора активирует ключ при запуске. Здесь же можно изменить пароль или сгенерировать новый комплект ключей.</text:p>
      <text:h text:style-name="P43" text:outline-level="1">Человек</text:h>
      <text:p text:style-name="P9">Для просмотра анкет откройте список <text:span text:style-name="T1">Мир-Люди</text:span>.</text:p>
      <text:p text:style-name="P9">Если вы <text:span text:style-name="T4">впервые</text:span> используете Пандору, добавьте свою анкету. Рекомендуется как минимум ввести <text:span text:style-name="T1">имя</text:span>, <text:span text:style-name="T1">фамилию</text:span> и <text:span text:style-name="T1">дату рождения</text:span>. Постарайтесь сразу правильно указать свои данные, так как по ним формируется <text:span text:style-name="T3">уникальный идентификатор – панхэш</text:span><text:span text:style-name="T5">, а анкета человека и </text:span><text:soft-page-break/><text:span text:style-name="T5">панхэш используются при генерации ключа. Также в</text:span><text:span text:style-name="T2">аша анкета хранится вместе с ключами и будет загружена автоматически при повторной загрузке ключей с флешки.</text:span></text:p>
      <text:p text:style-name="P9"/>
      <text:h text:style-name="P43" text:outline-level="1">Идентификация записей</text:h>
      <text:p text:style-name="P11">Каждая запись в Пандоре имеет уникальный идентификатор, именуемый «<text:span text:style-name="T1">панхэш</text:span>». Панхэш состоит из усеченных хэшей полей. Текстовые поля хэшируются sha1, даты кодируются в 3 байта в днях от 01.01.1900, географическая координата кодируется в «ленточную» 4-байтовую координату от Северного полюса, при ссылке на другие записи берется их панхэш. </text:p>
      <text:p text:style-name="P11">Панхэш человека состоит из следующих блоков: </text:p>
      <text:p text:style-name="P11">[type/lang:FirstName/LastName/BirthDate/BirthCity/FatherFN/MotherFN] </text:p>
      <text:p text:style-name="P11">Панхэш может быть записан «сырыми» данными через слэш: </text:p>
      <text:p text:style-name="P11">[person/ru: Линус/Торвальдс/28.12.1969/Хельсинки/Нильс/Анна] </text:p>
      <text:p text:style-name="P11">Здесь байтовая формула и длина панхэша равны: </text:p>
      <text:p text:style-name="P11">FLDCFM, 3+6+3+4+2+2 (+2 на тип и язык) = 22 байта</text:p>
      <text:p text:style-name="P11">или в 16-ричной кодировке, слитно или группировкой блоков через пробел: </text:p>
      <text:p text:style-name="P11">[0105: a78e3c 0d38fe3da470 0063c9 d59bab8c f573 435a] </text:p>
      <text:p text:style-name="P11">Здесь: </text:p>
      <text:p text:style-name="P11">01 – тип записи «персона» </text:p>
      <text:p text:style-name="P11">05 – русский язык </text:p>
      <text:p text:style-name="P11">a78e3c, 0d38fe3da470, f573 и 435a – усеченный sha1 от «Линус» и «Торвальдс», «Нильс» и «Анна» </text:p>
      <text:p text:style-name="P11">0063c9 – закодированная в 3 байта дата </text:p>
      <text:p text:style-name="P11">d59bab8c – ленточная координата города «Хельсинки».</text:p>
      <text:p text:style-name="P11">Некоторые поля могут быть пропущены (не заполнены), в этом случае участки панхэша заполняются нулями. Например, если заданы только имя, фамилия и дата рождения (FLD=12 байт), то панхэш будет выглядеть примерно так: </text:p>
      <text:p text:style-name="P11">[0105: a78e3c 0d38fe3da470 0063c9 00000000 0000 0000] </text:p>
      <text:p text:style-name="P11">концевые нули можно не указывать: </text:p>
      <text:p text:style-name="P11">[0105: a78e3c 0d38fe3da470 0063c9] </text:p>
      <text:p text:style-name="P11">Сокращенный панхэш в человеко читаемом виде может выглядеть так: </text:p>
      <text:p text:style-name="P11">[персона: Линус/Торвальдс]</text:p>
      <text:p text:style-name="P11">или в виде гиперссылки:</text:p>
      <text:p text:style-name="P11">pandora://person.ru/Линус/Торвальдс</text:p>
      <text:p text:style-name="P11">pandora://0105a78e3c0d38fe3da470</text:p>
      <text:p text:style-name="P11">Если в сети одна и та же запись (т. е. запись с одинаковыми полями) была введена дважды (трижды и т.д.), её панхэш будет абсолютно одинаковым, и такая запись будет идентифицироваться как одна и та же. </text:p>
      <text:p text:style-name="P11">Неполные записи (панхэши которых имеют нулевые пропуски) могут соотносится с более <text:soft-page-break/>полными (у которых панхэши имеют меньше пропусков). Такое соотношение называется подобие. Поиск подобия может быть полезен в запросах и настраивается дополнительно. </text:p>
      <text:p text:style-name="P11">В Пандоре базовые типы записей (как правило, это мировые записи, такие как «человек», «сообщество» и т.п.) описываются с нуля. Остальные типы записей порождаются от базовых (в основном это деловые и региональные записи, например «партнер», «компания»). </text:p>
      <text:p text:style-name="P11">Дочерние записи, порожденные от других типов (например, «сотрудник» от «персона») имеют удлиненный панхэш относительно базового типа, удлиненный на добавленные поля. Кроме того, порожденные записи не содержат в себе данные родительский полей. Родительские данные хранятся в записи базового типа, а в потомке хранится только ссылка на панхэш родителя, плюс хэши дополнительных полей. Например, если вы заводите сотрудника «Иван Иванов, менеджер», то создаются две записи: персона Иван Иванов и сотрудник с панхэшем Ивана Иванова и дополнительное поле – должность. Панхэш сотрудника будет представлять собой панхэш персоны, плюс хэш поля «должность». Панхэш сотрудника может выглядеть так: </text:p>
      <text:p text:style-name="P11">[партнер: Иван/Иванов/////менеджер] </text:p>
      <text:p text:style-name="P11">Записи представлены в Пандоре в виде объектов. К дочерним объектам применимы все методы родителя. Например, если ищется человек «Иван Иванов», то он будет найден, даже если вводился только на деловом уровне в виде сотрудника. С другой стороны, при начале трудовой деятельности не придется вводить данные человека, если они существуют на мировом уровне. </text:p>
      <text:p text:style-name="P11">Такая иерархия позволяет: 1) вводить данные только один раз, 2) экономить дисковое пространство, 3) иметь сквозную единую идентификацию объектов, 4) применять методы родительских классов. </text:p>
      <text:p text:style-name="P11">Пандора вычисляет бинарные (байтовые) панхэши, и в своей работе оперирует ими при идентификации и поиске объектов.</text:p>
      <text:p text:style-name="P11"/>
      <text:h text:style-name="P43" text:outline-level="1">Слушание</text:h>
      <text:p text:style-name="P9">Обычно Пандора при запуске сама входит в режим слушания. Ручное включение и выключение режима слушания доступно командой <text:span text:style-name="T1">Пандора-Слушать</text:span><text:span text:style-name="T2">. В режиме слушания внизу в статусной строке высветится ваш </text:span><text:span text:style-name="T1">порт</text:span><text:span text:style-name="T2"> и, если удалось подключиться к другим узлам, </text:span><text:span text:style-name="T1">IP-адрес</text:span><text:span text:style-name="T2">.</text:span></text:p>
      <text:p text:style-name="P11">Теперь вы можете сообщить друзьям свой IP-адрес, чтобы они добавили вас в свой список.</text:p>
      <text:p text:style-name="P9">Когда ваша Пандора находится в режиме слушания, другие пользователи могут подключаться к вам, считывать и записывать данные на которые у них есть разрешения.</text:p>
      <text:p text:style-name="P9">Сразу после установки Пандоры заданы минимальные разрешения. Как изменить разрешения описано ниже в главе «Доверие, разрешения и подписки».</text:p>
      <text:p text:style-name="P9"/>
      <text:h text:style-name="P43" text:outline-level="1">Узел</text:h>
      <text:p text:style-name="P9">В списке <text:span text:style-name="T1">Пандора-Узлы</text:span> добавьте узел, <text:span text:style-name="T1">IP-адрес</text:span> который вам удалось узнать. Достаточно указать только IP-адрес, другие поля будут заполнены автоматически при обмене данными.</text:p>
      <text:p text:style-name="P9">Не беспокойтесь, что вам постоянно придется вручную вводить адреса. В основном таблица адресов будет заполняться автоматически при обмене данными с другими узлами.</text:p>
      <text:h text:style-name="P43" text:outline-level="1"><text:soft-page-break/>Сообщения и звонки</text:h>
      <text:p text:style-name="P9">Пандора поддерживает обмен сообщениями, голосовой разговор, видео звонок и игры. Есть несколько способов начать живой разговор.</text:p>
      <text:p text:style-name="P9">В списке <text:span text:style-name="T1">Мир-Люди</text:span> выберите нужного человека и откройте диалог командой «<text:span text:style-name="T1">Диалог</text:span>» [Ctrl+D]. Аналогичная команда есть в списке <text:span text:style-name="T1">Пандора-Узлы</text:span>.</text:p>
      <text:p text:style-name="P9">При открытии окна разговора Пандора подключается к узлу, если не была подключена до этого. Если соединение установлено можно отправлять сообщения. Можно оставлять отложенные сообщения для отключенных узлов. Сообщения будут отправлены, когда появится связь с узлом, например при охоте (см. главу «Режим охоты»).</text:p>
      <text:p text:style-name="P9">Помимо шифрования трафика на сессионном ключе (BT) при отправке сообщения можно включить дополнительное шифрование на ключе получателя (RSA). Также можно шифровать локальную историю на активном ключе отправителя (RSA), рекомендуется шифровать оперативные данные. Долгоиграющие данные лучше не шифровать, так как если ключ будет утерен, вы не сможете прочитать историю. Пандора запоминает ваш выбор при закрытии диалога.</text:p>
      <text:p text:style-name="P9">Каждое сообщение в истории можно хранить шифрованным или расшифрованным, меняя галку «зашифровано» напротив сообщения в окне диалога. Еще у каждого сообщения есть галки «отправлено», «получено» и «прочитано», которые также можно менять.</text:p>
      <text:p text:style-name="P9">Если соединение установлено, то можно начать голосовой или видео звонок, включив галочки «<text:span text:style-name="T1">звук</text:span>» и «<text:span text:style-name="T1">видео</text:span>». Кроме того можно поиграть, например в «Морской бой» или «Шахматы».</text:p>
      <text:p text:style-name="P9"/>
      <text:h text:style-name="P43" text:outline-level="1">Охота</text:h>
      <text:p text:style-name="P9">Режим охоты включается командой <text:span text:style-name="T1">Пандора-Охотиться</text:span>.</text:p>
      <text:p text:style-name="P9">Узел Пандоры перебирает известные узлы, и как бы выходит на охоту. При этом охотник ищет слушающие узлы. Если «охотник» нашел «слушателя», он подключатся к нему и начинает обмен данными.</text:p>
      <text:p text:style-name="P9">Хотя подключение всегда инициирует «охотник», обмен данными между «охотником» и «слушателем» идёт в обе стороны.</text:p>
      <text:p text:style-name="P9"><text:span text:style-name="T3">Нормальная ситуация, когда Пандора находится и в режиме слушания и в режиме охоты одновременно.</text:span><text:span text:style-name="T5"> Р</text:span>оль определяется только тем, кто первый подключился. Сразу после подключения «охотник» и «слушатель» находятся в равных условиях.</text:p>
      <text:p text:style-name="P9">Соединение или разрывается сразу после обмена данными, или остаётся подключенным, если было запрошено живое общение (чат, звонок или игра).</text:p>
      <text:p text:style-name="P9">Пандора в режиме охоты циклически опрашивает только те узлы, на которые вы подписаны. О подписках рассказано ниже в главе «Доверие, разрешения и подписки».</text:p>
      <text:h text:style-name="P43" text:outline-level="1">Доверие</text:h>
      <text:p text:style-name="P9">Доверие - это подписание анкеты или другой записи своей цифровой подписью с указанием коэффициента доверия от -1.0 до +1.0. Для разных типов записей доверие имеет разный смысл:</text:p>
      <table:table table:name="Таблица5" table:style-name="Таблица5">
        <table:table-column table:style-name="Таблица5.A"/>
        <table:table-column table:style-name="Таблица5.B"/>
        <table:table-column table:style-name="Таблица5.C"/>
        <table:table-header-rows>
          <text:soft-page-break/>
          <table:table-row>
            <table:table-cell table:style-name="Таблица5.A1" office:value-type="string">
              <text:p text:style-name="Table_20_Heading">Тип записи</text:p>
            </table:table-cell>
            <table:table-cell table:style-name="Таблица5.A1" office:value-type="string">
              <text:p text:style-name="Table_20_Heading">Доверие от +1 до 0</text:p>
            </table:table-cell>
            <table:table-cell table:style-name="Таблица5.C1" office:value-type="string">
              <text:p text:style-name="Table_20_Heading">Доверие от -1 до 0</text:p>
            </table:table-cell>
          </table:table-row>
        </table:table-header-rows>
        <table:table-row>
          <table:table-cell table:style-name="Таблица5.A2" office:value-type="string">
            <text:p text:style-name="Table_20_Contents">Человек, Сообщество, Страна</text:p>
          </table:table-cell>
          <table:table-cell table:style-name="Таблица5.A2" office:value-type="string">
            <text:p text:style-name="Table_20_Contents">Конструктивный и ответственный, представляет пользу для общества</text:p>
          </table:table-cell>
          <table:table-cell table:style-name="Таблица5.C2" office:value-type="string">
            <text:p text:style-name="Table_20_Contents">Деструктивен и безответственен, бесполезен или даже вреден для общества</text:p>
          </table:table-cell>
        </table:table-row>
        <table:table-row>
          <table:table-cell table:style-name="Таблица5.A2" office:value-type="string">
            <text:p text:style-name="Table_20_Contents">Ключ</text:p>
          </table:table-cell>
          <table:table-cell table:style-name="Таблица5.A2" office:value-type="string">
            <text:p text:style-name="Table_20_Contents">Хранится в надёжном месте и не может быть украден</text:p>
          </table:table-cell>
          <table:table-cell table:style-name="Таблица5.C2" office:value-type="string">
            <text:p text:style-name="Table_20_Contents">Хранится в ненадёжном месте, может быть украден и использован во вред</text:p>
          </table:table-cell>
        </table:table-row>
        <table:table-row>
          <table:table-cell table:style-name="Таблица5.A2" office:value-type="string">
            <text:p text:style-name="Table_20_Contents">Статья, Мнение</text:p>
          </table:table-cell>
          <table:table-cell table:style-name="Таблица5.A2" office:value-type="string">
            <text:p text:style-name="Table_20_Contents">Поучительна, хорошо оформлена</text:p>
          </table:table-cell>
          <table:table-cell table:style-name="Таблица5.C2" office:value-type="string">
            <text:p text:style-name="Table_20_Contents">Идея не прослеживается, безобразное оформление</text:p>
          </table:table-cell>
        </table:table-row>
        <table:table-row>
          <table:table-cell table:style-name="Таблица5.A2" office:value-type="string">
            <text:p text:style-name="Table_20_Contents">Файл, Картинка</text:p>
          </table:table-cell>
          <table:table-cell table:style-name="Таблица5.A2" office:value-type="string">
            <text:p text:style-name="Table_20_Contents">Полезен к применению</text:p>
          </table:table-cell>
          <table:table-cell table:style-name="Таблица5.C2" office:value-type="string">
            <text:p text:style-name="Table_20_Contents">Бесполезен</text:p>
          </table:table-cell>
        </table:table-row>
        <table:table-row>
          <table:table-cell table:style-name="Таблица5.A2" office:value-type="string">
            <text:p text:style-name="Table_20_Contents">Город</text:p>
          </table:table-cell>
          <table:table-cell table:style-name="Таблица5.A2" office:value-type="string">
            <text:p text:style-name="Table_20_Contents">Удобный для жизни, красивый, перспективный</text:p>
          </table:table-cell>
          <table:table-cell table:style-name="Таблица5.C2" office:value-type="string">
            <text:p text:style-name="Table_20_Contents">Неудобный, безобразный, нет перспектив</text:p>
          </table:table-cell>
        </table:table-row>
        <table:table-row>
          <table:table-cell table:style-name="Таблица5.A2" office:value-type="string">
            <text:p text:style-name="Table_20_Contents">Проект</text:p>
          </table:table-cell>
          <table:table-cell table:style-name="Таблица5.A2" office:value-type="string">
            <text:p text:style-name="Table_20_Contents">Детально и ясно прописан, готов к реализации, полезен для общества</text:p>
          </table:table-cell>
          <table:table-cell table:style-name="Таблица5.C2" office:value-type="string">
            <text:p text:style-name="Table_20_Contents">Прописан смутно, к реализации не готов, бесполезен для общества</text:p>
          </table:table-cell>
        </table:table-row>
        <table:table-row>
          <table:table-cell table:style-name="Таблица5.A2" office:value-type="string">
            <text:p text:style-name="P5">остальные</text:p>
          </table:table-cell>
          <table:table-cell table:style-name="Таблица5.A2" office:value-type="string">
            <text:p text:style-name="Table_20_Contents">Удостоверяю, принимаю, ручаюсь что это полезно</text:p>
          </table:table-cell>
          <table:table-cell table:style-name="Таблица5.C2" office:value-type="string">
            <text:p text:style-name="Table_20_Contents">Отвергаю, ручаюсь что это вредно</text:p>
          </table:table-cell>
        </table:table-row>
      </table:table>
      <text:p text:style-name="P9">Доверие равное 0.0 означает, что вы видели эту запись и считаете её нейтральной.</text:p>
      <text:p text:style-name="P9">Когда вы меняете доверие к записи, старая подпись остаётся, и рядом заводится новая подпись. Таким образом подписей может быть много. История подписей служит показателем эволюции вашего мнения. Но при расчёте рейтингов используется только самая последняя по времени создания подпись.</text:p>
      <text:p text:style-name="P9">Перед тем как подписывать ключи реальных людей, обязательно убедитесь в истинности ключа, позвонив человеку и сопоставив хэши ключа. Этим вы обезопасите себя от атаки «человек посередине». Косвенно, реальность ключа может быть подтверждена высоким рейтингом в вашей системе доверия.</text:p>
      <text:p text:style-name="P9">Полной защитой от подделки ключа может служить только непосредственная передача ключа на флешке при личной встрече с человеком, и последущая загрузка ключа в вашу Пандору.</text:p>
      <text:p text:style-name="P9">При этом всегда передаётся только открытая часть ключа. Никогда не показывайте никому закрытую часть ключей. По умолчанию Пандора не выгружает закрытые ключи. Также опасайтесь вирусов и троянов, ворующих закрытые ключи. Злоумышленник, получивший ваш закрытый ключ, выдавая себя за вас, может сильно подмочить вашу репутацию.</text:p>
      <text:p text:style-name="P9">Если вскрылось, что ваш закрытый ключ украден, срочно оповестите людей об этом и сгененируйте новый ключ. После чего укажите недоверие к старому ключу со стороны нового, при этом дату создания доверия задайте равной дате потери ключа.</text:p>
      <text:p text:style-name="P9">С другой стороны, если вы узнали, что чей-то ключ, которому вы раньше доверяли, украден, как можно быстрее отразите это в Пандоре понижением доверия до -1, т. е. созданием нового отрицательного доверия.</text:p>
      <text:p text:style-name="P9">После первого подключения «охотник» и «слушатель» обмениваются ключами пользователей и их анкетами. После чего обмен записями приостанавливается до тех пор, пока пользователи не установят доверие, не настроят разрешения и подписки. Тем не менее, вы можете пообщаться с человеком, которому вы не доверяете, если это разрешено вашими настройками.</text:p>
      <text:p text:style-name="P10"/>
      <text:p text:style-name="P9"/>
      <text:p text:style-name="P10">Разрешения</text:p>
      <text:p text:style-name="P9">Разрешения задают доступ к записям и складывается на пересечении условий:</text:p>
      <text:p text:style-name="P9"><text:soft-page-break/>1) доверие человеку или сообществу</text:p>
      <text:p text:style-name="P9">2) указание маски типов записей, котрые могут быть доступны</text:p>
      <text:p text:style-name="P9"/>
      <text:p text:style-name="P10">Подписки</text:p>
      <text:p text:style-name="P9">Подписки определяют данные какого типа необходимо запрашивать у заданных сообществ, людей или узлов.</text:p>
      <text:p text:style-name="P9">Подписки задаются связями типа «следит за».</text:p>
      <text:p text:style-name="P9">Примеры подписок Ивана Иванова:</text:p>
      <text:p text:style-name="P9">[связь: [персона:Иван Иванов]/«следит за»/[персона:Пётр Петров]]</text:p>
      <text:p text:style-name="P9">[связь: [персона:Иван Иванов]/«следит за»/[сообщество:Клуб любителей кошек]]</text:p>
      <text:p text:style-name="P9"/>
      <text:p text:style-name="P9"/>
      <text:p text:style-name="P9"/>
      <text:h text:style-name="P43" text:outline-level="1">Рейтинг</text:h>
      <text:p text:style-name="P9">В Пандоре люди оказывают положительное или отрицательное доверие записям.</text:p>
      <text:p text:style-name="P9">Рейтинг записи вычисляется на основе суммы доверия, которое было оказано записи.</text:p>
      <text:p text:style-name="P9">В целом рейтинг может быть вычислен:</text:p>
      <text:list xml:id="list2126215665" text:style-name="L3">
        <text:list-item>
          <text:p text:style-name="P48">простой суммой подписей</text:p>
        </text:list-item>
        <text:list-item>
          <text:p text:style-name="P48">суммой с весовыми коэффициентами, расчитанными с учётом схемы доверия заданного пользователя</text:p>
        </text:list-item>
      </text:list>
      <text:p text:style-name="P9">Рейтинг на основе простой суммы изначально кажется самым объективным. Но на самом деле такой рейтинг по-хорошему нигде не может быть учтён, так как без учёта системы доверия нет никакого способа отличить подписи реальных людей от подписей подставных лиц. Но даже если бы все подписи были реальными, в «простом» подсчёте деструктивные члены общества получают одинаковые права с конструктивными, что в итоге будет вредно для общества.</text:p>
      <text:p text:style-name="P9">Простой рейтинг (без учёта схем доверия) рассчитывается в Пандоре только как отвлеченная статистическая величина.</text:p>
      <text:p text:style-name="P9">Релевантный рейтинг, рассчитанный с учётом системы доверия конкретного человека, применяется во-первых, самим человеком, во-вторых, людьми, которые ему доверяют.</text:p>
      <text:p text:style-name="P9">Таким образом, простановка доверия к записям в Пандоре имеет важнейшее значение для конструктивного развития системы, по крайней мере в той области, в которой вы принимаете участие. Относитесь ответственнно к своим ключам и к своим подписям.</text:p>
      <text:p text:style-name="P9"/>
      <text:p text:style-name="P9"/>
      <text:h text:style-name="P43" text:outline-level="1">Мнение</text:h>
      <text:p text:style-name="Standard">Каждая запись может быть прокомментирована и оценена участниками Пандоры. Для этого создается специальная запись — мнение. Мнение содержит панхэш комментируемого объекта, <text:soft-page-break/>панхэш создателя мнения, текст комментария и время создания мнения.</text:p>
      <text:p text:style-name="Standard"/>
      <text:p text:style-name="Standard">Мнение может комментировать другое мнение. Так образуются ветки дискуссии.</text:p>
      <text:p text:style-name="Standard">Вы можете выключить отображение мнений тех, кто имеет низкий рейтинг в вашей системе доверия. Исключение из вида мнений низкорейтинговых людей позволит сэкономить время, нервы и дисковое пространство, настраивая вас на позитивный и конструктивный лад.</text:p>
      <text:p text:style-name="P7"/>
      <text:p text:style-name="P9"/>
      <text:p text:style-name="P9"/>
      <text:h text:style-name="P43" text:outline-level="1">Задача</text:h>
      <text:p text:style-name="P7">Пандора может служить в качестве планировщика заданий и надпоминателя.</text:p>
      <text:p text:style-name="P7">Укажите «Время» в которое должно начаться задание.</text:p>
      <text:p text:style-name="P7">Задайте «Режим» выполнения:</text:p>
      <text:p text:style-name="P7">1 – один раз вывести сообщение на экран.</text:p>
      <text:p text:style-name="P7">2 – повторять сообщение с интервалом 5 минут.</text:p>
      <text:p text:style-name="P7">3 – выполнить код, указанный в сообщении.</text:p>
      <text:p text:style-name="P7">По умолчанию «Исполнителем» являетесь вы, но можно изменить исполнителя, если вы даёте задание другому человеку или группе.</text:p>
      <text:p text:style-name="P7">Также исполнителем может быть ваш узел. В этом случае сообщение содержит правила выполнения задания, а «Режим» определяет, для какого блока дано задание:</text:p>
      <text:p text:style-name="P7">1 – задание для «почемучки» (управляет сбором данных)</text:p>
      <text:p text:style-name="P7">2 – задание для «ответчика» (управляет рассылкой данных)</text:p>
      <text:p text:style-name="P7">3 – последовательность действий на узле в виде заданных команд меню.</text:p>
      <text:p text:style-name="P7"/>
      <text:h text:style-name="P43" text:outline-level="1">Связь</text:h>
      <text:p text:style-name="Standard">Связь – это запись, показывающее отношение между двумя записями; содержит следующие поля:</text:p>
      <text:p text:style-name="Standard">1) панхэш первой записи</text:p>
      <text:p text:style-name="Standard">2) панхэш второй записи</text:p>
      <text:p text:style-name="Standard">3) тип связи (1 байт)</text:p>
      <text:p text:style-name="Standard"/>
      <text:p text:style-name="Standard">На текущий момент зарезервированы следующие типы связей, код означает «первая запись имеет следующее отношение ко второй»:</text:p>
      <text:p text:style-name="Standard">0 – неопределенная связь</text:p>
      <text:p text:style-name="Standard">1 – равно</text:p>
      <text:p text:style-name="Standard">2 – подобие (синоним)</text:p>
      <text:p text:style-name="Standard">3 – антипод (антоним)</text:p>
      <text:p text:style-name="Standard">4 – входит в состав</text:p>
      <text:p text:style-name="Standard">5 – породил</text:p>
      <text:p text:style-name="Standard">6 – следит за</text:p>
      <text:p text:style-name="Standard">7 – игнорирует</text:p>
      <text:p text:style-name="Standard">8 – пришёл от</text:p>
      <text:p text:style-name="Standard">235..255 – публикация (21 уровень) от всем (255) до только своим (235).</text:p>
      <text:p text:style-name="Standard"/>
      <text:p text:style-name="Standard">Примеры связей:</text:p>
      <text:p text:style-name="Standard">[персона:Линус/Торвальдс] 1 [персона:Линус/Торвальдс/28.12.1969]</text:p>
      <text:p text:style-name="Standard"><text:soft-page-break/>означает, что любой Линус Торвальдс скорее всего &lt;i&gt;тот самый&lt;/i&gt;.</text:p>
      <text:p text:style-name="Standard">[слово:классное] 2 [слово:клёвое]</text:p>
      <text:p text:style-name="Standard">слова «классное» и «клёвое» очень похожи</text:p>
      <text:p text:style-name="Standard">[слово:горячее] 3 [слово:холодное]</text:p>
      <text:p text:style-name="Standard">«горячее» антоним слову «холодное»</text:p>
      <text:p text:style-name="Standard">[персона:Линус/Торвальдс] 4 [сообщество:Разработчики ядра Linux]</text:p>
      <text:p text:style-name="Standard">Линус входит в состав сообщества</text:p>
      <text:p text:style-name="Standard">[персона:Линус/Торвальдс] 5 [персона:Патриция/Торвальдс]</text:p>
      <text:p text:style-name="Standard">Линус родитель Патриции</text:p>
      <text:p text:style-name="Standard">[сообщество:Жильцы дома №98] 6 [проект:Строительство детсада №7]</text:p>
      <text:p text:style-name="Standard">Жильцы дома следят за разработкой проекта садика в их дворе</text:p>
      <text:p text:style-name="Standard">[персона:Геннадий/Редискин] 7 [статья:P2P социальная сеть Pandora]</text:p>
      <text:p text:style-name="Standard">Геннадий равнодушен к некоторой статье, и не хочет больше получать эту запись при обмене с любыми узлами.</text:p>
      <text:p text:style-name="Standard">[персона:Линус/Торвальдс] 255 [файл:linux.zip]</text:p>
      <text:p text:style-name="Standard">Линус опубликовал файл для всех</text:p>
      <text:p text:style-name="Standard"/>
      <text:p text:style-name="Standard">Связи могут использоваться в различных случаях, таких как: определение состава сообщества, выявление синонимов, причинно-следственные связи, работа «охотника» и т.д. Связям, как и другим записям, также может быть оказана поддержка и доверие.</text:p>
      <text:p text:style-name="Standard"/>
      <text:p text:style-name="P7"/>
      <text:p text:style-name="P11"/>
      <text:h text:style-name="P43" text:outline-level="1">Правка и удаление</text:h>
      <text:p text:style-name="P9">Обычное изменение записи происходит по-разному, в случаях если запись:</text:p>
      <text:list xml:id="list900020281" text:style-name="L4">
        <text:list-header>
          <text:p text:style-name="P51">не была отправлена</text:p>
        </text:list-header>
        <text:list-item>
          <text:p text:style-name="P52">при удалении ставится пометка «удалена», исчезает из видимости пользователя, через неделю сборщик мусора удалит запись окончательно;</text:p>
        </text:list-item>
        <text:list-item>
          <text:p text:style-name="P52">при редактированиии изменяется непосредственно сама запись.</text:p>
          <text:p text:style-name="P53">была отправлена</text:p>
        </text:list-item>
        <text:list-item>
          <text:p text:style-name="P54">при удалении ставится пометка «удалена», исчезает из видимости пользователя, через месяц сборщик мусора удалит запись окончательно;</text:p>
        </text:list-item>
        <text:list-item>
          <text:p text:style-name="P54">при редактированиии создаётся новая копия, которая и редактируется; если запись ваша, то старая запись помечается как «удалена», если запись чужая, то она остаётся в неизменном виде; создаётся связь типа «порождён от».</text:p>
        </text:list-item>
      </text:list>
      <text:p text:style-name="P9">Если вы удалили запись, и она скрылась из видимости, получив пометку «удалена», то при обмене с другими узлами эта запись больше не будет загружаться. Но если сборщик мусора удалил запись, то при охоте запись загрузится к вам в базу.</text:p>
      <text:p text:style-name="P9">Если вы насегда хотите избавится от записи, то при удалении выберайте пометку «игнорировать в дальнейшем», в этом случае будет создана связь «вы игнорируете запись», и после того, как сборщик мусора её удалит, запись не будет загружаться, так как существует связь «игнорирует».</text:p>
      <text:p text:style-name="P9">Если вы хотите удалить запись минуя кэширование, то устанавливайте галочку «физически».</text:p>
      <text:p text:style-name="P9">Если при редактировании вы гарантированно хотите сохранить старую запись, то выбирайте <text:soft-page-break/>команду «Копировать», вместо «Редактировать».</text:p>
      <text:p text:style-name="P9">Если вы хотите восстановить удаленную запись, то включите в списке «показывать удаленные» и выберите команду «Восстановить». При этом запись «игнорирует» будет удалена согласно общему механизму удаления.</text:p>
      <text:p text:style-name="P9">Если вы не поставили пометку «храню» или «ручаюсь», то запись считается временной. Временные записи автоматически удаляются сборщиком мусора спустя две недели.</text:p>
      <text:p text:style-name="P9">Сборщик мусора работает сам по себе, без участия пользователя.</text:p>
      <text:p text:style-name="P9"/>
      <text:h text:style-name="P43" text:outline-level="1">Картинка и файл</text:h>
      <text:p text:style-name="P9">Файлы, в том числе фотографии, публикуются в списке <text:span text:style-name="T1">Мир-Файлы</text:span>.</text:p>
      <text:p text:style-name="P9">Пример:</text:p>
      <text:p text:style-name="P9">1) название файла: «Мой кот Барсик»</text:p>
      <text:p text:style-name="P9">2) тип файла: «JPG» (обычно определяется автоматически)</text:p>
      <text:p text:style-name="P9">3) путь к файлу: /home/user/Pictures/cat_barsik.jpg</text:p>
      <text:p text:style-name="P9"/>
      <text:h text:style-name="P43" text:outline-level="1">Cтатья</text:h>
      <text:p text:style-name="P9">Статьи публикуются в списке <text:span text:style-name="T1">Мир-Статьи</text:span>.</text:p>
      <text:p text:style-name="P9">Поддерживается четыре формата: text, org-mode, wiki, html.</text:p>
      <text:p text:style-name="P9">Формат text — это простой текст в кодировке UTF-8.</text:p>
      <text:p text:style-name="P9">Форматы org-mode поддерживает следующие теги:</text:p>
      <text:p text:style-name="P9">*выделенный*</text:p>
      <text:p text:style-name="P9">/наклонный/</text:p>
      <text:p text:style-name="P9">_подчёркнутый_</text:p>
      <text:p text:style-name="P9">-зачёркнутый-</text:p>
      <text:p text:style-name="P9"><text:s text:c="4"/>моноширинный</text:p>
      <text:p text:style-name="P9">+тоже моноширинный+</text:p>
      <text:p text:style-name="P9">`текст *без* /форматирования/`</text:p>
      <text:p text:style-name="P9">&gt; цитата</text:p>
      <text:p text:style-name="P9">Читать далее -&gt;</text:p>
      <text:p text:style-name="P9">* Список</text:p>
      <text:p text:style-name="P9">- Список</text:p>
      <text:p text:style-name="P9"># Список нумерованный</text:p>
      <text:p text:style-name="P9">=== Глава</text:p>
      <text:p text:style-name="P9">== Заголовок</text:p>
      <text:p text:style-name="P9"><text:soft-page-break/>= Подзаголовок</text:p>
      <text:p text:style-name="P9">===# Глава с номером</text:p>
      <text:p text:style-name="P9">[Выравнивание</text:p>
      <text:p text:style-name="P9">по центру]&lt;&gt;</text:p>
      <text:p text:style-name="P9">[Выравнивание по ширине]&lt;=&gt;</text:p>
      <text:p text:style-name="P9">[Выравнивание вправо]&gt;</text:p>
      <text:p text:style-name="P9">[Выравнивание влево]&lt;</text:p>
      <text:p text:style-name="P9">[]&gt;</text:p>
      <text:p text:style-name="P9">С этой строки -- выравнивание вправо</text:p>
      <text:p text:style-name="P9">После этой строки --- влево (начиная с таблицы)</text:p>
      <text:p text:style-name="P9">[]&lt;</text:p>
      <text:p text:style-name="P9">|=№|=Фамилия|=Рост|</text:p>
      <text:p text:style-name="P9">|1|Иванов|175|</text:p>
      <text:p text:style-name="P9">|2|Петров|180|</text:p>
      <text:p text:style-name="P9">----</text:p>
      <text:p text:style-name="P9">[Развернуть или свернуть ссылки]-&gt;</text:p>
      <text:p text:style-name="P9">http://robux.biz/pandora.html</text:p>
      <text:p text:style-name="P9">mailto://ironsoft@mail.ru</text:p>
      <text:p text:style-name="P12">pandora://person/Linus/Torvalds</text:p>
      <text:p text:style-name="P12">pandora://персона/Линус/Торвальдс</text:p>
      <text:p text:style-name="P12">pandora://article.ru/Народная сеть Pandora/0xfd94e3a95c12</text:p>
      <text:p text:style-name="P9">[http:robux.biz/pandora.html|Страница с реквизитами]</text:p>
      <text:p text:style-name="P9">[mailto:ironsoft@mail.ru|Ironsoft Lab]</text:p>
      <text:p text:style-name="P9">[pandora:person.ru/<text:span text:style-name="T11">Линус/Торвальдс</text:span>]</text:p>
      <text:p text:style-name="P9">[person.ru/<text:span text:style-name="T11">Линус/Торвальдс|Клёвый чувак</text:span>]</text:p>
      <text:p text:style-name="P9">[персона/<text:span text:style-name="T11">Линус/Торвальдс</text:span>]</text:p>
      <text:p text:style-name="P9">[статья/Народная<text:span text:style-name="T11"> сеть Pandora/[Михаил/Галюк]]</text:span></text:p>
      <text:p text:style-name="P9">[персона/<text:span text:style-name="T11">0x1d71e3a95c45</text:span>]:<text:span text:style-name="T11">the_mark1:</text:span></text:p>
      <text:p text:style-name="P9">[<text:span text:style-name="T11">0x01051d71e3a95c45</text:span>]</text:p>
      <text:p text:style-name="P9">[file:/etc/crontab.conf@size]&lt;&gt;</text:p>
      <text:p text:style-name="P9">[file:pandora/pandora.rb|Главный файл@ruby]-&gt;</text:p>
      <text:p text:style-name="P9">[file:files/download_by_pandora.png@image]</text:p>
      <text:p text:style-name="P9">[file:home/facepalm.jpg@image/640x480|Лицо ладонь]</text:p>
      <text:p text:style-name="P9">[]</text:p>
      <text:p text:style-name="P9">[@ruby]</text:p>
      <text:p text:style-name="P9">puts 'Hello World'</text:p>
      <text:p text:style-name="P9"><text:soft-page-break/># Форматирование завершится пустыми квадратными скобками</text:p>
      <text:p text:style-name="P9">[]</text:p>
      <text:p text:style-name="P9">[#the_mark1|Перейти к метке]</text:p>
      <text:p text:style-name="P9">{+red,black}красный текст на черном фоне{-}</text:p>
      <text:p text:style-name="P9">{:Сноска внизу страницы}</text:p>
      <text:p text:style-name="P9">{:[http:google.ru/search?&amp;q=p2p+сеть|Сноска с ссылкой на источник]}</text:p>
      <text:p text:style-name="P9"/>
      <text:p text:style-name="P9"/>
      <text:h text:style-name="P43" text:outline-level="1">Параметр</text:h>
      <text:p text:style-name="P9">Параметры задают работу Пандоры и доступны в списке <text:span text:style-name="T1">Пандора-Параметры</text:span>.</text:p>
      <text:p text:style-name="P9">Параметры привязываются к узлу и к пользователю. Параметры могут перемещаться между узлами, согласно веткам доверия. Это позволяет восстанавливать свои настройки при переходе с одного места на другое.</text:p>
      <text:p text:style-name="P9">При запросе по имени параметра значение берётся у параметра с максимальным доверием для текущего пользователя и текущего узла.</text:p>
      <text:p text:style-name="P9">Когда пользователь не задан, считается, что параметр предназначен для всех людей.</text:p>
      <text:p text:style-name="P9">Когда узел не задан, считается, что это параметр по умолчанию для всех узлов.</text:p>
      <text:p text:style-name="P9"/>
      <text:h text:style-name="P43" text:outline-level="1">Объявление</text:h>
      <text:p text:style-name="P9">Добавьте своё объявление в списке <text:span text:style-name="T1">Дело-Объявления</text:span>.</text:p>
      <text:p text:style-name="P9">Укажите «Название», например «Продаётся ноутбук Acer PN-2000» и «Суть» объявления, например «Монитор: 15'', процессор AMD, жёсткий диск 500Гб. Цена 10 000 руб.».</text:p>
      <text:p text:style-name="P9">Если простой «Формат» объявления не устраивает, выберите «Табличный». Здесь вы сможете указать список товаров и их цены.</text:p>
      <text:p text:style-name="P9"/>
      <text:h text:style-name="P43" text:outline-level="1">Заказ</text:h>
      <text:p text:style-name="P9">Щелкнув по нужному объявлению правой кнопкой мыши, выберите «Заказать».</text:p>
      <text:p text:style-name="P9">В закладке «Блага» укажите что именно вы хотите заказать и в каком количестве.</text:p>
      <text:p text:style-name="P9">Здесь также поддерживается «Простой» формат и «Таблица».</text:p>
      <text:p text:style-name="P9"/>
      <text:h text:style-name="P43" text:outline-level="1">Сделка</text:h>
      <text:p text:style-name="P9">Щелкнув по нужному заказу правой кнопкой мыши, выберите «Оформить».</text:p>
      <text:p text:style-name="P9"><text:soft-page-break/>В открывшейся «Сделке» выберите «Договор».</text:p>
      <text:p text:style-name="P9">На базе этой сделки вы можете распечатать «Счет для оплаты».</text:p>
      <text:p text:style-name="P9"/>
      <text:p text:style-name="P9"/>
      <text:h text:style-name="P43" text:outline-level="1">Накладная</text:h>
      <text:p text:style-name="P9">Щелкните правой кнопкой мыши на Сделке и выберите «Отгрузить».</text:p>
      <text:p text:style-name="P9"/>
      <text:p text:style-name="P9"/>
      <text:h text:style-name="P43" text:outline-level="1">Расписка</text:h>
      <text:p text:style-name="P9">Оплата в Пандоре совершается передачей расписок. О Передаче будет сказано ниже.</text:p>
      <text:p text:style-name="P9">Расписка – это обязательство кого-либо предоставить услуги или товары в указанном объёме.</text:p>
      <text:p text:style-name="P9">Вам предстоит создать Расписку от своего имени, когда у вас нет накопленных платежных средств в виде расписок других эммитентов, или когда получатель желает получить оплату именно в вашей расписке.</text:p>
      <text:p text:style-name="P9">Укажите «Договор», в котором прописаны условия предоставления вами товаров или условия выполнения услуг. В договоре должны быть прописаны виды товаров и услуг, максимальные объемы и сроки исполнения. В дальнейшем вам предстоит выполнить условия договора предъявителю расписки. Подробнее о договорах, регулирующих реализацию расписок, будет рассказано ниже.</text:p>
      <text:p text:style-name="P9">Укажите «Валюту», например «МэДж» или «руб.2013.07» или «BTC.2013.07». Если оплата указана в виде энергии или материальной ценности (например «золото.585»), то год и месяц не указывается, в остальных случаях, так как стоимость валют дрейфует, должны быть указаны год и месяц, на которые указанная сумма актуальна. В договоре могут быть указаны условия, по которым производится пересчет «дрейфующих» валют.</text:p>
      <text:p text:style-name="P9">Если вы выпускаете расписку, то должны понимать, что обязаны её в дальнейшем выполнить. Если вы не справитесь со своими обязательствами, то это скажется на доверии к вам и в крайних случаях может служить причиной наказания.</text:p>
      <text:p text:style-name="P9">Расписка может выпускаться одним документом на всю сумму, или пачкой более мелких для удобства их использования получателем. Если расписка выпущена крупной суммой, то эммитент обязан разменивать (т. е. обменивать на несколько расписок меньшего номинала) при запросе любого держателя расписки. Обычно разменом занимается биржевой робот эммитента, который работает на его узле в автоматическом режиме. О биржах рассказывается ниже.</text:p>
      <text:p text:style-name="P9"/>
      <text:h text:style-name="P43" text:outline-level="1">Передача</text:h>
      <text:p text:style-name="P9">Передача – это операция передачи обязательств имеющихся к вас расписок новому лицу. В Пандоре Передача используется как способ оплаты, а также как способ обмена расписками в ручном режиме, или автоматически через биржи. О биржах будет рассказано ниже.</text:p>
      <text:p text:style-name="P9"><text:soft-page-break/>Щекните правой кнопкой мыши по Сделке и выберите «Оплатить».</text:p>
      <text:p text:style-name="P9">Выберите «Расписку», которую вы хотите передать.</text:p>
      <text:p text:style-name="P9">Сумма передачи берётся из «Сделки». Если сумма сделки больше суммы расписки, то расписка передается всей суммой, а остаток передаётся другой распиской.</text:p>
      <text:p text:style-name="P9">Если сумма сделки меньше суммы расписки, то от расписки «откалывается» часть суммы. Крупная расписка разделяется на части при обращение к эммитенту этой расписки с запросом размена на две части: на сумму сделки и на остаток. Располовиниванием обязан заниматься биржевой робот эммитента в автоматическом режиме.</text:p>
      <text:p text:style-name="P9">Если узел эммитента временно недоступен (или не доступен вообще), то получатель платежа принимает всю расписку, а на сдачу выдаёт другую расписку, которая по уровню доверия устроит исходного плательщика. При это расписка на сдачу также может быть располовинена.</text:p>
      <text:p text:style-name="P9">В крайнем случае сдача может быть выдана распиской самого получателя платежа. Механизм проведения оплаты определяется настройками узлом, а также настройками и доступностью бирж эммитентов расписок, учавствующих в операции.</text:p>
      <text:p text:style-name="P9">Передача считается полностью состоявшейся только в том случае, если Передаче (разумеется, кроме вас) оказал доверие получатель. Если получатель не оказал вашей Передаче положительного доверия, значит он не принял вашу оплату.</text:p>
      <text:p text:style-name="P9">На стороне получателя Передачу может принять также биржевой робот получателя, если он расценил предлагаему расписку как ликвидную.</text:p>
      <text:h text:style-name="P43" text:outline-level="1">Биржа</text:h>
      <text:p text:style-name="P9">Биржа работает в автоматическом или полуавтоматическом режиме. В автоматическом режиме биржевой робот на узле имеет права по заданным правилам создавать Передачи и Расписки (или только что-то одно). Это самый быстрый режим работы биржи. В полуавтоматическом режиме робот подгатавливает операции (Передачи и Расписки), а человек уже подписывает их или нет. Такой режим биржи более медленный.</text:p>
      <text:p text:style-name="P9">Биржа в процессе охоты постоянно ищет на других узлах более ликвидные расписки, чем те, которыми располагает, и пытается сделать обмен. Ликвидность расписок зависит от уровня доверия к их эммитентам, а также от текущей заданной потребности в некоторых товарах или услугах. Всё это задаётся настройками биржи. Получается, что две биржи на разных узлах оценивают расписки друг друга и заключают взаимовыгодный обмен. Обоюдность обеспечивается тем, что одни расписки могут быть выгодны для одного, а другие для другого.</text:p>
      <text:p text:style-name="P9">Если ваш биржевой робот нашел более ликвидную расписку на другом узле, он начинает с ним торговаться, предлагая ваши расписки. В итоге, если оба робота нашли друг у друга более ликвидные для себя расписки, они могут: а) выставить уведомления владельцу ключа; б) провести обмен в автоматическом режиме, выписав друг другу Передачи.</text:p>
      <text:p text:style-name="P9">Также функцией биржи явялется размен своих расписок, т. е. биржевой робот: а) принимает (через Передачу) свою расписку, б) выписывает две (или более) новых расписки на такую же общую сумму и на тот же договор, в) передает новые расписки тому, кто запрашивал размен.</text:p>
      <text:p text:style-name="P9">Работу биржи определяет владелец активного ключа.</text:p>
      <text:p text:style-name="P9"/>
      <text:h text:style-name="P43" text:outline-level="1"><text:soft-page-break/>Загрузка данных</text:h>
      <text:p text:style-name="P9">Вы можете загружать записи из внешних файлов (например из xls-таблиц) или баз данных (например из баз CRM-систем или интернет-магазинов).</text:p>
      <text:p text:style-name="P9">Щелкните правой кнопкой по любому списку и выберите «Загрузить».</text:p>
      <text:p text:style-name="P9"/>
      <text:h text:style-name="P43" text:outline-level="1">Выгрузка данных</text:h>
      <text:p text:style-name="P9">Вы можете выгружать записи во внешние файлы (например в xls-таблицы) или в базы данных (например базы CRM-систем или интернет-магазинов).</text:p>
      <text:p text:style-name="P9">Щелкните правой кнопкой по любому списку и выберите «Выгрузить».</text:p>
      <text:p text:style-name="P9"/>
      <text:p text:style-name="P9"/>
      <text:p text:style-name="P9"/>
      <text:h text:style-name="P43" text:outline-level="1">Проект</text:h>
      <text:p text:style-name="P9">Вы можете разработать новый проект в списке <text:span text:style-name="T1">Регион-Проекты</text:span>.</text:p>
      <text:p text:style-name="P9">Это может быть проект детского сада, электромобиля, бытового прибора, нового моста через реку и так далее.</text:p>
      <text:p text:style-name="P9"/>
      <text:p text:style-name="P9"/>
      <text:h text:style-name="P43" text:outline-level="1">Постановление</text:h>
      <text:p text:style-name="P9">Щёлкните правой кнопкой по Проекту и выберите «Реализовать», чтобы создать новое постановление.</text:p>
      <text:p text:style-name="P9">В постановлении кроме проекта указываются скроки выполнения, ответственный реализатор, способ финансирования (краудфандинг, донейт или бюджет). Также могуть быть указаны и подрядчики.</text:p>
      <text:p text:style-name="P9">Постановление может касаться вашего дома, города, района, области или страны. Естественно, вы должны понимать, что постановление должно быть адекватным, чтобы большинство людей приняло его.</text:p>
      <text:p text:style-name="P9">Процедура утверждения постановлений может различаться для разных регионов.</text:p>
      <text:p text:style-name="P9"/>
      <text:h text:style-name="P43" text:outline-level="1">Закон</text:h>
      <text:p text:style-name="P9">Вы можете предложить новый закон в списке <text:span text:style-name="T1">Регион-Законы</text:span>.</text:p>
      <text:p text:style-name="P9">Закон может касаться вашего города, района, области, страны или международный закон. Естественно, вы должны понимать, что закон должен быть адекватным, чтобы большинство <text:soft-page-break/>людей приняло его.</text:p>
      <text:p text:style-name="P9">Процедура принятия законов может различаться для разных регионов.</text:p>
      <text:p text:style-name="P9"/>
      <text:p text:style-name="P9"/>
      <text:h text:style-name="P43" text:outline-level="1">Преступление</text:h>
      <text:p text:style-name="P9">Преступление – это фиксация некоего факта, который нарушает принятые законы или моральные нормы. Во втором случае не обязательно будет следовать Наказание.</text:p>
      <text:p text:style-name="P9">Преступлением может также являться невыполнение эммитентом обязательств по Расписке.</text:p>
      <text:p text:style-name="P9"/>
      <text:h text:style-name="P43" text:outline-level="1">Наказание</text:h>
      <text:p text:style-name="P9">Наказание – это реакция на Преступление, согласно принятым Законам.</text:p>
      <text:p text:style-name="P9">Щелкните правой кнопкой на Преступлении и выберите «Наказать».</text:p>
      <text:p text:style-name="P9">Выберите «Исполнителя» и срок исполнения. Также укажите ссылки на законы.</text:p>
      <text:p text:style-name="P9">Процедура запуска наказаний может различаться для разных регионов.</text:p>
      <text:p text:style-name="P9"/>
      <text:p text:style-name="Text_20_body"/>
      <text:p text:style-name="P9"/>
      <text:h text:style-name="P43" text:outline-level="1">Делегирование</text:h>
      <text:p text:style-name="P9">Делегирование – это передача права голосовать по какому-либо Постановлению, Закону или Наказанию другому лицу (делегату).</text:p>
      <text:p text:style-name="P9">Укажите срок, задав в поле «Истекает» конечную дату. Начальной датой служит время создания Делегирования.</text:p>
      <text:p text:style-name="P9">Учёт делегирования при голосовании может учитываться по-разному для разных регионов.</text:p>
      <text:p text:style-name="P9"/>
      <text:p text:style-name="P9"/>
      <text:p text:style-name="P9"/>
      <text:h text:style-name="P43" text:outline-level="1">Регистр</text:h>
      <text:p text:style-name="P9">Регистры используются для регистрации номеров каких-либо объектов: автомобилей, вагонов и другое.</text:p>
      <text:p text:style-name="P9">Созданием регистров обычно занимается узел общественной организации, которую утвердили соответсвующим Постановлением.</text:p>
      <text:p text:style-name="P9"/>
      <text:p text:style-name="P9"><text:soft-page-break/></text:p>
      <text:p text:style-name="P9"/>
      <text:p text:style-name="P29"/>
      <text:h text:style-name="P43" text:outline-level="1">Обмен с внешними базами</text:h>
      <text:p text:style-name="P9">Чтобы автоматически загружать данные из файлов, каталогов или внешних таблиц добавьте задание в таблице <text:span text:style-name="T1">Пандора-Загрузка/Выгрузка</text:span>.</text:p>
      <text:p text:style-name="P9">Укажите «Ресурс», задайте параметры отслеживания: «Время правки», «Размер», «Число записей» (для таблицы), «Изменение записей» (для выгрузки); также задайте интервал работы и частоту отслеживания.</text:p>
      <text:p text:style-name="P9">Пандора отследит изменения и запустит загрузчик или выгрузчик данных, после чего зарегистрирует состояние загрузки/выгрузки в таблице <text:span text:style-name="T1">Пандора-Загружено/Выгружено</text:span>.</text:p>
      <text:p text:style-name="P9">Автоматическая загрузка может быть полезна при загрузке списка «Города», «Слова», «Товары», «Заказы», а выгрузка при выгрузке таблиц «Люди», «Товары», «Законы», например в базу данных интернет-магазина, и так далее.</text:p>
      <text:p text:style-name="P9"/>
      <text:p text:style-name="P9"/>
      <text:h text:style-name="P43" text:outline-level="1">Настройка сети</text:h>
      <text:p text:style-name="P9">Pandora не имеет серверов, весь трафик идёт напрямую между клиентами сети. Чтобы к вам могли подключаться ваши друзья необходимо настроить на своём роутере проброс TCP-порта 5577 снаружи вовнутрь. Для «белого» и статического IP-адреса этого достаточно. </text:p>
      <text:p text:style-name="P9">Если ваш IP-адрес «белый», но динамический, то можно воспользоваться любым сервисом DDNS для получения постоянного доменного имени. </text:p>
      <text:p text:style-name="P9">Если ваш IP-адрес «серый» (находитесь за NAT), но при этом имеете хостинг с питоном, то можно запустить на нём отдельную утилиту pangate.py (находится в подкаталоге util). </text:p>
      <text:p text:style-name="P9">Если ваш IP-адрес «серый» и вы не имеете никаких хостов с белыми IP, то ваш клиент всё равно сможет подключаться к другим клиентам Пандоры. Также, даже будучи за NAT'ом, почти у каждого провайдера имеется возможность получить «белый» IPv6 адрес, используя сервис Teredo. Для его запуска в линуксе достаточно поставить пакет «miredo».</text:p>
      <text:p text:style-name="P9"/>
      <text:p text:style-name="P9"/>
      <text:h text:style-name="P43" text:outline-level="1">Компоненты</text:h>
      <text:p text:style-name="P9">Компоненты Пандоры удовлетворяют обязательным критериям:</text:p>
      <text:p text:style-name="P9">1) свободная и чистая лицензия</text:p>
      <text:p text:style-name="P9">2) независимость от вендора</text:p>
      <text:p text:style-name="P9">3) кросс платформенность</text:p>
      <text:p text:style-name="P9">4) популярность и актуальность</text:p>
      <text:p text:style-name="P9">5) ясность</text:p>
      <text:p text:style-name="P9">6) документированность</text:p>
      <text:p text:style-name="P9"><text:soft-page-break/>7) простота развертывания</text:p>
      <text:p text:style-name="P9">8) малый размер</text:p>
      <text:p text:style-name="P9">Вот текущий список: ruby, gtk, sqlite, openssl, gstreamer.</text:p>
      <text:p text:style-name="P9">Форматы: txt, xml, odf.</text:p>
      <text:p text:style-name="P9">Протокол бинарный на порту tcp/udp — 5577.</text:p>
      <text:p text:style-name="P9">Ниже описаны только те критерии, которые стали ключевыми при выборе компонента:</text:p>
      <text:p text:style-name="P9">1. Ruby.</text:p>
      <text:p text:style-name="P9">Код на Ruby эстетичен и лаконичен. Написано множество библиотек: пользовательские интерфейсы (gtk, ncursed, web, qt, fox, wx).</text:p>
      <text:p text:style-name="P9">2. GTK</text:p>
      <text:p text:style-name="P9">Хорошая документированность по отношению к другим графическим библиотекам. По умолчанию присутствует в любом Linux.</text:p>
      <text:p text:style-name="P9">3. SQLite</text:p>
      <text:p text:style-name="P9">Простота использования. Фактически не нужно устанавливать.</text:p>
      <text:p text:style-name="P9">4. OpenSSL</text:p>
      <text:p text:style-name="P9">По умолчанию присутствует в любом Linux.</text:p>
      <text:p text:style-name="P9">5. GStreamer</text:p>
      <text:p text:style-name="P9">Гибкость. Простота использования.</text:p>
      <text:p text:style-name="P9">6. XML</text:p>
      <text:p text:style-name="P9">Удобство редактирования.</text:p>
      <text:p text:style-name="P9">7. ODF</text:p>
      <text:p text:style-name="P9">Свободный стандарт.</text:p>
      <text:p text:style-name="P9">8. GPL</text:p>
      <text:p text:style-name="P9">Гарантия свободы и открытости. Защита от притязаний.</text:p>
      <text:p text:style-name="P9">9. Бинарный протокол</text:p>
      <text:p text:style-name="P9">Компактный трафик. Высокая скорость обмена.</text:p>
      <text:p text:style-name="P9">10. Порт 5577</text:p>
      <text:p text:style-name="P9">Красивые цифры 5 и 7. По статистике активности, порт 5577 в интернете не используется никакими другими службами. </text:p>
      <text:p text:style-name="P9"/>
      <text:h text:style-name="P43" text:outline-level="1">Архитектура</text:h>
      <text:p text:style-name="P9">Pandora основана на модели «данные-модель-представление», в которой данные отделены от бизнес-логики приложения, а бизнес-логика отделена от интерфейсной части. Такой подход дает возможность сосредоточиться на улучшении каждой части по отдельности.</text:p>
      <text:p text:style-name="P15"><draw:frame draw:style-name="fr1" draw:name="Врезка1" text:anchor-type="paragraph" svg:x="0.03cm" svg:y="0.46cm" svg:width="17.106cm" draw:z-index="0"><draw:text-box fo:min-height="12.354cm"><text:p text:style-name="P21"><draw:custom-shape text:anchor-type="paragraph" draw:z-index="15" draw:style-name="gr5" svg:width="0.987cm" svg:height="0.96cm" svg:x="1.221cm" svg:y="1.402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6" draw:style-name="gr5" svg:width="0.934cm" svg:height="0.985cm" svg:x="3.191cm" svg:y="1.429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7" draw:style-name="gr5" svg:width="0.934cm" svg:height="0.96cm" svg:x="4.461cm" svg:y="1.45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rect text:anchor-type="paragraph" draw:z-index="5" draw:style-name="gr4" draw:text-style-name="P58" svg:width="3.112cm" svg:height="1.295cm" svg:x="2.644cm" svg:y="1.274cm"><text:p/></draw:rect><draw:rect text:anchor-type="paragraph" draw:z-index="8" draw:style-name="gr6" draw:text-style-name="P59" svg:width="3.88cm" svg:height="0.484cm" svg:x="5.711cm" svg:y="3.981cm"><text:p text:style-name="P58"><text:span text:style-name="T12">адаптеры СУБД</text:span></text:p></draw:rect><draw:rect text:anchor-type="paragraph" draw:z-index="4" draw:style-name="gr3" draw:text-style-name="P59" svg:width="5.495cm" svg:height="2.169cm" svg:x="0.617cm" svg:y="0.566cm"><text:p text:style-name="P58"><text:span text:style-name="T12"><text:s/></text:span><text:span text:style-name="T12">mysql/sqlite/postgree/oracle</text:span></text:p></draw:rect><draw:rect text:anchor-type="paragraph" draw:z-index="3" draw:style-name="gr2" draw:text-style-name="P60" svg:width="7.984cm" svg:height="1.781cm" svg:x="5.002cm" svg:y="4.837cm"><text:p text:style-name="P60">бизнес-логика</text:p></draw:rect><draw:rect text:anchor-type="paragraph" draw:z-index="2" draw:style-name="gr1" draw:text-style-name="P59" svg:width="11.665cm" svg:height="3.28cm" svg:x="4.699cm" svg:y="3.612cm"><text:p text:style-name="P58"><text:span text:style-name="T12"><text:s/></text:span><text:span text:style-name="T12">ruby</text:span></text:p></draw:rect><draw:rect text:anchor-type="paragraph" draw:z-index="9" draw:style-name="gr7" draw:text-style-name="P59" svg:width="2.266cm" svg:height="1.02cm" svg:x="5.293cm" svg:y="5.413cm"><text:p text:style-name="P58"><text:span text:style-name="T12">деловая</text:span></text:p><text:p text:style-name="P58"><text:span text:style-name="T12">логика</text:span></text:p></draw:rect><draw:rect text:anchor-type="paragraph" draw:z-index="10" draw:style-name="gr7" draw:text-style-name="P59" svg:width="2.368cm" svg:height="1.02cm" svg:x="7.763cm" svg:y="5.382cm"><text:p text:style-name="P58"><text:span text:style-name="T12">логика</text:span></text:p><text:p text:style-name="P58"><text:span text:style-name="T12">бухгалтера</text:span></text:p></draw:rect><draw:rect text:anchor-type="paragraph" draw:z-index="11" draw:style-name="gr7" draw:text-style-name="P59" svg:width="2.368cm" svg:height="1.02cm" svg:x="10.321cm" svg:y="5.382cm"><text:p text:style-name="P58"><text:span text:style-name="T12">логика</text:span></text:p><text:p text:style-name="P58"><text:span text:style-name="T12">налоговика</text:span></text:p></draw:rect><draw:rect text:anchor-type="paragraph" draw:z-index="13" draw:style-name="gr7" draw:text-style-name="P59" svg:width="2.368cm" svg:height="1.02cm" svg:x="10.823cm" svg:y="8.44cm"><text:p text:style-name="P58"><text:span text:style-name="T12">графический</text:span></text:p><text:p text:style-name="P58"><text:span text:style-name="T12">интерфейс</text:span></text:p></draw:rect><draw:frame text:anchor-type="paragraph" draw:z-index="14" draw:style-name="gr9" draw:text-style-name="P58" svg:width="5.538cm" svg:height="0.551cm" svg:x="6.197cm" svg:y="6.906cm"><draw:text-box><text:p text:style-name="P58">Сервер приложений</text:p></draw:text-box></draw:frame><draw:rect text:anchor-type="paragraph" draw:z-index="1" draw:style-name="gr1" draw:text-style-name="P59" svg:width="3.084cm" svg:height="1.752cm" svg:x="10.361cm" svg:y="7.86cm"><text:p text:style-name="P58"><text:span text:style-name="T12"><text:s/></text:span><text:span text:style-name="T12">ruby</text:span></text:p></draw:rect><draw:rect text:anchor-type="paragraph" draw:z-index="16" draw:style-name="gr1" draw:text-style-name="P59" svg:width="3.084cm" svg:height="1.752cm" svg:x="4.729cm" svg:y="7.842cm"><text:p text:style-name="P58"><text:span text:style-name="T12"><text:s/></text:span><text:span text:style-name="T12">ruby on rails</text:span></text:p></draw:rect><draw:rect text:anchor-type="paragraph" draw:z-index="17" draw:style-name="gr7" draw:text-style-name="P59" svg:width="2.368cm" svg:height="1.02cm" svg:x="5.191cm" svg:y="8.423cm"><text:p text:style-name="P58"><text:span text:style-name="T12">веб-</text:span></text:p><text:p text:style-name="P58"><text:span text:style-name="T12">интерфейс</text:span></text:p></draw:rect><draw:rect text:anchor-type="paragraph" draw:z-index="18" draw:style-name="gr3" draw:text-style-name="P59" svg:width="3.084cm" svg:height="1.368cm" svg:x="10.377cm" svg:y="10.252cm"><text:p text:style-name="P58"><text:span text:style-name="T12"><text:s/></text:span><text:span text:style-name="T12">Linux/windows</text:span></text:p></draw:rect><draw:rect text:anchor-type="paragraph" draw:z-index="19" draw:style-name="gr7" draw:text-style-name="P59" svg:width="2.368cm" svg:height="0.6cm" svg:x="10.924cm" svg:y="10.867cm"><text:p text:style-name="P58"><text:span text:style-name="T12">GTK</text:span></text:p></draw:rect><draw:rect text:anchor-type="paragraph" draw:z-index="20" draw:style-name="gr3" draw:text-style-name="P59" svg:width="3.084cm" svg:height="1.368cm" svg:x="4.745cm" svg:y="10.338cm"><text:p text:style-name="P58"><text:span text:style-name="T12"><text:s/></text:span><text:span text:style-name="T12">Linux/windows</text:span></text:p></draw:rect><draw:rect text:anchor-type="paragraph" draw:z-index="21" draw:style-name="gr7" draw:text-style-name="P59" svg:width="2.368cm" svg:height="0.6cm" svg:x="5.292cm" svg:y="10.954cm"><text:p text:style-name="P58"><text:span text:style-name="T12">веб-браузер</text:span></text:p></draw:rect><draw:frame text:anchor-type="paragraph" draw:z-index="22" draw:style-name="gr10" draw:text-style-name="P58" svg:width="2.53cm" svg:height="0.976cm" svg:x="7.812cm" svg:y="9.402cm"><draw:text-box><text:p text:style-name="P58">Интерфейсы пользователя</text:p></draw:text-box></draw:frame><draw:rect text:anchor-type="paragraph" draw:z-index="23" draw:style-name="gr11" draw:text-style-name="P59" svg:width="1.31cm" svg:height="1.02cm" svg:x="2.512cm" svg:y="3.826cm"><text:p text:style-name="P58"><text:span text:style-name="T12">CRM</text:span></text:p></draw:rect><draw:rect text:anchor-type="paragraph" draw:z-index="24" draw:style-name="gr11" draw:text-style-name="P59" svg:width="1.31cm" svg:height="1.02cm" svg:x="1.385cm" svg:y="5.435cm"><text:p text:style-name="P58"><text:span text:style-name="T12">ERP</text:span></text:p></draw:rect><draw:rect text:anchor-type="paragraph" draw:z-index="25" draw:style-name="gr11" draw:text-style-name="P59" svg:width="2.153cm" svg:height="1.02cm" svg:x="0.347cm" svg:y="7.246cm"><text:p text:style-name="P58"><text:span text:style-name="T12">e-commerce</text:span></text:p></draw:rect><draw:line text:anchor-type="paragraph" draw:z-index="26" draw:style-name="gr12" draw:text-style-name="P58" svg:x1="1.919cm" svg:y1="2.362cm" svg:x2="3.136cm" svg:y2="3.826cm"><text:p/></draw:line><draw:line text:anchor-type="paragraph" draw:z-index="27" draw:style-name="gr12" draw:text-style-name="P58" svg:x1="0.737cm" svg:y1="3.496cm" svg:x2="0.737cm" svg:y2="7.246cm"><text:p/></draw:line><draw:line text:anchor-type="paragraph" draw:z-index="28" draw:style-name="gr12" draw:text-style-name="P58" svg:x1="1.384cm" svg:y1="2.362cm" svg:x2="0.737cm" svg:y2="3.496cm"><text:p/></draw:line><draw:line text:anchor-type="paragraph" draw:z-index="29" draw:style-name="gr12" draw:text-style-name="P58" svg:x1="1.748cm" svg:y1="5.435cm" svg:x2="1.748cm" svg:y2="2.362cm"><text:p/></draw:line><draw:line text:anchor-type="paragraph" draw:z-index="30" draw:style-name="gr13" draw:text-style-name="P58" svg:x1="5.828cm" svg:y1="2.734cm" svg:x2="7.569cm" svg:y2="3.981cm"><text:p/></draw:line><draw:line text:anchor-type="paragraph" draw:z-index="31" draw:style-name="gr12" draw:text-style-name="P58" svg:x1="6.126cm" svg:y1="6.892cm" svg:x2="6.126cm" svg:y2="7.843cm"><text:p/></draw:line><draw:line text:anchor-type="paragraph" draw:z-index="32" draw:style-name="gr12" draw:text-style-name="P58" svg:x1="11.816cm" svg:y1="6.892cm" svg:x2="11.816cm" svg:y2="7.86cm"><text:p/></draw:line><draw:line text:anchor-type="paragraph" draw:z-index="33" draw:style-name="gr12" draw:text-style-name="P58" svg:x1="7.585cm" svg:y1="4.464cm" svg:x2="7.585cm" svg:y2="4.836cm"><text:p/></draw:line><draw:line text:anchor-type="paragraph" draw:z-index="34" draw:style-name="gr12" draw:text-style-name="P58" svg:x1="6.126cm" svg:y1="9.612cm" svg:x2="6.126cm" svg:y2="10.338cm"><text:p/></draw:line><draw:line text:anchor-type="paragraph" draw:z-index="35" draw:style-name="gr12" draw:text-style-name="P58" svg:x1="11.816cm" svg:y1="9.612cm" svg:x2="11.816cm" svg:y2="10.268cm"><text:p/></draw:line><draw:rect text:anchor-type="paragraph" draw:z-index="36" draw:style-name="gr3" draw:text-style-name="P59" svg:width="5.495cm" svg:height="2.169cm" svg:x="6.6cm" svg:y="0.566cm"><text:p text:style-name="P58"><text:span text:style-name="T12"><text:s/></text:span><text:span text:style-name="T12">sql/cgi/txt (facebook, vk)</text:span></text:p></draw:rect><draw:custom-shape text:anchor-type="paragraph" draw:z-index="37" draw:style-name="gr14" svg:width="0.934cm" svg:height="0.985cm" svg:x="8.864cm" svg:y="1.39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38" draw:style-name="gr14" svg:width="0.934cm" svg:height="0.96cm" svg:x="10.444cm" svg:y="1.45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frame text:anchor-type="paragraph" draw:z-index="39" draw:style-name="gr8" draw:text-style-name="P58" svg:width="4.77cm" svg:height="0.489cm" svg:x="6.86cm" svg:y="0cm"><draw:text-box><text:p text:style-name="P58">Публичные базы данных</text:p></draw:text-box></draw:frame><draw:custom-shape text:anchor-type="paragraph" draw:z-index="40" draw:style-name="gr14" svg:width="0.987cm" svg:height="0.96cm" svg:x="7.204cm" svg:y="1.402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text:anchor-type="paragraph" draw:z-index="41" draw:style-name="gr15" draw:text-style-name="P58" svg:x1="10.419cm" svg:y1="2.734cm" svg:x2="11.525cm" svg:y2="3.981cm"><text:p/></draw:line><draw:rect text:anchor-type="paragraph" draw:z-index="42" draw:style-name="gr6" draw:text-style-name="P59" svg:width="2.998cm" svg:height="0.484cm" svg:x="10.031cm" svg:y="3.981cm"><text:p text:style-name="P58"><text:span text:style-name="T12">веб-адаптеры</text:span></text:p></draw:rect><draw:line text:anchor-type="paragraph" draw:z-index="43" draw:style-name="gr12" draw:text-style-name="P58" svg:x1="11.419cm" svg:y1="4.464cm" svg:x2="11.419cm" svg:y2="4.836cm"><text:p/></draw:line><draw:rect text:anchor-type="paragraph" draw:z-index="44" draw:style-name="gr7" draw:text-style-name="P59" svg:width="2.571cm" svg:height="1.765cm" svg:x="13.466cm" svg:y="4.847cm"><text:p text:style-name="P58"><text:span text:style-name="T12">импорт,</text:span></text:p><text:p text:style-name="P58"><text:span text:style-name="T12">экспорт,</text:span></text:p><text:p text:style-name="P58"><text:span text:style-name="T12">отчеты,</text:span></text:p><text:p text:style-name="P58"><text:span text:style-name="T12">печать</text:span></text:p></draw:rect><draw:rect text:anchor-type="paragraph" draw:z-index="45" draw:style-name="gr1" draw:text-style-name="P59" svg:width="3.805cm" svg:height="2.169cm" svg:x="12.524cm" svg:y="0.566cm"><text:p text:style-name="P58"><text:span text:style-name="T12"><text:s/></text:span><text:span text:style-name="T12">xml</text:span></text:p></draw:rect><draw:custom-shape text:anchor-type="paragraph" draw:z-index="46" draw:style-name="gr5" svg:width="0.934cm" svg:height="0.985cm" svg:x="13.317cm" svg:y="1.429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47" draw:style-name="gr5" svg:width="0.934cm" svg:height="0.96cm" svg:x="14.587cm" svg:y="1.45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frame text:anchor-type="paragraph" draw:z-index="48" draw:style-name="gr8" draw:text-style-name="P58" svg:width="3.749cm" svg:height="0.489cm" svg:x="12.562cm" svg:y="0cm"><draw:text-box><text:p text:style-name="P58">Хранилище форм</text:p></draw:text-box></draw:frame><draw:line text:anchor-type="paragraph" draw:z-index="49" draw:style-name="gr13" draw:text-style-name="P58" svg:x1="14.686cm" svg:y1="2.734cm" svg:x2="14.686cm" svg:y2="4.847cm"><text:p/></draw:line><draw:line text:anchor-type="paragraph" draw:z-index="50" draw:style-name="gr12" draw:text-style-name="P58" svg:x1="12.986cm" svg:y1="5.734cm" svg:x2="13.466cm" svg:y2="5.734cm"><text:p/></draw:line><draw:rect text:anchor-type="paragraph" draw:z-index="51" draw:style-name="gr1" draw:text-style-name="P59" svg:width="2.595cm" svg:height="2.169cm" svg:x="14.079cm" svg:y="9.462cm"><text:p text:style-name="P58"><text:span text:style-name="T12"><text:s/></text:span><text:span text:style-name="T12">xml/pdf/odt/doc</text:span></text:p></draw:rect><draw:custom-shape text:anchor-type="paragraph" draw:z-index="52" draw:style-name="gr5" svg:width="0.934cm" svg:height="0.985cm" svg:x="14.873cm" svg:y="10.324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frame text:anchor-type="paragraph" draw:z-index="53" draw:style-name="gr8" draw:text-style-name="P58" svg:width="2.47cm" svg:height="0.489cm" svg:x="14.118cm" svg:y="11.748cm"><draw:text-box><text:p text:style-name="P58">Файлы</text:p></draw:text-box></draw:frame><draw:line text:anchor-type="paragraph" draw:z-index="54" draw:style-name="gr12" draw:text-style-name="P58" svg:x1="15.378cm" svg:y1="9.461cm" svg:x2="15.378cm" svg:y2="6.611cm"><text:p/></draw:line><draw:frame text:anchor-type="paragraph" draw:z-index="12" draw:style-name="gr8" draw:text-style-name="P58" svg:width="5.802cm" svg:height="0.489cm" svg:x="0.459cm" svg:y="0cm"><draw:text-box><text:p text:style-name="P58">Базы данных</text:p></draw:text-box></draw:frame></text:p></draw:text-box></draw:frame><text:soft-page-break/>Рисунок. Информационно-логическая схема Pandora</text:p>
      <text:p text:style-name="P9">На рисунке синим цветом показаны элементы, на которые <text:span text:style-name="T9">воздействует Pandora</text:span>, жёлтым показаны <text:span text:style-name="T10">компоненты Pandora</text:span>.</text:p>
      <text:p text:style-name="P9">Базы данных Pandora могут храниться во всех СУБД, для которых написаны адаптеры (на сегодня это SQLite). Pandora использует свои базы данных или может частично задействовать существующие базы CRM и других подобных систем. При совместных базах данных изменения данных в Пандоре означает изменение их и в других системах (CRM, ERP, e-commerce). Обратное также верно: изменения в системах сразу отражаются в Пандоре. Совместное использование данных снижает расход памяти, сводит на нет процедуры импорта-экспорта и делает всю систему мгновенной в плане актуальности данных.</text:p>
      <text:p text:style-name="P9">Бизнес-логика реализована скриптами Ruby.</text:p>
      <text:p text:style-name="P9">Графический интерфейс написан на Ruby с использованием библиотек GTK.</text:p>
      <text:p text:style-name="P9">Форматы печатных форм, отчётов, файлов импорта и экспорта в основном реализованы через структуры XML.</text:p>
      <text:h text:style-name="P43" text:outline-level="1">Примеры развертывания</text:h>
      <text:p text:style-name="P9">1) домашний узел</text:p>
      <text:p text:style-name="P9">2) сервер на работе</text:p>
      <text:p text:style-name="P9">3) рабочее место в локальной сети</text:p>
      <text:p text:style-name="P9"/>
      <text:p text:style-name="P9"><text:soft-page-break/></text:p>
      <text:p text:style-name="P9"/>
      <text:p text:style-name="P9"/>
      <text:h text:style-name="P43" text:outline-level="1">Хитрости установки</text:h>
      <text:p text:style-name="Standard">Тонкая настройка узла, дополнительные рекомендации.</text:p>
      <text:p text:style-name="P7"/>
      <text:p text:style-name="P9"/>
      <text:p text:style-name="P9"/>
      <text:h text:style-name="Heading_20_1" text:outline-level="1">Интернационализация</text:h>
      <text:p text:style-name="P9">Сообщения в самой Пандоре введены на английском. Для других языков переводы находятся в отдельных файлах в подкаталоге /lang. Чтобы сообщения выводились на другом языке необходимо два условия:</text:p>
      <text:p text:style-name="P9">1) задать переменную среды LANG=ru_RU (или запуск с параметром --lang=ru)</text:p>
      <text:p text:style-name="P9">2) создать языковой файл <text:span text:style-name="T1">/Pandora/lang/lang.ru.txt</text:span> в таком виде:</text:p>
      <table:table table:name="Таблица4" table:style-name="Таблица4">
        <table:table-column table:style-name="Таблица4.A"/>
        <table:table-row>
          <table:table-cell table:style-name="Таблица4.A1" office:value-type="string">
            <text:p text:style-name="P23">Pandora=&gt;Пандора</text:p>
            <text:p text:style-name="P23">Folk network of trust=&gt;Народная сеть доверия</text:p>
            <text:p text:style-name="P23">"Warning! \"Evil Empire\" wants</text:p>
            <text:p text:style-name="P23">to own the World!"=&gt;"Внимание! \"Империя Зла\" хочет</text:p>
            <text:p text:style-name="P23">владеть Миром!"</text:p>
          </table:table-cell>
        </table:table-row>
      </table:table>
      <text:p text:style-name="P20">Левая часть отделена от правой парой символов «=&gt;». "Многострочный текст заключается в двойные кавычки", при этом переводы строк воспринимаются как есть. Внутренние кавычки экранируются слэшем <text:s/>\".</text:p>
      <text:p text:style-name="Text_20_body">После создания текстового файла никаких дополнительных действий не требуется. Пандора автоматически подгружает соответствующий языковой файл при запуске и согласно ему переводит все сообщения. Если перевод не найден, сообщение выводится на английском языке.</text:p>
      <text:p text:style-name="P9">Если вы создали свой языковой файл, то пожалуйста поделитесь им с другими. Например, вышлите файл автору Пандоры для включения в следующий выпуск. В будущем планируется распростанять языковые файлы средствами самой Пандоры, в этом случае языковой файл будет «подтягиваться» с максимальным рейтингом согласно вашей схемы доверия.</text:p>
      <text:p text:style-name="P9"/>
      <text:p text:style-name="P9"/>
      <text:h text:style-name="Heading_20_1" text:outline-level="1">Модель Пандоры</text:h>
      <text:p text:style-name="P9">Модель описана в файлах: <text:span text:style-name="T1">/Pandora/model/*.xml</text:span><text:span text:style-name="T2">.</text:span> Модель задаёт типы объектов, описание их полей, вид отображения в талице и способ редактирования в форме ввода. Объекты разнесены по четырём группам:</text:p>
      <text:p text:style-name="P9"><text:soft-page-break/>1. Мир</text:p>
      <text:p text:style-name="P9">Человек, Сообщество, Город, Страна и др.</text:p>
      <text:p text:style-name="P9">2. Дело</text:p>
      <text:p text:style-name="P9">Товары, Услуги, Сделки и др.</text:p>
      <text:p text:style-name="P9">3. Регион</text:p>
      <text:p text:style-name="P9">Проекты, Законы, Ресурсы и др.</text:p>
      <text:p text:style-name="P9">4. Пандора</text:p>
      <text:p text:style-name="P9">Узлы, Ключи, Подписи и др.</text:p>
      <text:p text:style-name="P9">Вы можете дополнять базовые типы, или создавать новые типы, унаследованные от базовых.</text:p>
      <text:p text:style-name="P9"/>
      <text:p text:style-name="P9">Когда вы поменяли описание модели или структуру базы, Пандора обнаруживает несоответствие и предлагает преобразовать таблицу в соответствие с описанием. При этом появляется диалог преобразования, в котором вы можете управлять процессом преобразования, например, новые поля можно проинициализировать каким-то постоянным значением или комбинацией других столбцов.</text:p>
      <text:p text:style-name="P9"/>
      <text:p text:style-name="P9"/>
      <text:p text:style-name="P9"/>
      <text:h text:style-name="Heading_20_1" text:outline-level="1">Бизнес-логика</text:h>
      <text:p text:style-name="P9">Скрупулёзное разграничение логики системы позволяет дописывать код программистам и специалистам разной категории и компетенции. В системе существуют следующие логические уровни:</text:p>
      <text:p text:style-name="P14"><draw:frame draw:style-name="fr2" draw:name="Врезка2" text:anchor-type="paragraph" svg:x="0.09cm" svg:y="0.316cm" svg:width="17.029cm" draw:z-index="55"><draw:text-box fo:min-height="9.641cm"><text:p text:style-name="P21"><draw:rect text:anchor-type="paragraph" draw:z-index="74" draw:style-name="gr18" draw:text-style-name="P58" svg:width="15.267cm" svg:height="0.701cm" svg:x="0.549cm" svg:y="0.545cm"><text:p text:style-name="P58"><text:span text:style-name="T1">базы данных</text:span> (структуры)</text:p></draw:rect><draw:rect text:anchor-type="paragraph" draw:z-index="73" draw:style-name="gr7" draw:text-style-name="P58" svg:width="15.371cm" svg:height="0.701cm" svg:x="0.522cm" svg:y="1.84cm"><text:p text:style-name="P58"><text:span text:style-name="T1">адаптеры</text:span> баз данных (структуры данных -&gt; объекты Pandora)</text:p></draw:rect><draw:rect text:anchor-type="paragraph" draw:z-index="72" draw:style-name="gr7" draw:text-style-name="P58" svg:width="9.614cm" svg:height="0.701cm" svg:x="0.603cm" svg:y="3.265cm"><text:p text:style-name="P58"><text:span text:style-name="T1">логика мира</text:span> (мировые объекты и их методы)</text:p></draw:rect><draw:rect text:anchor-type="paragraph" draw:z-index="56" draw:style-name="gr7" draw:text-style-name="P58" svg:width="11.448cm" svg:height="0.701cm" svg:x="2.134cm" svg:y="4.512cm"><text:p text:style-name="P58"><text:span text:style-name="T1">логика компании</text:span> (расширение методов объектов мира)</text:p></draw:rect><draw:rect text:anchor-type="paragraph" draw:z-index="57" draw:style-name="gr7" draw:text-style-name="P58" svg:width="11.431cm" svg:height="0.701cm" svg:x="4.438cm" svg:y="5.782cm"><text:p text:style-name="P58"><text:span text:style-name="T1">логика страны</text:span> (расширение методов объектов компании)</text:p></draw:rect><draw:rect text:anchor-type="paragraph" draw:z-index="58" draw:style-name="gr16" draw:text-style-name="P58" svg:width="15.364cm" svg:height="0.701cm" svg:x="0.499cm" svg:y="7.13cm"><text:p text:style-name="P58"><text:span text:style-name="T1">интерфейсные модули</text:span> (GUI или HTTP)</text:p></draw:rect><draw:rect text:anchor-type="paragraph" draw:z-index="59" draw:style-name="gr17" draw:text-style-name="P58" svg:width="6.525cm" svg:height="0.701cm" svg:x="0.448cm" svg:y="8.528cm"><text:p text:style-name="P58">GTK</text:p></draw:rect><draw:rect text:anchor-type="paragraph" draw:z-index="60" draw:style-name="gr17" draw:text-style-name="P58" svg:width="6.525cm" svg:height="0.701cm" svg:x="9.313cm" svg:y="8.528cm"><text:p text:style-name="P58">Веб-сервер</text:p></draw:rect><draw:line text:anchor-type="paragraph" draw:z-index="61" draw:style-name="gr12" draw:text-style-name="P58" svg:x1="7.828cm" svg:y1="1.245cm" svg:x2="7.828cm" svg:y2="1.839cm"><text:p/></draw:line><draw:line text:anchor-type="paragraph" draw:z-index="62" draw:style-name="gr12" draw:text-style-name="P58" svg:x1="5.288cm" svg:y1="2.54cm" svg:x2="5.288cm" svg:y2="3.265cm"><text:p/></draw:line><draw:line text:anchor-type="paragraph" draw:z-index="63" draw:style-name="gr12" draw:text-style-name="P58" svg:x1="11.82cm" svg:y1="2.54cm" svg:x2="11.82cm" svg:y2="4.512cm"><text:p/></draw:line><draw:line text:anchor-type="paragraph" draw:z-index="64" draw:style-name="gr12" draw:text-style-name="P58" svg:x1="14.619cm" svg:y1="2.54cm" svg:x2="14.619cm" svg:y2="5.782cm"><text:p/></draw:line><draw:line text:anchor-type="paragraph" draw:z-index="65" draw:style-name="gr12" draw:text-style-name="P58" svg:x1="6.922cm" svg:y1="3.965cm" svg:x2="6.922cm" svg:y2="4.512cm"><text:p/></draw:line><draw:line text:anchor-type="paragraph" draw:z-index="66" draw:style-name="gr12" draw:text-style-name="P58" svg:x1="8.994cm" svg:y1="5.212cm" svg:x2="8.994cm" svg:y2="5.782cm"><text:p/></draw:line><draw:line text:anchor-type="paragraph" draw:z-index="67" draw:style-name="gr12" draw:text-style-name="P58" svg:x1="1.296cm" svg:y1="3.965cm" svg:x2="1.296cm" svg:y2="7.129cm"><text:p/></draw:line><draw:line text:anchor-type="paragraph" draw:z-index="68" draw:style-name="gr12" draw:text-style-name="P58" svg:x1="3.214cm" svg:y1="5.212cm" svg:x2="3.214cm" svg:y2="7.129cm"><text:p/></draw:line><draw:line text:anchor-type="paragraph" draw:z-index="69" draw:style-name="gr12" draw:text-style-name="P58" svg:x1="10.395cm" svg:y1="6.482cm" svg:x2="10.395cm" svg:y2="7.129cm"><text:p/></draw:line><draw:line text:anchor-type="paragraph" draw:z-index="70" draw:style-name="gr12" draw:text-style-name="P58" svg:x1="3.941cm" svg:y1="7.83cm" svg:x2="3.941cm" svg:y2="8.529cm"><text:p/></draw:line><draw:line text:anchor-type="paragraph" draw:z-index="71" draw:style-name="gr12" draw:text-style-name="P58" svg:x1="12.441cm" svg:y1="7.83cm" svg:x2="12.441cm" svg:y2="8.529cm"><text:p/></draw:line></text:p><text:p text:style-name="Text"/><text:p text:style-name="Text"/><text:p text:style-name="Text"/><text:p text:style-name="Text"/><text:p text:style-name="Text"/><text:p text:style-name="Text"/><text:p text:style-name="Text"/><text:p text:style-name="Text"/><text:p text:style-name="Text"/><text:p text:style-name="Text"/><text:p text:style-name="P15"/><text:p text:style-name="P15">Рисунок. Уровни программирования Pandora</text:p></draw:text-box></draw:frame><text:soft-page-break/></text:p>
      <text:p text:style-name="P9"/>
      <text:p text:style-name="P9"/>
      <text:p text:style-name="P9"/>
      <text:p text:style-name="P9"/>
      <text:p text:style-name="P9"/>
      <text:p text:style-name="P9"/>
      <text:h text:style-name="P44" text:outline-level="1">Средства разработки</text:h>
      <text:p text:style-name="P9">Компоненты Пандоры не требуют линковки и компиляции. Вы открываете файлы (*.rb, ,*.xml, /lang/*.txt) в простом текстовом редакторе, изменяете текст, сохраняете — и запускаете программу.</text:p>
      <text:p text:style-name="P9">В качестве текстового редактора рекомендую Geany: лёгкий, эстетичный, кроссплатформенный с подстветкой синтаксиса ruby, xml и многих других.</text:p>
      <text:p text:style-name="P9">В Linux Ubuntu он устанавливается командой:</text:p>
      <text:p text:style-name="P9">apt-get -y install geany</text:p>
      <text:p text:style-name="P9">В Windows можно скачать и установить отсюда:</text:p>
      <text:p text:style-name="Text_20_body"><text:a xlink:type="simple" xlink:href="http://www.geany.org/Download/Releases">http://www.geany.org/Download/Releases</text:a></text:p>
      <text:h text:style-name="Heading_20_1" text:outline-level="1">Адаптер баз данных</text:h>
      <text:p text:style-name="P9">Адаптер является посредником между базой данных и бизнес-логикой, он позволяет абстрагироваться от особенностей базы.</text:p>
      <text:p text:style-name="P9"/>
      <text:p text:style-name="P9"/>
      <text:p text:style-name="P9"/>
      <text:h text:style-name="Heading_20_1" text:outline-level="1">Протокол Пандоры</text:h>
      <text:p text:style-name="P10">Суть протокола</text:p>
      <text:p text:style-name="P9"><text:span text:style-name="T2">Обмен</text:span> между двумя узлами (охотник и слушатель) выглядит примерно так:</text:p>
      <text:p text:style-name="P9">О1: Привет! Требую протокол 1. Прошу сжатие, но не требую. [Отмычка a2c5df] </text:p>
      <text:p text:style-name="P9">С1: Привет! Работаем на протоколе 1, без сжатия. [Работаем на отмычке]</text:p>
      <text:p text:style-name="P9">О2:+ Дай мне статьи Михаила Михайлова? </text:p>
      <text:p text:style-name="P9">С2:+ А ты кто? </text:p>
      <text:p text:style-name="P9">С3:+ У тебя есть вакансии "Программист"? </text:p>
      <text:p text:style-name="P9">О3:-С2 Я Иван Иванов. </text:p>
      <text:p text:style-name="P9">О4:+ А ты кто? </text:p>
      <text:p text:style-name="P9">С4:-О4 Я Петя Петров. </text:p>
      <text:p text:style-name="P9">О2:+ Повтор1. Дай мне статьи Михаила Михайлова? </text:p>
      <text:p text:style-name="P9">С5:-О2 Статей нет. </text:p>
      <text:p text:style-name="P9">О5:-С3 Лови две вакансии. </text:p>
      <text:p text:style-name="P9">О6:+ Примешь канал1 звука и канал2 видео? </text:p>
      <text:p text:style-name="P9">С6:-О6 Давай канал1 и канал2. </text:p>
      <text:p text:style-name="P9">О-1:= Канал1. Лови кусок звука! </text:p>
      <text:p text:style-name="P9"><text:soft-page-break/>С7:-O5 Ловлю вакансии. </text:p>
      <text:p text:style-name="P9">О-2:= Канал2. Лови кусок видео! </text:p>
      <text:p text:style-name="P9">О-3:= Канал2. Лови кусок видео! </text:p>
      <text:p text:style-name="P9">О7:+ Вакансия 1. </text:p>
      <text:p text:style-name="P9">С8:+ У тебя есть файлы Федора Федорова? </text:p>
      <text:p text:style-name="P9">С9:-О7 Поймал вакансию. </text:p>
      <text:p text:style-name="P9">О8:+ Вакансия 2. </text:p>
      <text:p text:style-name="P9">О-4:= Канал2. Лови кусок видео! </text:p>
      <text:p text:style-name="P9">О9:-С7 Лови список файлов. </text:p>
      <text:p text:style-name="P9">О-5:= Канал2. Лови кусок видео! </text:p>
      <text:p text:style-name="P9"/>
      <text:p text:style-name="P9">Сеанс — это весь разговор от момента подключения до разъединения.</text:p>
      <text:p text:style-name="Standard"/>
      <text:p text:style-name="Standard">Протокол Пандоры является байтовым (бинарным). Обмен происходит небольшими порциями — сегментами.</text:p>
      <text:p text:style-name="Text_20_body"/>
      <text:p text:style-name="P10">Сегменты</text:p>
      <text:p text:style-name="P7">Структура сегмента: индекс, код команды, уточняющий код, данные.</text:p>
      <text:p text:style-name="P9">Реплики в пределах сеанса последовательно нумеруются. Реплика-ответ кроме своего номера также содержит дополнительно номер реплики-вопроса, на который она отвечает.</text:p>
      <text:p text:style-name="P9">Сегмент содержит минимум 4 байта:</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row>
          <table:table-cell table:style-name="Таблица2.A1" office:value-type="string">
            <text:p text:style-name="P3">Поле</text:p>
          </table:table-cell>
          <table:table-cell table:style-name="Таблица2.A1" office:value-type="string">
            <text:p text:style-name="P4">Длина сегмента</text:p>
            <text:p text:style-name="P4">(2 байта)</text:p>
          </table:table-cell>
          <table:table-cell table:style-name="Таблица2.A1" office:value-type="string">
            <text:p text:style-name="P4">Номер</text:p>
            <text:p text:style-name="P4">[и канал]</text:p>
            <text:p text:style-name="P4">(2 байта)</text:p>
          </table:table-cell>
          <table:table-cell table:style-name="Таблица2.A1" office:value-type="string">
            <text:p text:style-name="P4">[Код</text:p>
            <text:p text:style-name="P4">команды]</text:p>
            <text:p text:style-name="P4">(1 байт)</text:p>
          </table:table-cell>
          <table:table-cell table:style-name="Таблица2.A1" office:value-type="string">
            <text:p text:style-name="P4">[Параметр</text:p>
            <text:p text:style-name="P4">команды]</text:p>
            <text:p text:style-name="P4">(1 байт)</text:p>
          </table:table-cell>
          <table:table-cell table:style-name="Таблица2.F1" office:value-type="string">
            <text:p text:style-name="P4">[Данные]</text:p>
            <text:p text:style-name="P4">(0..65535 байт)</text:p>
          </table:table-cell>
        </table:table-row>
        <table:table-row>
          <table:table-cell table:style-name="Таблица2.A2" office:value-type="string">
            <text:p text:style-name="P3">Пример</text:p>
          </table:table-cell>
          <table:table-cell table:style-name="Таблица2.A2" office:value-type="string">
            <text:p text:style-name="Table_20_Contents">23</text:p>
          </table:table-cell>
          <table:table-cell table:style-name="Таблица2.A2" office:value-type="string">
            <text:p text:style-name="Table_20_Contents">7</text:p>
          </table:table-cell>
          <table:table-cell table:style-name="Таблица2.A2" office:value-type="string">
            <text:p text:style-name="Table_20_Contents">2</text:p>
          </table:table-cell>
          <table:table-cell table:style-name="Таблица2.A2" office:value-type="string">
            <text:p text:style-name="Table_20_Contents">0</text:p>
          </table:table-cell>
          <table:table-cell table:style-name="Таблица2.F2" office:value-type="string">
            <text:p text:style-name="Table_20_Contents">Привет! Как дела?</text:p>
          </table:table-cell>
        </table:table-row>
      </table:table>
      <text:p text:style-name="P9"/>
      <text:p text:style-name="P9">Длина сегмента служит для определения конца сегмента в потоковых протоколах (таких как TCP), а также для дополнительного контроля в порционных протоколах (UDP).</text:p>
      <text:p text:style-name="P9">Номер сегмента интерпретируется по-разному. Если верхний бит номера сброшен, то это <text:span text:style-name="T1">запросный сегмент</text:span>, а <text:span text:style-name="T2">оставшиеся </text:span>15 бит содержат его номер (0..32767). Если верхний бит двухбайтового номера установлен, то это <text:span text:style-name="T1">мультимедиа сегмент</text:span>. В этом случае, следующие 5 бит означают номер канала (0..31), а оставшиеся 10 бит — номер мультимедиа сегмента (0..1023).</text:p>
      <text:p text:style-name="P9">Код и параметр присутствуют только в запросных сегментах и отсутствуют в мультимедиа сегментах.</text:p>
      <text:p text:style-name="P9">Код команды (0..255) определяет суть запросного сегмента, например «инициализация».</text:p>
      <text:p text:style-name="P9">Параметр команды (0..255) расширяет код команды, например «приветствие».</text:p>
      <text:p text:style-name="P9">Данные (если они есть) интерпретируются по разному для разных типов сегментов. <text:span text:style-name="T2">Мультимедиа сегменты переносят живой звук или видео поток. Запросные сегменты переносят все остальные виды данных.</text:span></text:p>
      <text:p text:style-name="P9">Запросные сегменты при приёме добавляются в очередь и обрабатываются последовательно по <text:soft-page-break/>номерам. Если в очереди потерян какой-то номер, запрашивается повтор сегмента. Если сегмент так и не был получен после нескольких запросов, сеанс разрывается с ошибкой.</text:p>
      <text:p text:style-name="P9">Потерянные мультимедиа сегменты повторно не запрашиваются. Нумеруются же только для отслеживания процента потерь и балансировки нагрузки соединения.</text:p>
      <text:p text:style-name="P13">Таблица. Зарезервированные коды команд для протокола 1 (альфа-версия).</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8">Константа</text:p>
          </table:table-cell>
          <table:table-cell table:style-name="Таблица3.A1" office:value-type="string">
            <text:p text:style-name="P8">Код</text:p>
          </table:table-cell>
          <table:table-cell table:style-name="Таблица3.C1" office:value-type="string">
            <text:p text:style-name="P8">Назначение</text:p>
          </table:table-cell>
        </table:table-row>
        <table:table-row>
          <table:table-cell table:style-name="Таблица3.A2" office:value-type="string">
            <text:p text:style-name="Standard">EC_Repeat</text:p>
          </table:table-cell>
          <table:table-cell table:style-name="Таблица3.A2" office:value-type="string">
            <text:p text:style-name="Standard">0</text:p>
          </table:table-cell>
          <table:table-cell table:style-name="Таблица3.C2" office:value-type="string">
            <text:p text:style-name="Standard">Запрос потерянного сегмента</text:p>
          </table:table-cell>
        </table:table-row>
        <table:table-row>
          <table:table-cell table:style-name="Таблица3.A2" office:value-type="string">
            <text:p text:style-name="Standard">EC_Init</text:p>
          </table:table-cell>
          <table:table-cell table:style-name="Таблица3.A2" office:value-type="string">
            <text:p text:style-name="Standard">1</text:p>
          </table:table-cell>
          <table:table-cell table:style-name="Таблица3.C2" office:value-type="string">
            <text:p text:style-name="Standard">Инициализация сеанса</text:p>
          </table:table-cell>
        </table:table-row>
        <table:table-row>
          <table:table-cell table:style-name="Таблица3.A2" office:value-type="string">
            <text:p text:style-name="Standard">EC_Message</text:p>
          </table:table-cell>
          <table:table-cell table:style-name="Таблица3.A2" office:value-type="string">
            <text:p text:style-name="Standard">2</text:p>
          </table:table-cell>
          <table:table-cell table:style-name="Таблица3.C2" office:value-type="string">
            <text:p text:style-name="Standard">Мгновенное текстовое сообщение</text:p>
          </table:table-cell>
        </table:table-row>
        <table:table-row>
          <table:table-cell table:style-name="Таблица3.A2" office:value-type="string">
            <text:p text:style-name="Standard">EC_Channel</text:p>
          </table:table-cell>
          <table:table-cell table:style-name="Таблица3.A2" office:value-type="string">
            <text:p text:style-name="Standard">3</text:p>
          </table:table-cell>
          <table:table-cell table:style-name="Таблица3.C2" office:value-type="string">
            <text:p text:style-name="Standard">Управление медиа каналом</text:p>
          </table:table-cell>
        </table:table-row>
        <table:table-row>
          <table:table-cell table:style-name="Таблица3.A2" office:value-type="string">
            <text:p text:style-name="Standard">EC_Query</text:p>
          </table:table-cell>
          <table:table-cell table:style-name="Таблица3.A2" office:value-type="string">
            <text:p text:style-name="Standard">4</text:p>
          </table:table-cell>
          <table:table-cell table:style-name="Таблица3.C2" office:value-type="string">
            <text:p text:style-name="Standard">Запрос пачки сортов или пачки панхэшей</text:p>
          </table:table-cell>
        </table:table-row>
        <table:table-row>
          <table:table-cell table:style-name="Таблица3.A2" office:value-type="string">
            <text:p text:style-name="Standard">EC_News</text:p>
          </table:table-cell>
          <table:table-cell table:style-name="Таблица3.A2" office:value-type="string">
            <text:p text:style-name="Standard">5</text:p>
          </table:table-cell>
          <table:table-cell table:style-name="Таблица3.C2" office:value-type="string">
            <text:p text:style-name="Standard">Пачка сортов или пачка панхэшей</text:p>
          </table:table-cell>
        </table:table-row>
        <table:table-row>
          <table:table-cell table:style-name="Таблица3.A2" office:value-type="string">
            <text:p text:style-name="Standard">EC_Request</text:p>
          </table:table-cell>
          <table:table-cell table:style-name="Таблица3.A2" office:value-type="string">
            <text:p text:style-name="Standard">6</text:p>
          </table:table-cell>
          <table:table-cell table:style-name="Таблица3.C2" office:value-type="string">
            <text:p text:style-name="Standard">Запрос записи/патча/миниатюры</text:p>
          </table:table-cell>
        </table:table-row>
        <table:table-row>
          <table:table-cell table:style-name="Таблица3.A2" office:value-type="string">
            <text:p text:style-name="Standard">EC_Record</text:p>
          </table:table-cell>
          <table:table-cell table:style-name="Таблица3.A2" office:value-type="string">
            <text:p text:style-name="Standard">7</text:p>
          </table:table-cell>
          <table:table-cell table:style-name="Таблица3.C2" office:value-type="string">
            <text:p text:style-name="Standard">Выдача записи</text:p>
          </table:table-cell>
        </table:table-row>
        <table:table-row>
          <table:table-cell table:style-name="Таблица3.A2" office:value-type="string">
            <text:p text:style-name="Standard">EC_Patch</text:p>
          </table:table-cell>
          <table:table-cell table:style-name="Таблица3.A2" office:value-type="string">
            <text:p text:style-name="Standard">8</text:p>
          </table:table-cell>
          <table:table-cell table:style-name="Таблица3.C2" office:value-type="string">
            <text:p text:style-name="Standard">Выдача патча</text:p>
          </table:table-cell>
        </table:table-row>
        <table:table-row>
          <table:table-cell table:style-name="Таблица3.A2" office:value-type="string">
            <text:p text:style-name="Standard">EC_Preview</text:p>
          </table:table-cell>
          <table:table-cell table:style-name="Таблица3.A2" office:value-type="string">
            <text:p text:style-name="Standard">9</text:p>
          </table:table-cell>
          <table:table-cell table:style-name="Таблица3.C2" office:value-type="string">
            <text:p text:style-name="Standard">Выдача миниатюры</text:p>
          </table:table-cell>
        </table:table-row>
        <table:table-row>
          <table:table-cell table:style-name="Таблица3.A2" office:value-type="string">
            <text:p text:style-name="Standard">EC_Fishing</text:p>
          </table:table-cell>
          <table:table-cell table:style-name="Таблица3.A2" office:value-type="string">
            <text:p text:style-name="Standard">10</text:p>
          </table:table-cell>
          <table:table-cell table:style-name="Таблица3.C2" office:value-type="string">
            <text:p text:style-name="Standard">Управление рыбалкой</text:p>
          </table:table-cell>
        </table:table-row>
        <table:table-row>
          <table:table-cell table:style-name="Таблица3.A2" office:value-type="string">
            <text:p text:style-name="Standard">EC_Pipe</text:p>
          </table:table-cell>
          <table:table-cell table:style-name="Таблица3.A2" office:value-type="string">
            <text:p text:style-name="Standard">11</text:p>
          </table:table-cell>
          <table:table-cell table:style-name="Таблица3.C2" office:value-type="string">
            <text:p text:style-name="Standard">Данные канала двух рыбаков</text:p>
          </table:table-cell>
        </table:table-row>
        <table:table-row>
          <table:table-cell table:style-name="Таблица3.A2" office:value-type="string">
            <text:p text:style-name="Standard">EC_Sync</text:p>
          </table:table-cell>
          <table:table-cell table:style-name="Таблица3.A2" office:value-type="string">
            <text:p text:style-name="Standard">12</text:p>
          </table:table-cell>
          <table:table-cell table:style-name="Таблица3.C2" office:value-type="string">
            <text:p text:style-name="Standard">Последняя команда в серии, или индикация "живости"</text:p>
          </table:table-cell>
        </table:table-row>
        <table:table-row>
          <table:table-cell table:style-name="Таблица3.A2" office:value-type="string">
            <text:p text:style-name="Standard">EC_Wait</text:p>
          </table:table-cell>
          <table:table-cell table:style-name="Таблица3.A2" office:value-type="string">
            <text:p text:style-name="Standard">253</text:p>
          </table:table-cell>
          <table:table-cell table:style-name="Таблица3.C2" office:value-type="string">
            <text:p text:style-name="Standard">Временно недоступен</text:p>
          </table:table-cell>
        </table:table-row>
        <table:table-row>
          <table:table-cell table:style-name="Таблица3.A2" office:value-type="string">
            <text:p text:style-name="Standard">EC_More</text:p>
          </table:table-cell>
          <table:table-cell table:style-name="Таблица3.A2" office:value-type="string">
            <text:p text:style-name="Standard">254</text:p>
          </table:table-cell>
          <table:table-cell table:style-name="Таблица3.C2" office:value-type="string">
            <text:p text:style-name="Standard">Давай дальше</text:p>
          </table:table-cell>
        </table:table-row>
        <table:table-row>
          <table:table-cell table:style-name="Таблица3.A2" office:value-type="string">
            <text:p text:style-name="Standard">EC_Bye</text:p>
          </table:table-cell>
          <table:table-cell table:style-name="Таблица3.A2" office:value-type="string">
            <text:p text:style-name="Standard">255</text:p>
          </table:table-cell>
          <table:table-cell table:style-name="Таблица3.C2" office:value-type="string">
            <text:p text:style-name="Standard">Рассоединение</text:p>
          </table:table-cell>
        </table:table-row>
      </table:table>
      <text:p text:style-name="P9"/>
      <text:p text:style-name="P9">Узлы высылают друг другу сегменты. При этом запросные сегменты и мультимедиа перемежаются. Если канал перегружен (много потерь), то обмен запросными сегментами приостанавливается, до тех пор пока не закроются мультимедиа каналы и не освободят соединение.</text:p>
      <text:p text:style-name="P9">Обмен запросными сегментами происходит сериями (мультимедиа сегменты не влияют на обработку серий). Серия заканчивается, когда заканчиваются данные для отправки, или когда пауза в отправке запросных сегментов затянулась. Каждая серия заканчивается сегментом синхронизации (EC_Sync), который показывает другой стороне, что его серия закончилась.</text:p>
      <text:p text:style-name="Standard">Так как протокол байтовый, то никакое кодирование не требуется.</text:p>
      <text:p text:style-name="Standard">Но зачастую для передачи структурированных данных используется формат PSON.</text:p>
      <text:p text:style-name="Standard">PSON (Pandora Simple Object Notation) — это байтовый формат, в котором закодированы: тип данных, длинна данных, сами данные.</text:p>
      <text:p text:style-name="Standard"/>
      <text:p text:style-name="Standard"/>
      <text:p text:style-name="P8">Пакетирование</text:p>
      <text:p text:style-name="Standard"/>
      <text:p text:style-name="Standard">Размер сегмента как правило подбирается таким образом, чтобы он вписывался в IP-пакет.</text:p>
      <text:p text:style-name="Standard">Если отправляется сразу нескольких небольших сегментов, то для уменьшения доли служебных данных и снижения нагрузки на канал Пандора пытается уместить несколько <text:soft-page-break/>сегментов в один IP-пакет.</text:p>
      <text:p text:style-name="P7"/>
      <text:p text:style-name="Standard">В протоколе не предусмотрены механизмы подтверждения о получении.</text:p>
      <text:p text:style-name="Standard">Уверенность о полноте полученных данных контролируется индексом сегментов.</text:p>
      <text:p text:style-name="P7">Если по дороге пакет с сегментами потерялся (а такое может случиться для UDP), то получатель, отследив это по индексу полученных сегментов запрашивает пакет повторно.</text:p>
      <text:p text:style-name="Standard"/>
      <text:p text:style-name="Standard">Когда в обмене возникает пауза, то отправитель посылает синхронизирующий сегмент.</text:p>
      <text:p text:style-name="P7">Таким образом, обмен идёт идёт сериями сегментов с оконечным sync-сегмент, который говорит, что все сегменты в данной серии отправлены.</text:p>
      <text:p text:style-name="Standard"/>
      <text:p text:style-name="Standard">Пауза между сериями возникает по естественным причинам, например, узел ждёт, пока человек наберет сообщение, или например, идёт формирование ответа на сложный запрос.</text:p>
      <text:p text:style-name="Standard">Величина паузы задана в настройках и по умолчанию равна 2 секундам. Паузы могут быть разными, поэтому узлы сообщают их друг другу при согласовании протокола.</text:p>
      <text:p text:style-name="Standard"/>
      <text:p text:style-name="Standard">Если по истечении паузы не пришел синхронизирующий пакет, то узел сам отправляет синхронизирующий пакет, на который отправитель должен отреагировать.</text:p>
      <text:p text:style-name="Standard"/>
      <text:p text:style-name="Standard">Второе условие, при котором высылаются синхронизирующие пакеты — длинная пауза между сериями (по умолчанию равна 20 сек). В этом случае sync-пакет высылается, чтобы убедиться, что другая сторона еще на связи.</text:p>
      <text:p text:style-name="P7"/>
      <text:p text:style-name="Standard"/>
      <text:h text:style-name="Heading_20_1" text:outline-level="1">Авторизация</text:h>
      <text:p text:style-name="Standard">После соединения узлы начинают обмен сегментами проходя три этапа:</text:p>
      <text:list xml:id="list1968125290" text:style-name="L5">
        <text:list-item>
          <text:p text:style-name="P56">согласование протокола</text:p>
        </text:list-item>
        <text:list-item>
          <text:p text:style-name="P56">авторизация</text:p>
        </text:list-item>
        <text:list-item>
          <text:p text:style-name="P56">обмен данными.</text:p>
        </text:list-item>
      </text:list>
      <text:p text:style-name="Standard"/>
      <text:p text:style-name="P9">Любой узел в любой момент на любой стадии может прервать сеанс, если ему что-то не понравилось, или если возникла необходимо завершить работу узла.</text:p>
      <text:p text:style-name="Text_20_body"/>
      <text:list xml:id="list1258636070" text:continue-numbering="true" text:style-name="L5">
        <text:list-header>
          <text:p text:style-name="P56"/>
        </text:list-header>
      </text:list>
      <text:p text:style-name="Standard"><draw:frame draw:style-name="fr3" draw:name="Врезка3" text:anchor-type="char" svg:x="-0.041cm" svg:y="0.316cm" svg:height="17.376cm" draw:z-index="75"><draw:text-box fo:min-height="69%" fo:min-width="17.406cm"><text:p text:style-name="Drawing"><draw:g text:anchor-type="paragraph" draw:z-index="76" draw:style-name="gr19"><draw:custom-shape draw:style-name="gr20" draw:text-style-name="P62" svg:width="5.201cm" svg:height="0.664cm" svg:x="4.177cm" svg:y="0.579cm"><text:p text:style-name="P61"><text:span text:style-name="T13">узел отключен</text:span></text:p><draw:enhanced-geometry svg:viewBox="0 0 21600 21600" draw:mirror-horizontal="false" draw:mirror-vertical="false" draw:type="rectangle" draw:enhanced-path="M 0 0 L 21600 0 21600 21600 0 21600 0 0 Z N"/></draw:custom-shape><draw:custom-shape draw:style-name="gr21" draw:text-style-name="P62" svg:width="5.201cm" svg:height="0.664cm" svg:x="4.175cm" svg:y="1.905cm"><text:p text:style-name="P61"><text:span text:style-name="T13">узел подключен</text:span></text:p><draw:enhanced-geometry svg:viewBox="0 0 21600 21600" draw:mirror-horizontal="false" draw:mirror-vertical="false" draw:type="rectangle" draw:enhanced-path="M 0 0 L 21600 0 21600 21600 0 21600 0 0 Z N"/></draw:custom-shape><draw:custom-shape draw:style-name="gr22" draw:text-style-name="P62" svg:width="5.201cm" svg:height="0.664cm" svg:x="4.177cm" svg:y="3.234cm"><text:p text:style-name="P61"><text:span text:style-name="T13">IP разрешен</text:span></text:p><draw:enhanced-geometry svg:viewBox="0 0 21600 21600" draw:mirror-horizontal="false" draw:mirror-vertical="false" draw:type="rectangle" draw:enhanced-path="M 0 0 L 21600 0 21600 21600 0 21600 0 0 Z N"/></draw:custom-shape><draw:custom-shape draw:style-name="gr23" draw:text-style-name="P62" svg:width="5.201cm" svg:height="0.666cm" svg:x="4.175cm" svg:y="4.558cm"><text:p text:style-name="P61"><text:span text:style-name="T13">протокол согласован</text:span></text:p><draw:enhanced-geometry svg:viewBox="0 0 21600 21600" draw:mirror-horizontal="false" draw:mirror-vertical="false" draw:type="rectangle" draw:enhanced-path="M 0 0 L 21600 0 21600 21600 0 21600 0 0 Z N"/></draw:custom-shape><draw:custom-shape draw:style-name="gr24" draw:text-style-name="P62" svg:width="5.201cm" svg:height="0.662cm" svg:x="4.177cm" svg:y="5.888cm"><text:p text:style-name="P61"><text:span text:style-name="T13">панхэш ключа принят</text:span></text:p><draw:enhanced-geometry svg:viewBox="0 0 21600 21600" draw:mirror-horizontal="false" draw:mirror-vertical="false" draw:type="rectangle" draw:enhanced-path="M 0 0 L 21600 0 21600 21600 0 21600 0 0 Z N"/></draw:custom-shape><draw:custom-shape draw:style-name="gr25" draw:text-style-name="P62" svg:width="5.201cm" svg:height="0.666cm" svg:x="4.177cm" svg:y="7.215cm"><text:p text:style-name="P61"><text:span text:style-name="T13">[ключ допущен/доверен]</text:span></text:p><draw:enhanced-geometry svg:viewBox="0 0 21600 21600" draw:mirror-horizontal="false" draw:mirror-vertical="false" draw:type="rectangle" draw:enhanced-path="M 0 0 L 21600 0 21600 21600 0 21600 0 0 Z N"/></draw:custom-shape><draw:custom-shape draw:style-name="gr26" draw:text-style-name="P62" svg:width="5.201cm" svg:height="0.664cm" svg:x="4.175cm" svg:y="8.541cm"><text:p text:style-name="P61"><text:span text:style-name="T13">[фраза подписана верно]</text:span></text:p><draw:enhanced-geometry svg:viewBox="0 0 21600 21600" draw:mirror-horizontal="false" draw:mirror-vertical="false" draw:type="rectangle" draw:enhanced-path="M 0 0 L 21600 0 21600 21600 0 21600 0 0 Z N"/></draw:custom-shape><draw:line draw:style-name="gr27" draw:text-style-name="P63" svg:x1="6.776cm" svg:y1="2.57cm" svg:x2="6.776cm" svg:y2="3.234cm"><text:p/></draw:line><draw:line draw:style-name="gr28" draw:text-style-name="P63" svg:x1="6.776cm" svg:y1="3.895cm" svg:x2="6.776cm" svg:y2="4.559cm"><text:p/></draw:line><draw:line draw:style-name="gr29" draw:text-style-name="P63" svg:x1="6.776cm" svg:y1="5.223cm" svg:x2="6.776cm" svg:y2="5.887cm"><text:p/></draw:line><draw:line draw:style-name="gr30" draw:text-style-name="P63" svg:x1="6.776cm" svg:y1="6.552cm" svg:x2="6.776cm" svg:y2="7.216cm"><text:p/></draw:line><draw:line draw:style-name="gr31" draw:text-style-name="P63" svg:x1="6.776cm" svg:y1="7.877cm" svg:x2="6.776cm" svg:y2="8.541cm"><text:p/></draw:line><draw:line draw:style-name="gr32" draw:text-style-name="P63" svg:x1="6.776cm" svg:y1="11.858cm" svg:x2="6.776cm" svg:y2="12.606cm"><text:p/></draw:line><draw:line draw:style-name="gr33" draw:text-style-name="P63" svg:x1="6.776cm" svg:y1="1.241cm" svg:x2="6.776cm" svg:y2="1.905cm"><text:p/></draw:line><draw:line draw:style-name="gr34" draw:text-style-name="P63" svg:x1="16.776cm" svg:y1="6.223cm" svg:x2="9.476cm" svg:y2="6.223cm"><text:p/></draw:line><draw:custom-shape draw:style-name="gr35" draw:text-style-name="P62" svg:width="5.201cm" svg:height="0.664cm" svg:x="4.175cm" svg:y="9.869cm"><text:p text:style-name="P61"><text:span text:style-name="T13">[сеансовый ключ знаком]</text:span></text:p><draw:enhanced-geometry svg:viewBox="0 0 21600 21600" draw:mirror-horizontal="false" draw:mirror-vertical="false" draw:type="rectangle" draw:enhanced-path="M 0 0 L 21600 0 21600 21600 0 21600 0 0 Z N"/></draw:custom-shape><draw:custom-shape draw:style-name="gr36" draw:text-style-name="P62" svg:width="5.201cm" svg:height="0.666cm" svg:x="4.175cm" svg:y="12.605cm"><text:p text:style-name="P61"><text:span text:style-name="T13">узел отключен</text:span></text:p><draw:enhanced-geometry svg:viewBox="0 0 21600 21600" draw:mirror-horizontal="false" draw:mirror-vertical="false" draw:type="rectangle" draw:enhanced-path="M 0 0 L 21600 0 21600 21600 0 21600 0 0 Z N"/></draw:custom-shape><draw:line draw:style-name="gr37" draw:text-style-name="P63" svg:x1="6.775cm" svg:y1="9.204cm" svg:x2="6.775cm" svg:y2="9.868cm"><text:p/></draw:line><draw:frame draw:style-name="gr38" draw:text-style-name="P63" svg:width="2.971cm" svg:height="1.227cm" svg:x="0.806cm" svg:y="6.386cm"><draw:text-box><text:p text:style-name="P61"><text:span text:style-name="T14">Синхронный</text:span></text:p><text:p text:style-name="P61"><text:span text:style-name="T14">обмен</text:span></text:p></draw:text-box></draw:frame><draw:frame draw:style-name="gr39" draw:text-style-name="P63" svg:width="3.16cm" svg:height="1.227cm" svg:x="0.815cm" svg:y="11.115cm"><draw:text-box><text:p text:style-name="P61"><text:span text:style-name="T14">Асинхронный</text:span></text:p><text:p text:style-name="P61"><text:span text:style-name="T14">обмен</text:span></text:p></draw:text-box></draw:frame><draw:line draw:style-name="gr40" draw:text-style-name="P63" svg:x1="0.976cm" svg:y1="10.201cm" svg:x2="3.676cm" svg:y2="10.201cm"><text:p/></draw:line><draw:line draw:style-name="gr40" draw:text-style-name="P63" svg:x1="0.975cm" svg:y1="2.236cm" svg:x2="3.675cm" svg:y2="2.236cm"><text:p/></draw:line><draw:line draw:style-name="gr40" draw:text-style-name="P63" svg:x1="0.975cm" svg:y1="12.94cm" svg:x2="3.675cm" svg:y2="12.94cm"><text:p/></draw:line><draw:frame draw:style-name="gr41" draw:text-style-name="P63" svg:width="6.831cm" svg:height="1.714cm" svg:x="9.745cm" svg:y="6.301cm"><draw:text-box><text:p text:style-name="P61"><text:span text:style-name="T13">разрешен прием:</text:span></text:p><text:p text:style-name="P61"><text:span text:style-name="T13">2х сообщений (после капчи),</text:span></text:p><text:p text:style-name="P61"><text:span text:style-name="T13">панхэша, ключа и фразы</text:span></text:p></draw:text-box></draw:frame><draw:line draw:style-name="gr34" draw:text-style-name="P63" svg:x1="17.176cm" svg:y1="10.201cm" svg:x2="9.476cm" svg:y2="10.201cm"><text:p/></draw:line><draw:frame draw:style-name="gr42" draw:text-style-name="P63" svg:width="7.631cm" svg:height="1.714cm" svg:x="9.576cm" svg:y="10.284cm"><draw:text-box><text:p text:style-name="P61"><text:span text:style-name="T13">разрешен прием сообщений,</text:span></text:p><text:p text:style-name="P61"><text:span text:style-name="T13">записей/патчей,</text:span></text:p><text:p text:style-name="P61"><text:span text:style-name="T13">видео и звука</text:span></text:p></draw:text-box></draw:frame><draw:frame draw:style-name="gr43" draw:text-style-name="P65" svg:width="15.071cm" svg:height="0.74cm" svg:x="1.476cm" svg:y="14.575cm"><draw:text-box><text:p text:style-name="P64"><text:span text:style-name="T15">*Желтым цветом указанны стадии, которые [могут быть пропущены]</text:span></text:p></draw:text-box></draw:frame><draw:custom-shape draw:style-name="gr44" draw:text-style-name="P62" svg:width="5.201cm" svg:height="0.666cm" svg:x="4.173cm" svg:y="11.194cm"><text:p text:style-name="P61"><text:span text:style-name="T13">обмен данными проведен</text:span></text:p><draw:enhanced-geometry svg:viewBox="0 0 21600 21600" draw:mirror-horizontal="false" draw:mirror-vertical="false" draw:type="rectangle" draw:enhanced-path="M 0 0 L 21600 0 21600 21600 0 21600 0 0 Z N"/></draw:custom-shape><draw:line draw:style-name="gr45" draw:text-style-name="P63" svg:x1="6.774cm" svg:y1="10.534cm" svg:x2="6.774cm" svg:y2="11.198cm"><text:p/></draw:line></draw:g></text:p><text:p text:style-name="P24">Рисунок <text:sequence text:ref-name="refDrawing0" text:name="Drawing" text:formula="ooow:Drawing+1" style:num-format="1">1</text:sequence>: <text:s/>Этапы обмена</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Standard"/>
      <text:p text:style-name="Standard"/>
      <text:p text:style-name="Standard">Каждый этап состоит из нескольких стадий.</text:p>
      <text:p text:style-name="Standard"/>
      <text:p text:style-name="Standard">Этап авторизации — самый сложный на сегодня этап. Авторизация выливается в прохождение от 4х до 12 стадий в зависимости от настроек безопасности узлов:</text:p>
      <text:p text:style-name="Standard">приветствие, хэш-загадка, подпись, капча, бан-лист.</text:p>
      <text:p text:style-name="Standard"/>
      <text:p text:style-name="Standard">На каждой стадии порция данных должна умещаться в заданный лимит.</text:p>
      <text:p text:style-name="Standard">Приветствие должно соответствовать заданному формату.</text:p>
      <text:p text:style-name="Standard">После приветсвия слушатель посылает охотнику случайную фразу и говорит: нужно решить хэш-загадку и создать электронную подпись.</text:p>
      <text:p text:style-name="Standard"/>
      <text:p text:style-name="Standard">Хэш-загадка обязывает охотника затратить аппаратные ресурсы, чтобы перейти к следующему <text:soft-page-break/>шагу. <text:s/>Если требуется решить хэш-загадку, то последним байтом в фразе задается количество первых бит фразы (по умолчанию 14 бит), которые считаются хэш-загадкой. Охотник должен подобрать к фразе любую добавку так, чтобы первая часть хэша SHA1 от блока «фраза+добавка» совпала с хэш-загадкой. Так как аналитического решения у этой задачи нет, а составить радужные таблицы для всех фраз длинной 256 байт не представляется возможным, то охотнику приходится искать отгадку методом перебора.</text:p>
      <text:p text:style-name="Standard"/>
      <text:p text:style-name="Standard">Слушатель получает отгадку и проверяет хэш, затем запрашивает подпись.</text:p>
      <text:p text:style-name="Standard">Охотник создает подпись и высылает слушателю. Слушатель проверяет подпись.</text:p>
      <text:p text:style-name="Standard"/>
      <text:p text:style-name="Standard">Зловредный охотник может посылать случайные блоки, имитирующие ключ или подпись, и этим самым заставлять слушателя тратить аппаратные ресурсы на запись, инициализацию ключа и проверку подписи. Так может быть организована DDoS-атака. Чтобы уровнять положение и вводится хэш-загадка. В случае «мусорной» отгадки, слушатель тратит ресурсы только на вычисление хэша, что несопоставимо с затратами на криптографию.</text:p>
      <text:p text:style-name="Standard"/>
      <text:p text:style-name="Standard">Во всех случаях, когда охотник прислал «мусорные» отгадку, ключ или подпись, слушатель заносит IP атакующего в бан-лист с штрафным временем зависящим от тяжести нарушения.</text:p>
      <text:p text:style-name="Standard"/>
      <text:p text:style-name="Standard">Если охотник прислал корректные отгадку, ключ и подпись, но доверие к этому ключу не найдено, или найдено, но ниже заданного, то слушатель отправляет картинку с капчой. В этом случае человек, находящийся на стороне охотника, должен разгадать капчу.</text:p>
      <text:p text:style-name="Standard"/>
      <text:p text:style-name="Standard">После того, как охотник прошел все шаги (загадка, подпись, капча) и подтвердил себя, слушатель добавляет его в свой белый список. Затем, охотник высылает слушателю свою случайную фразу и ждёт электронную подпись в ответ. После того как охотник проверил подпись слушателя, он добавляет слушателя в свой белый список. Обоюдная авторизация считается пройденной и сеанс связи переходит в стадию обмена данными.</text:p>
      <text:p text:style-name="Standard"/>
      <text:p text:style-name="Standard">Если задано шифрование сеанса связи, то первым делом слушатель высылает охотнику сеансовый ключ, на котором будет шифроваться сессия.</text:p>
      <text:p text:style-name="Standard"/>
      <text:p text:style-name="Standard">Если IP в белом списке, то хэш-загадка и капча могут не запрашиваться. Также может использоваться упрощенная авторизация по сеансовому (симметричному) ключу. Оба приёма позволяют сильно экономить ресурсы на повторную авторизацию для восстановления недавно разорванных соединений.</text:p>
      <text:p text:style-name="Standard"/>
      <text:p text:style-name="Standard">При нарушениях накапливается штрафной бал от которого зависит время блокировки. Абсолютной блокировки нет, но если узел не «унимается», то суммарный период блокировки может существенно возрасти.</text:p>
      <text:p text:style-name="Standard"/>
      <text:p text:style-name="Standard">Блокировка выражается в «отбрасывании» соединения при подключении. В unix-подобных система в дальнейшем планируется согласование с системным фаерволом, таким как iptables.</text:p>
      <text:p text:style-name="Standard"/>
      <text:p text:style-name="Standard"><draw:frame draw:style-name="fr4" draw:name="Врезка4" text:anchor-type="paragraph" svg:x="-0.169cm" svg:y="0.247cm" draw:z-index="77"><draw:text-box fo:min-height="19.258cm" fo:min-width="16.953cm"><text:p text:style-name="Frame_20_contents"><draw:g text:anchor-type="paragraph" draw:z-index="78" draw:style-name="gr19"><draw:custom-shape draw:style-name="gr46" draw:text-style-name="P63" svg:width="4.001cm" svg:height="0.669cm" svg:x="9.8cm" svg:y="3.334cm"><text:p text:style-name="P61"><text:span text:style-name="T14">ST_IpCheck</text:span></text:p><draw:enhanced-geometry svg:viewBox="0 0 21600 21600" draw:type="rectangle" draw:enhanced-path="M 0 0 L 21600 0 21600 21600 0 21600 0 0 Z N"/></draw:custom-shape><draw:custom-shape draw:style-name="gr47" draw:text-style-name="P63" svg:width="3.802cm" svg:height="0.671cm" svg:x="1.197cm" svg:y="2.439cm"><text:p text:style-name="P61"><text:span text:style-name="T14">ST_IpCheck</text:span></text:p><draw:enhanced-geometry svg:viewBox="0 0 21600 21600" draw:type="rectangle" draw:enhanced-path="M 0 0 L 21600 0 21600 21600 0 21600 0 0 Z N"/></draw:custom-shape><draw:frame draw:style-name="gr48" draw:text-style-name="P66" svg:width="4.349cm" svg:height="0.78cm" svg:x="0.998cm" svg:y="0.358cm"><draw:text-box><text:p text:style-name="P64"><text:span text:style-name="T16">Стадии охотника</text:span></text:p></draw:text-box></draw:frame><draw:frame draw:style-name="gr49" draw:text-style-name="P66" svg:width="4.77cm" svg:height="0.78cm" svg:x="9.599cm" svg:y="0.358cm"><draw:text-box><text:p text:style-name="P64"><text:span text:style-name="T16">Стадии слушателя</text:span></text:p></draw:text-box></draw:frame><draw:custom-shape draw:style-name="gr50" draw:text-style-name="P63" svg:width="4.001cm" svg:height="0.671cm" svg:x="9.798cm" svg:y="4.223cm"><text:p text:style-name="P61"><text:span text:style-name="T14">ST_Protocol</text:span></text:p><draw:enhanced-geometry svg:viewBox="0 0 21600 21600" draw:type="rectangle" draw:enhanced-path="M 0 0 L 21600 0 21600 21600 0 21600 0 0 Z N"/></draw:custom-shape><draw:custom-shape draw:style-name="gr51" draw:text-style-name="P63" svg:width="3.802cm" svg:height="0.669cm" svg:x="1.196cm" svg:y="3.332cm"><text:p text:style-name="P61"><text:span text:style-name="T14">ST_Protocol</text:span></text:p><draw:enhanced-geometry svg:viewBox="0 0 21600 21600" draw:type="rectangle" draw:enhanced-path="M 0 0 L 21600 0 21600 21600 0 21600 0 0 Z N"/></draw:custom-shape><draw:custom-shape draw:style-name="gr52" draw:text-style-name="P67" svg:width="4.001cm" svg:height="0.669cm" svg:x="9.798cm" svg:y="5.117cm"><text:p text:style-name="P61"><text:span text:style-name="T17">ST_Puzzle</text:span></text:p><draw:enhanced-geometry svg:viewBox="0 0 21600 21600" draw:type="rectangle" draw:enhanced-path="M 0 0 L 21600 0 21600 21600 0 21600 0 0 Z N"/></draw:custom-shape><draw:custom-shape draw:style-name="gr53" draw:text-style-name="P63" svg:width="3.802cm" svg:height="0.669cm" svg:x="1.196cm" svg:y="14.263cm"><text:p text:style-name="P61"><text:span text:style-name="T14">ST_Sign</text:span></text:p><draw:enhanced-geometry svg:viewBox="0 0 21600 21600" draw:type="rectangle" draw:enhanced-path="M 0 0 L 21600 0 21600 21600 0 21600 0 0 Z N"/></draw:custom-shape><draw:frame draw:style-name="gr54" draw:text-style-name="P68" svg:width="3.116cm" svg:height="0.74cm" svg:x="5.999cm" svg:y="3.482cm"><draw:text-box><text:p text:style-name="P64"><text:span text:style-name="T14">подключение</text:span></text:p></draw:text-box></draw:frame><draw:line draw:style-name="gr55" draw:text-style-name="P63" svg:x1="5.899cm" svg:y1="4.076cm" svg:x2="9.299cm" svg:y2="4.076cm"><text:p/></draw:line><draw:frame draw:style-name="gr56" draw:text-style-name="P63" svg:width="3.103cm" svg:height="0.74cm" svg:x="5.997cm" svg:y="4.2cm"><draw:text-box><text:p text:style-name="P61"><text:span text:style-name="T14">Hello</text:span></text:p></draw:text-box></draw:frame><draw:line draw:style-name="gr57" draw:text-style-name="P63" svg:x1="5.898cm" svg:y1="4.894cm" svg:x2="9.298cm" svg:y2="4.894cm"><text:p/></draw:line><draw:frame draw:style-name="gr58" draw:text-style-name="P67" svg:width="3.103cm" svg:height="0.74cm" svg:x="5.997cm" svg:y="5.092cm"><draw:text-box><text:p text:style-name="P61"><text:span text:style-name="T17">Puzzle</text:span></text:p></draw:text-box></draw:frame><draw:line draw:style-name="gr59" draw:text-style-name="P63" svg:x1="5.895cm" svg:y1="5.787cm" svg:x2="9.295cm" svg:y2="5.787cm"><text:p/></draw:line><draw:frame draw:style-name="gr60" draw:text-style-name="P67" svg:width="3.103cm" svg:height="0.74cm" svg:x="5.997cm" svg:y="6.059cm"><draw:text-box><text:p text:style-name="P61"><text:span text:style-name="T17">Answer(Sol)</text:span></text:p></draw:text-box></draw:frame><draw:line draw:style-name="gr61" draw:text-style-name="P63" svg:x1="5.895cm" svg:y1="6.753cm" svg:x2="9.295cm" svg:y2="6.753cm"><text:p/></draw:line><draw:custom-shape draw:style-name="gr62" draw:text-style-name="P63" svg:width="4.001cm" svg:height="0.669cm" svg:x="9.8cm" svg:y="9.282cm"><text:p text:style-name="P61"><text:span text:style-name="T14">ST_Sign</text:span></text:p><draw:enhanced-geometry svg:viewBox="0 0 21600 21600" draw:type="rectangle" draw:enhanced-path="M 0 0 L 21600 0 21600 21600 0 21600 0 0 Z N"/></draw:custom-shape><draw:custom-shape draw:style-name="gr63" draw:text-style-name="P63" svg:width="4.001cm" svg:height="0.671cm" svg:x="9.798cm" svg:y="11.735cm"><text:p text:style-name="P61"><text:span text:style-name="T14">ST_Greeting</text:span></text:p><draw:enhanced-geometry svg:viewBox="0 0 21600 21600" draw:type="rectangle" draw:enhanced-path="M 0 0 L 21600 0 21600 21600 0 21600 0 0 Z N"/></draw:custom-shape><draw:custom-shape draw:style-name="gr64" draw:text-style-name="P63" svg:width="4.001cm" svg:height="0.671cm" svg:x="9.798cm" svg:y="15.081cm"><text:p text:style-name="P61"><text:span text:style-name="T14">ST_Exchange</text:span></text:p><draw:enhanced-geometry svg:viewBox="0 0 21600 21600" draw:mirror-horizontal="false" draw:mirror-vertical="false" draw:type="rectangle" draw:enhanced-path="M 0 0 L 21600 0 21600 21600 0 21600 0 0 Z N"/></draw:custom-shape><draw:frame draw:style-name="gr65" draw:text-style-name="P63" svg:width="3.103cm" svg:height="0.74cm" svg:x="5.997cm" svg:y="8.588cm"><draw:text-box><text:p text:style-name="P61"><text:span text:style-name="T14">Phrase(nil)</text:span></text:p></draw:text-box></draw:frame><draw:line draw:style-name="gr66" draw:text-style-name="P63" svg:x1="5.895cm" svg:y1="9.282cm" svg:x2="9.295cm" svg:y2="9.282cm"><text:p/></draw:line><draw:frame draw:style-name="gr67" draw:text-style-name="P63" svg:width="3.103cm" svg:height="0.74cm" svg:x="5.995cm" svg:y="9.555cm"><draw:text-box><text:p text:style-name="P61"><text:span text:style-name="T14">Sign</text:span></text:p></draw:text-box></draw:frame><draw:line draw:style-name="gr68" draw:text-style-name="P63" svg:x1="5.895cm" svg:y1="10.248cm" svg:x2="9.295cm" svg:y2="10.248cm"><text:p/></draw:line><draw:frame draw:style-name="gr69" draw:text-style-name="P63" svg:width="3.103cm" svg:height="0.74cm" svg:x="5.997cm" svg:y="11.71cm"><draw:text-box><text:p text:style-name="P61"><text:span text:style-name="T14">Hello</text:span></text:p></draw:text-box></draw:frame><draw:line draw:style-name="gr70" draw:text-style-name="P63" svg:x1="5.895cm" svg:y1="12.405cm" svg:x2="9.295cm" svg:y2="12.405cm"><text:p/></draw:line><draw:frame draw:style-name="gr71" draw:text-style-name="P63" svg:width="3.103cm" svg:height="0.74cm" svg:x="5.993cm" svg:y="14.314cm"><draw:text-box><text:p text:style-name="P61"><text:span text:style-name="T14">Phrase</text:span></text:p></draw:text-box></draw:frame><draw:line draw:style-name="gr72" draw:text-style-name="P63" svg:x1="5.895cm" svg:y1="15.008cm" svg:x2="9.295cm" svg:y2="15.008cm"><text:p/></draw:line><draw:frame draw:style-name="gr73" draw:text-style-name="P63" svg:width="3.103cm" svg:height="0.74cm" svg:x="5.997cm" svg:y="15.056cm"><draw:text-box><text:p text:style-name="P61"><text:span text:style-name="T14">Sign</text:span></text:p></draw:text-box></draw:frame><draw:line draw:style-name="gr74" draw:text-style-name="P63" svg:x1="5.895cm" svg:y1="15.75cm" svg:x2="9.295cm" svg:y2="15.75cm"><text:p/></draw:line><draw:custom-shape draw:style-name="gr75" draw:text-style-name="P67" svg:width="4.001cm" svg:height="0.669cm" svg:x="9.798cm" svg:y="10.248cm"><text:p text:style-name="P61"><text:span text:style-name="T17">ST_Captcha</text:span></text:p><draw:enhanced-geometry svg:viewBox="0 0 21600 21600" draw:type="rectangle" draw:enhanced-path="M 0 0 L 21600 0 21600 21600 0 21600 0 0 Z N"/></draw:custom-shape><draw:frame draw:style-name="gr76" draw:text-style-name="P67" svg:width="3.103cm" svg:height="0.74cm" svg:x="5.997cm" svg:y="10.223cm"><draw:text-box><text:p text:style-name="P61"><text:span text:style-name="T17">Captcha</text:span></text:p></draw:text-box></draw:frame><draw:line draw:style-name="gr77" draw:text-style-name="P63" svg:x1="5.895cm" svg:y1="10.918cm" svg:x2="9.295cm" svg:y2="10.918cm"><text:p/></draw:line><draw:frame draw:style-name="gr78" draw:text-style-name="P67" svg:width="3.103cm" svg:height="0.74cm" svg:x="5.995cm" svg:y="10.968cm"><draw:text-box><text:p text:style-name="P61"><text:span text:style-name="T17">Answer(Cap)</text:span></text:p></draw:text-box></draw:frame><draw:line draw:style-name="gr79" draw:text-style-name="P63" svg:x1="5.895cm" svg:y1="11.661cm" svg:x2="9.295cm" svg:y2="11.661cm"><text:p/></draw:line><draw:custom-shape draw:style-name="gr80" draw:text-style-name="P63" svg:width="3.802cm" svg:height="0.669cm" svg:x="1.196cm" svg:y="15.676cm"><text:p text:style-name="P61"><text:span text:style-name="T14">ST_Exchange</text:span></text:p><draw:enhanced-geometry svg:viewBox="0 0 21600 21600" draw:type="rectangle" draw:enhanced-path="M 0 0 L 21600 0 21600 21600 0 21600 0 0 Z N"/></draw:custom-shape><draw:frame draw:style-name="gr81" draw:text-style-name="P66" svg:width="2.012cm" svg:height="0.78cm" svg:x="6.498cm" svg:y="0.954cm"><draw:text-box><text:p text:style-name="P64"><text:span text:style-name="T16">Обмен</text:span></text:p></draw:text-box></draw:frame><draw:frame draw:style-name="gr82" draw:text-style-name="P68" svg:width="6.407cm" svg:height="0.74cm" svg:x="4.498cm" svg:y="17.09cm"><draw:text-box><text:p text:style-name="P64"><text:span text:style-name="T14">Асинхронный обмен данными</text:span></text:p></draw:text-box></draw:frame><draw:line draw:style-name="gr83" draw:text-style-name="P63" svg:x1="5.895cm" svg:y1="16.941cm" svg:x2="9.295cm" svg:y2="16.941cm"><text:p/></draw:line><draw:line draw:style-name="gr84" draw:text-style-name="P63" svg:x1="5.895cm" svg:y1="17.759cm" svg:x2="9.295cm" svg:y2="17.759cm"><text:p/></draw:line><draw:custom-shape draw:style-name="gr85" draw:text-style-name="P67" svg:width="4.001cm" svg:height="0.671cm" svg:x="9.798cm" svg:y="6.75cm"><text:p text:style-name="P61"><text:span text:style-name="T17">ST_KeyRequest</text:span></text:p><draw:enhanced-geometry svg:viewBox="0 0 21600 21600" draw:type="rectangle" draw:enhanced-path="M 0 0 L 21600 0 21600 21600 0 21600 0 0 Z N"/></draw:custom-shape><draw:frame draw:style-name="gr86" draw:text-style-name="P67" svg:width="3.103cm" svg:height="0.74cm" svg:x="5.995cm" svg:y="6.803cm"><draw:text-box><text:p text:style-name="P61"><text:span text:style-name="T17">Request(nil)</text:span></text:p></draw:text-box></draw:frame><draw:line draw:style-name="gr87" draw:text-style-name="P63" svg:x1="5.895cm" svg:y1="7.495cm" svg:x2="9.295cm" svg:y2="7.495cm"><text:p/></draw:line><draw:frame draw:style-name="gr88" draw:text-style-name="P67" svg:width="3.103cm" svg:height="0.74cm" svg:x="5.995cm" svg:y="7.622cm"><draw:text-box><text:p text:style-name="P61"><text:span text:style-name="T17">Record</text:span></text:p></draw:text-box></draw:frame><draw:line draw:style-name="gr89" draw:text-style-name="P63" svg:x1="5.895cm" svg:y1="8.315cm" svg:x2="9.295cm" svg:y2="8.315cm"><text:p/></draw:line><draw:custom-shape draw:style-name="gr90" draw:text-style-name="P67" svg:width="4.001cm" svg:height="0.671cm" svg:x="9.796cm" svg:y="8.311cm"><text:p text:style-name="P61"><text:span text:style-name="T17">ST_Protocol</text:span></text:p><draw:enhanced-geometry svg:viewBox="0 0 21600 21600" draw:type="rectangle" draw:enhanced-path="M 0 0 L 21600 0 21600 21600 0 21600 0 0 Z N"/></draw:custom-shape><draw:frame draw:style-name="gr91" draw:text-style-name="P67" svg:width="3.103cm" svg:height="0.74cm" svg:x="5.997cm" svg:y="12.529cm"><draw:text-box><text:p text:style-name="P61"><text:span text:style-name="T17">Request(nil)</text:span></text:p></draw:text-box></draw:frame><draw:line draw:style-name="gr92" draw:text-style-name="P63" svg:x1="5.898cm" svg:y1="13.223cm" svg:x2="9.298cm" svg:y2="13.223cm"><text:p/></draw:line><draw:frame draw:style-name="gr93" draw:text-style-name="P67" svg:width="3.103cm" svg:height="0.74cm" svg:x="5.997cm" svg:y="13.271cm"><draw:text-box><text:p text:style-name="P61"><text:span text:style-name="T17">Record</text:span></text:p></draw:text-box></draw:frame><draw:line draw:style-name="gr94" draw:text-style-name="P63" svg:x1="5.895cm" svg:y1="13.967cm" svg:x2="9.295cm" svg:y2="13.967cm"><text:p/></draw:line><draw:custom-shape draw:style-name="gr95" draw:text-style-name="P67" svg:width="3.802cm" svg:height="0.671cm" svg:x="1.196cm" svg:y="13.294cm"><text:p text:style-name="P61"><text:span text:style-name="T17">ST_KeyRequest</text:span></text:p><draw:enhanced-geometry svg:viewBox="0 0 21600 21600" draw:type="rectangle" draw:enhanced-path="M 0 0 L 21600 0 21600 21600 0 21600 0 0 Z N"/></draw:custom-shape></draw:g></text:p><text:p text:style-name="P24">Рисунок <text:sequence text:ref-name="refDrawing1" text:name="Drawing" text:formula="ooow:Drawing+1" style:num-format="1">2</text:sequence>: <text:s/>Стадии авторизации</text:p></draw:text-box></draw:frame><text:soft-page-break/></text:p>
      <text:p text:style-name="Standard"/>
      <text:p text:style-name="Standard"/>
      <text:p text:style-name="Standard"/>
      <text:h text:style-name="Heading_20_1" text:outline-level="1">Сессия</text:h>
      <text:p text:style-name="P25">Рассмотрим сессии, сокеты, циклы обработки, циклические буферы.</text:p>
      <text:p text:style-name="P25">Когда приложение запущено и на нём активирован ключ, это приложение может устанавливать сеансы связи с другими приложениями Пандоры.</text:p>
      <text:p text:style-name="P25"><text:soft-page-break/>Пара, панхэш активного ключа (skey) и панхэш базы данных (sbase), служит для идентификации узла.</text:p>
      <text:p text:style-name="P25">Соединение узлов происходит через сессии. Сессии управляют обменом.</text:p>
      <text:p text:style-name="P25">Обычно две встречные сессии соединяются напрямую через сокеты. Но если прямое соединение между двумя узлами невозможно, их сессии соединяются через сессии промежуточных узлов.</text:p>
      <text:p text:style-name="P25"/>
      <text:p text:style-name="P25">При необходимости обмена с определенным узлом создаётся сессия. А уже сессия пытается инициировать исходящий сокет на требуемый узел. Если соединение удалось, слушающий сокет создаёт встречную сессию. Или прикрепляется к уже существующей, которая либо потеряла связь и пыталась в это время встречно подключиться, либо имела связь через промежуточные узлы (рыбалку).</text:p>
      <text:p text:style-name="P26">Рыбаки используют любую возможность подключиться напрямую, или найти более короткую и производительную цепочку посредников.</text:p>
      <text:p text:style-name="P26">Все сессии регистрируются в пуле. Диспетчер пула управляет соединениями:</text:p>
      <text:p text:style-name="P26">а) регистрирует входящие соединения</text:p>
      <text:p text:style-name="P26">б) инициирует новые исходящие сокеты</text:p>
      <text:p text:style-name="P26">в) рассылает заявки на рыбалку, если не удалось создать сокет</text:p>
      <text:p text:style-name="P26">г) перебрасывает соединение сессии на другие соединения</text:p>
      <text:p text:style-name="P7"/>
      <text:p text:style-name="P7">Сессия инициируется в случаях:</text:p>
      <text:p text:style-name="P7">1) открыт диалог и нажата галочка «онлайн»</text:p>
      <text:p text:style-name="P7">2) охота по запросу (например, поиск или рыбалка)</text:p>
      <text:p text:style-name="P7">3) плановая охота по шедулеру</text:p>
      <text:p text:style-name="P7"/>
      <text:p text:style-name="P7">Сессия продолжает переподключаться или рыбачить если:</text:p>
      <text:p text:style-name="P7">1) активен хотя бы один диалог на этот узел</text:p>
      <text:p text:style-name="P7">2) почемучка не выполнил свою работу</text:p>
      <text:p text:style-name="P7"/>
      <text:p text:style-name="P7">Фиксацией соединения служит флаг «держать» на каждой стороне.</text:p>
      <text:p text:style-name="P7">Флаг «диалоги» ставится, если есть хотя бы один диалог с галочкой «онлайн».</text:p>
      <text:p text:style-name="P7">Флаг «диалоги» снимается, если диалоги закрыты или в них сняты галочки «онлайн».</text:p>
      <text:p text:style-name="P7">Галочка «онлайн» снимается вручную, или если на другой стороне сняли эту галочку.</text:p>
      <text:p text:style-name="P7">Галочка «онлайн» ставится вручную, или если с той стороны подключились с диалогом.</text:p>
      <text:p text:style-name="P7">Когда снимается флаг «держать», сессия оповещает об этом другую сторону.</text:p>
      <text:p text:style-name="P7">Сессия следит за своим флагом «держать» и за таким же флагом на другой стороне.</text:p>
      <text:p text:style-name="P7">Когда оба флага сброшены, запускается таймер 1 мин, после чего, если необходимость в обмене не возникла и флаг «держать» не был заново установлен, соединение разрывается.</text:p>
      <text:p text:style-name="P7"/>
      <text:p text:style-name="P7">Обмен данными происходит по приоритету:</text:p>
      <text:p text:style-name="P7">1) отсылка сообщений</text:p>
      <text:p text:style-name="P7">2) запросы почемучки</text:p>
      <text:p text:style-name="P7">3) приём медиа потоков</text:p>
      <text:p text:style-name="P7">4) отсылка медиа потоков</text:p>
      <text:p text:style-name="P7"/>
      <text:p text:style-name="P7"/>
      <text:p text:style-name="P7"/>
      <text:p text:style-name="P9"/>
      <text:h text:style-name="P43" text:outline-level="1"><text:soft-page-break/>Почемучка и ответчик</text:h>
      <text:p text:style-name="P9">Почемучка формирует запросы и отправляет их узлу собеседника.</text:p>
      <text:p text:style-name="P9">На другой стороне ответчик формирует ответы в два этапа. Сначала высылается список панхэшей, которые может предложить ответчик. А затем уже на конкретные запросы по панхэшам высылаются сами записи.</text:p>
      <text:p text:style-name="P9">Почемучка рассылает панхэш требуемой записи по всем известным узлам и получает ответы тех, кто имеет эти записи или хотя бы их части. Ну и на последнем этапе, если запись больше 5 Мб, почемучка организует распределённую закачку, запрашивая разные куски у разных узлов. Размер куска согласуется вначале обмена и равен 1200 байт. При запросе куска указывается панхэш, смещение и число кусков от смещения. Схема запроса кусков задаётся в настройках. Изначально, выбрана схема «от начала», при которой почемучка в первую очередь запрашивает куски в начале записи и далее к концу.</text:p>
      <text:p text:style-name="P9">При этом нагрузка распределяется с огладкой на пропускную способность каналов.</text:p>
      <text:p text:style-name="P9">Если какой-то узел долго не отдаёт кусок, то кусок запрашивается у другого узла. Если приходит кусок, который уже есть, то он игнорируется.</text:p>
      <text:p text:style-name="P9">Чтобы не перегружать базу данных запросами, на узле составляется матрица всех доступных панхэшей, которая формируется по ходу поступления запросов и пополняется, если поступили новые записи или пользователь ввёл новую запись.</text:p>
      <text:p text:style-name="P9">Матрица панхэшей содержит:</text:p>
      <text:list xml:id="list1953557849" text:style-name="L6">
        <text:list-item>
          <text:p text:style-name="P49">панхэш;</text:p>
        </text:list-item>
        <text:list-item>
          <text:p text:style-name="P49">публичность записи;</text:p>
        </text:list-item>
        <text:list-item>
          <text:p text:style-name="P49">доверие к записи;</text:p>
        </text:list-item>
        <text:list-item>
          <text:p text:style-name="P49">дату создания/модификации записи;</text:p>
        </text:list-item>
        <text:list-item>
          <text:p text:style-name="P49">связь с другими записями (для связей).</text:p>
        </text:list-item>
      </text:list>
      <text:p text:style-name="P9">Также кэшируются последние запросы к базе данных. Размер кэша задан 100 Мб.</text:p>
      <text:p text:style-name="P9"/>
      <text:p text:style-name="P9"/>
      <text:h text:style-name="P43" text:outline-level="1">Рыбалка</text:h>
      <text:p text:style-name="P9">Рыбалка – это механизм запроса охотником у слушателя соединения с третьим узлом в случае, когда охотник не может соединиться с запрашиваем напрямую, например, в случае нахождения третьего узла за NAT. </text:p>
      <text:p text:style-name="P9">В зависимости от того, находятся третий узел на связи, или нет, является сам охотник публичным слушателем или нет, рыбалка выглядит следующим образом. </text:p>
      <text:p text:style-name="P9">Например, A запрашивает у слушателя B проброс на узел C. </text:p>
      <text:p text:style-name="P9">- A запрашивает у B рыбалку узла C </text:p>
      <text:p text:style-name="P9">- если C подключен к B, узел B сообщает узлу C что его ищет A </text:p>
      <text:p text:style-name="P9">- если C отключен, но слушает, к нему подключается узел B </text:p>
      <text:p text:style-name="P9">- если C отключен и не слушает, то B запрашивает A: будет ждать (10 мин макс) или периодически подключаться (каждую 1 мин)? </text:p>
      <text:p text:style-name="P9"><text:soft-page-break/>- если A ждет - он висячий рыбак </text:p>
      <text:p text:style-name="P9">- если A периодически опрашивает - он прыгающий рыбак </text:p>
      <text:p text:style-name="P9">- если C подключился к B, то B сообщает C, что на него идет рыбалка от A, далее одно из трёх: </text:p>
      <text:p text:style-name="P9">- C подключается к узлу A напрямую </text:p>
      <text:p text:style-name="P9">- начинается разговор между A и C через B, если еще A висит на B </text:p>
      <text:p text:style-name="P9">- узел B даёт узлу C время на встречную висячую рыбалку узла A (10 минут), если A прыгающий </text:p>
      <text:p text:style-name="P9">- если прыгающий A появился за это время, их соединяют, если нет - оба рыбака снимаются с рыбалки </text:p>
      <text:p text:style-name="P9">- рыбаки снимаются с рыбалки также по таймауту (10 мин) </text:p>
      <text:p text:style-name="P9"/>
      <text:p text:style-name="P9">Дополнительно: </text:p>
      <text:p text:style-name="P9">- на узле (B) задается максимальное число заявок на рыбалку, например 500 </text:p>
      <text:p text:style-name="P9">- кроме того задается максимальное число подключенных рыбаков, например 20 </text:p>
      <text:p text:style-name="P9">- в заявке на рыбалку может фигурировать не только узел, но и панхеш человека или ключа </text:p>
      <text:p text:style-name="P9">- узел B может задавать ограничения на объем трафика в ед. времени или запретить медиа-обмен. </text:p>
      <text:p text:style-name="P9"/>
      <text:p text:style-name="P7">NATы преодолеваются с использованием технологий : UPnP (IGD?) - for local, NAT-PMP, STUN, SOCKS, NAT-T (in IKE), TURN, RSIP, MIDCOM, ICE, Teredo(miredo), SBC, SYN-TCP, UDP-pounching, ALG.</text:p>
      <text:p text:style-name="P7"/>
      <text:p text:style-name="P7"/>
      <text:h text:style-name="Heading_20_1" text:outline-level="1">Мультимедиа и GStreamer</text:h>
      <text:p text:style-name="Standard">конвейеры, кодеки, захват звука и видео, отображение и звучание.</text:p>
      <text:p text:style-name="P9"/>
      <text:p text:style-name="P9">GStreamer позволяет:</text:p>
      <text:p text:style-name="P9">- захватывать видео и аудио потоки с камеры и микрофона,</text:p>
      <text:p text:style-name="P9">- выводить их в окно или на звуковое устройство,</text:p>
      <text:p text:style-name="P9">- запаковывать медиа поток нужными кодеками в нужный контейнер,</text:p>
      <text:p text:style-name="P9">- сохранять медиа поток в файл.</text:p>
      <text:p text:style-name="P9">Хотя возможностей у GStreamer больше, для Пандоры перечисленных достаточно.</text:p>
      <text:p text:style-name="P9"/>
      <text:p text:style-name="Standard"/>
      <text:p text:style-name="Standard"/>
      <text:p text:style-name="Standard"/>
      <text:p text:style-name="Standard"/>
      <text:p text:style-name="Standard"/>
      <text:h text:style-name="Heading_20_1" text:outline-level="1"><text:soft-page-break/>Доверие и рейтинг</text:h>
      <text:p text:style-name="Standard"/>
      <text:p text:style-name="Standard">Алгоритмы расчёта, настройка доступа.</text:p>
      <text:p text:style-name="Standard">Расчёт рейтинга записи возможен после авторизации. При каждом запросе, рейтинг высчитывается и сохраняется в таблице в памяти. При поступлении очередной подписи: а) человека – рейтинги пересчитываются по веткам доверия, б) другой записи – рейтинг только самой записи.</text:p>
      <text:p text:style-name="Standard"/>
      <text:p text:style-name="Standard"/>
      <text:p text:style-name="Standard"/>
      <text:p text:style-name="Standard"/>
      <text:p text:style-name="Standard"/>
      <text:p text:style-name="P7"/>
      <text:h text:style-name="Heading_20_1" text:outline-level="1">Графический интерфейс Gtk2</text:h>
      <text:p text:style-name="P7">к чему стремлюсь, текущее устройство, баги и хаки.</text:p>
      <text:p text:style-name="P9"/>
      <text:p text:style-name="P9"/>
      <text:h text:style-name="Heading_20_1" text:outline-level="1">Формы отчётов</text:h>
      <text:p text:style-name="P9">Формы отчетов составляются в формате *.odt или *.ods.</text:p>
      <text:p text:style-name="P9"/>
      <text:p text:style-name="P9"/>
      <text:h text:style-name="Heading_20_1" text:outline-level="1">Криптогрфия через OpenSSL</text:h>
      <text:p text:style-name="P9">Генерация ключей</text:p>
      <text:p text:style-name="P9">Ключ — это случайная последовательность байт определенной длинны.</text:p>
      <text:p text:style-name="P9">В зависимости от того, в каком механизме будет использоваться ключ, бывают одиночные ключи (при симметричном шифровании) и пара ключей (при асимметричном шифровании).</text:p>
      <text:p text:style-name="P9">Симметричное шифрование — это преобразование данных с помощью заданного ключа. Для расшифровки используется тот же ключ, что и для шифрования. Допустим, общаются два узла. Чтобы обменяться данными один узел генерирует ключ и передаёт его партнеру. Теперь оба узла используют одинаковый ключ для шифрования и расшифровки. Один и тот же ключ для симметричного шифрования может использоваться в разных алгоритмах шифрования. Безопасность обеспечивается передачей ключа незаметно ни для кого другого. Если кто-то перехватил ключ, то он сможет как расшифровывать данные и смотреть их, так и зашифровывать, при этом изменяя данные.</text:p>
      <text:p text:style-name="P9">Асимметричное шифрование — это преобразование данных с помощью четырех ключей (вместо одного). Например, один узел передает другому узлу половинку своей пары, так называемый «открытый ключ». Второй узел передает первому свой открытый ключ. При этом каждый узел оставляет у себя свой закрытый ключ.</text:p>
      <text:p text:style-name="P9">Пара ключей — это два ключа, открытый и закрытый, связанные математической <text:soft-page-break/>зависимостью, которая заложена в алгоритм шифрования. Поэтому пара ключей сгенерированная для определенного алгоритма шифрования не может использоваться в другом асимметричном алгоритме. При асимметричных преобразованиях половинки ключей используются перекрёстно: чужой открытый при шифровании, свой закрытый при расшифровке; свой закрытый при подписании, чужой открытый при проверке подписи.</text:p>
      <text:p text:style-name="P9">Безопасность асимметричного шифрования выше за счет того, что если кто-то перехватывает ключи, то он не может расшифровать данные или подделать подпись, так как у него нет закрытых половинок. Тем не менее, существует способ атаки на асимметричный обмен, называемый «человек посередине»: в начале обмена между узлами при обмене открытыми ключами, ключи перехватываются и подменяются. Далее обмен идет на фиктивных ключах злоумышленника.</text:p>
      <text:p text:style-name="P9">Для защиты узлу необходимо проверить, что он получил именно тот открытый ключ, который ему изначально высылали. Для этого существует два способа: 1) дублирование отправки ключа или сверка хэша ключа по другому каналу; 2) проверка цифровой подписи ключа, сделанной третьим узлом с гарантированным доверием.</text:p>
      <text:p text:style-name="P9">Важно заметить, при одинаковых уровнях криптостойкости, скорость работы симметричных алгоритмов в среднем в 1000 раз быстрее, чем асимметричных. Поэтому в Пандоре, как и везде сегодня, используется комбинированное шифрование: в начале соединения используется асимметричное шифрование, а далее сам обмен проходит на симметричных ключах.</text:p>
      <text:p text:style-name="P9">Для цифровой подписи используется асимметричное шифрование, так как закрытый ключ всегда находится только у одного узла, и это гарантирует его авторство.</text:p>
      <text:p text:style-name="P9">Для генерации служит метод:</text:p>
      <text:p text:style-name="P9">generate_key(algorithm='RSA', length=2048)</text:p>
      <text:p text:style-name="P9">Результат: один или пара ключей, в зависимости от заданного алгоритма.</text:p>
      <text:p text:style-name="P9">Хранение ключей</text:p>
      <text:p text:style-name="P9">При этом Пандора хранит пары ключей разрознено: открытые отдельно от закрытых. Каждый ключ в Пандоре имеет свой панхэш, который является хэшем sha1.</text:p>
      <text:p text:style-name="P9">Открытые ключи хранятся в базе в открытом виде.</text:p>
      <text:p text:style-name="P9">Закрытые ключи (и для симметричного и для асимметричного шифрования) хранятся в зашифрованном виде. При этом шифрование ключа происходит на симметричном алгоритме. Ключом при этом служит некоторый пароль, обработанный функциями хеширования и «засолки». Закрытые ключи, которые имеют пару имеют ссылку на открытый ключ.</text:p>
      <text:p text:style-name="P9"/>
      <text:p text:style-name="P9">Активация ключей</text:p>
      <text:p text:style-name="P9">Активация ключа заключается в получении пароля от пользователя, соленого хеширования этого пароля, расшифровки ключа, вычисления параметров ключа (например, для RSA) и создания криптографического объекта. Используется метод:</text:p>
      <text:p text:style-name="P9">activate_key(key_data, password=nil)</text:p>
      <text:p text:style-name="P9">Результат: криптографический объект или Integer при ошибке с кодом ошибки.</text:p>
      <text:p text:style-name="P9">Шифрование/дешифрование</text:p>
      <text:p text:style-name="P9">Генерация подписей</text:p>
      <text:p text:style-name="P9">Проверка подписей</text:p>
      <text:p text:style-name="P9"/>
      <text:p text:style-name="Standard"><text:soft-page-break/>4. Асимметричное (rsa) и симметричное (aes, bf) шифрование, эл. подпись, хэши</text:p>
      <text:p text:style-name="P7"/>
      <text:p text:style-name="P9"/>
      <text:p text:style-name="P9"/>
      <text:h text:style-name="Heading_20_1" text:outline-level="1">Мусорщик</text:h>
      <text:p text:style-name="P9">Сборщик мусора работает в фоне шагами по таймеру с заданным временным интервалом.</text:p>
      <text:p text:style-name="P9">Функции мусорщика:</text:p>
      <text:list xml:id="list162484397" text:style-name="L7">
        <text:list-item>
          <text:p text:style-name="P50">сокрытие, а затем удаление, старых записей без поддержки и доверия</text:p>
        </text:list-item>
        <text:list-item>
          <text:p text:style-name="P50">рассылка синхропакетов, отключение замерших соединений</text:p>
        </text:list-item>
        <text:list-item>
          <text:p text:style-name="P50">очистка списков в памяти от устаревших записей</text:p>
        </text:list-item>
      </text:list>
      <text:p text:style-name="P9"/>
      <text:p text:style-name="P9"/>
      <text:h text:style-name="Heading_20_1" text:outline-level="1">Ленточная координата</text:h>
      <text:p text:style-name="P9">Под географическую координату в Пандоре отводится 4 байта.</text:p>
      <text:p text:style-name="P9">Широта имеет диапазон 180 градусов, а долгота – 360. Если отводить по 2 байта на каждую координату, то погрешности распределяться ассиметрично: 0,0014 и 0,0027 градусов соответственно.</text:p>
      <text:p text:style-name="P9">Чтобы выровнять погрешность, в Пандоре используется «ленточная координата», при которой 4-байтовое число показывает порядное смещение в матрице от левого верхнего угла (Северного полюса), равного 0, до правого нижнего (Южного полюса), равного чуть меньше 255^4 (размер матрицы ограничен 4 байтами).</text:p>
      <text:p text:style-name="P9">Матрице в градусах 360*180=64800 соответствует матрица значений 92681*46340=4294837540.</text:p>
      <text:p text:style-name="P9"><draw:frame draw:style-name="fr5" draw:name="Врезка5" text:anchor-type="paragraph" svg:x="5.45cm" svg:y="0.026cm" draw:z-index="80"><draw:text-box fo:min-height="3.933cm" fo:min-width="5.736cm"><text:p text:style-name="Frame_20_contents"><draw:frame draw:style-name="fr7" draw:name="Графический объект2" text:anchor-type="paragraph" svg:x="0.235cm" svg:y="0.009cm" svg:width="4.87cm" svg:height="2.99cm" draw:z-index="81"><draw:image xlink:href="Pictures/10000000000000B800000071829544B3.png" xlink:type="simple" xlink:show="embed" xlink:actuate="onLoad"/></draw:frame></text:p><text:p text:style-name="P22">Рис 5. Ленточная координата</text:p></draw:text-box></draw:frame>Если широта равна W, а долгота L, то</text:p>
      <text:p text:style-name="P9">ленточная координата вычисляется по формуле:</text:p>
      <text:p text:style-name="P9">K = 92681*(ROUND(W/180*46340)-1)+ROUND(L/360*92681)</text:p>
      <text:p text:style-name="P9">Обратное преобразование происходит по формулам:</text:p>
      <text:p text:style-name="P9">L = (K-TRUNK(K/92681))*92681)/92681*360</text:p>
      <text:p text:style-name="P9">W = (TRUNK(K/92681) + 1)/46340*180</text:p>
      <text:p text:style-name="P9"><text:soft-page-break/>при этом погрешность для каждой координаты одинакова и составляет 0,0019 градуса.</text:p>
      <text:p text:style-name="P9">Хотя обеспечивается достаточно большая точность, Пандора при вводе пользователем округляет координату до сотой доли градуса (погрешность 0,5км), а при вычислении панхэша округляет координату до десятой доли градуса (погрешность 5,5км), это позволяет нивелировать разброс незначительно различающихся координат для одного и того же насёленного пункта.</text:p>
      <text:p text:style-name="P9">При округлении близко расположенные маленькие населённые пункты будут «сливаться» и давать один признак координаты в панхэше. В целом выравнивание компенсирует небольшой разброс при вводе координат и даёт строгую географическую идентификацию в составе панхэша.</text:p>
      <text:p text:style-name="P9"/>
      <text:p text:style-name="P9"/>
      <text:h text:style-name="Heading_20_1" text:outline-level="1">Параметры</text:h>
      <text:p text:style-name="P35">Параметр служит для долгосрочного хранения некоего значения в базе. Значение параметра пользователь может в любое время изменять. Параметр создаётся в таблице «parameters» при первом обращении к нему функцией get_param(). Параметры описываются в файле /model/01-base.xls в разделе «Defaults». Описание выглядит примерно так:</text:p>
      <text:p text:style-name="P39">&lt;base_id desc="Base ID" type="String" section="common" setting="[create_base_id],hex" /&gt;</text:p>
      <text:p text:style-name="P35">1) имя параметра (в примере выше «base_id»)</text:p>
      <text:p text:style-name="P35">2) desc – описание</text:p>
      <text:p text:style-name="P35">3) type – тип (String, Integer, Word, Byte, Boolean, Time)</text:p>
      <text:p text:style-name="P35">4) section – секция (common, view, update, network, crypto, media), может задаваться числом</text:p>
      <text:p text:style-name="P35">5) setting – может содержать два значения, разделенных запятой: значение по умолчанию (или функция инициализации в квадратных скобках), вид отображения (hex, base64 и т.д.).</text:p>
      <text:p text:style-name="P35"/>
      <text:p text:style-name="P36">Секция «Главное» (Common)</text:p>
      <text:p text:style-name="P35">Главные параметры определяют общую работу Пандоры.</text:p>
      <text:p text:style-name="P35">base_id – Идентификатор базы [вдобавок к ключу] служит для идентификации узла. Генерируется функцией create_base_id при первом запросе его значения, содержит 16 байт. Первые 4 байта – время генерации, остальные 12 – случайные байты. Таким образом идентификатор уникален для каждого узла. Если вы переустановили Пандору после сбоя, то можете восстановить старый идентификатор вручную. В остальных случаях параметр генерируется автоматически.</text:p>
      <text:p text:style-name="P35"/>
      <text:p text:style-name="P36">Секция «Вид» (View)</text:p>
      <text:p text:style-name="P35">Параметры определяют визуальное поведение Пандоры.</text:p>
      <text:p text:style-name="P35">do_on_show – Делать при показе главного окна (Do on show main window). 0 – ничего, 1 – инициализировать ключ, 2 – и запустить слушателя.</text:p>
      <text:p text:style-name="P35">hide_on_minimize – Скрывать главное окно при минимизации, иначе сворачивать.</text:p>
      <text:p text:style-name="P35">status_update_win_icon – Менять иконку главного окна при поступлении сообщения.</text:p>
      <text:p text:style-name="P35">status_flash_on_new – Моргать иконкой в трее при поступлении нового сообщения.</text:p>
      <text:p text:style-name="P35">status_flash_interval – Интервал моргания иконкой в секундах.</text:p>
      <text:p text:style-name="P35"><text:soft-page-break/>play_sounds – Проигрывать звуки при событиях (например, получении сообщения).</text:p>
      <text:p text:style-name="P35">linux_mp3_player – Задаёт утилиту для Linux, с помощью которой будут проигрываться звуки.</text:p>
      <text:p text:style-name="P35">win_mp3_player – Задаёт утилиту для Windows, с помощью которой будут проигрываться звуки.</text:p>
      <text:p text:style-name="P35">load_history_count – Число сообщений из истории подгружаемых в окно диалога при его открытии.</text:p>
      <text:p text:style-name="P35">sort_history_mode – Сортировать сообщения по: 0 – времени получения получателем, 1 – времени создания отправителем.</text:p>
      <text:p text:style-name="P35"/>
      <text:p text:style-name="P36">Секция «Обновление» (Update)</text:p>
      <text:p text:style-name="P35">Параметры регулируют обновление Пандоры.</text:p>
      <text:p text:style-name="P35">check_update – Проверять обновления.</text:p>
      <text:p text:style-name="P35">check_interval – Интервал проверки в днях, если истёк update_period.</text:p>
      <text:p text:style-name="P35">update_period – Интервал в днях, меньше которого обновления не проверяются.</text:p>
      <text:p text:style-name="P35">last_check – Время последней успешной проверки.</text:p>
      <text:p text:style-name="P35">last_update – Время последнего успешного обновления.</text:p>
      <text:p text:style-name="P35"/>
      <text:p text:style-name="P36">Секция «Сеть» (Net)</text:p>
      <text:p text:style-name="P35">Параметры определяют сетевое поведение Пандоры.</text:p>
      <text:p text:style-name="P35">tcp_port, udp_port – Порты слушателя. По умолчанию 5577.</text:p>
      <text:p text:style-name="P35">listen_host – Хост слушателя. Обычно это локальный адрес.</text:p>
      <text:p text:style-name="P35">callback_addr – Домен и порт, который сообщается удаленному узлу для обратной связи. Может использоваться в случаях, когда входящий и исходящий адреса различаются. Или когда используется шлюз для сбора внешних соединений.</text:p>
      <text:p text:style-name="P35">puzzle_bit_length – Длина хэш-загадки в битах (0 – отключено).</text:p>
      <text:p text:style-name="P35">puzzle_sec_delay – Требовать ожидание на шаге хэш-загадки (в секундах).</text:p>
      <text:p text:style-name="P35">captcha_length – Длина капчи в символах (0 – отключено).</text:p>
      <text:p text:style-name="P35">captcha_attempts – Число допустимых попыток ввода капчи.</text:p>
      <text:p text:style-name="P35">trust_for_captchaed – Оказывать малое (равное 0.01) доверие узлам, прошедшим капчу.</text:p>
      <text:p text:style-name="P35">trust_for_listener – Доверять (с доверием 0.01) слушателю (т. е. к кому подключаешься)</text:p>
      <text:p text:style-name="P35">low_conn_trust – Минимально допустимый уровень доверия для подключаемых. По умолчанию 0.</text:p>
      <text:p text:style-name="P35"/>
      <text:p text:style-name="P36">Секция «Крипто» (Crypto)</text:p>
      <text:p text:style-name="P35">Параметры задают работу с ключами.</text:p>
      <text:p text:style-name="P35">last_auth_key – Последний авторизованный ключ.</text:p>
      <text:p text:style-name="P35"/>
      <text:p text:style-name="P36">Секция «Медиа» (Media)</text:p>
      <text:p text:style-name="P35">Параметры задают работу с мультимедия через библиотеку GStreamer.</text:p>
      <text:p text:style-name="P35">video_src_v4l2 – источник изображения в Linux, как привило устройство для веб-камеры.</text:p>
      <text:p text:style-name="P35">video_src_win – источник изображения в Windows.</text:p>
      <text:p text:style-name="P35"><text:soft-page-break/>video_src_auto – Источник звука для автоматического режима.</text:p>
      <text:p text:style-name="P35">video_src – Ссылается на параметр с источником звука (по умолчанию на video_src_auto).</text:p>
      <text:p text:style-name="P35">video_send_caps_raw_320x240 – Задаёт фильтр для видео потока raw 320x240.</text:p>
      <text:p text:style-name="P35">video_send_caps_raw_640x480</text:p>
      <text:p text:style-name="P35">video_send_caps_yuv_320x240</text:p>
      <text:p text:style-name="P35">video_send_caps_yuv_640x480</text:p>
      <text:p text:style-name="P35">video_send_caps – Ссылается на параметр с нужным фильтром (по умолчанию на <text:s/>raw 320x240)</text:p>
      <text:p text:style-name="P35">video_send_tee_def – Разветвитель для отправки видео.</text:p>
      <text:p text:style-name="P35">video_view1_auto – Элемент авто захвата видео потока .</text:p>
      <text:p text:style-name="P35">video_view1_x – Элемент для нерастягивающегося экрана.</text:p>
      <text:p text:style-name="P35">video_view1_xv – Элемент для растягивающегося экрана.</text:p>
      <text:p text:style-name="P35">video_view1_win – Элемент для вывода в Windows.</text:p>
      <text:p text:style-name="P35">video_view1 – Ссылка на параметр для экрана с видео на отправку.</text:p>
      <text:p text:style-name="P35">video_can_encoder_vp8 – Цепочка для кодирования vp8.</text:p>
      <text:p text:style-name="P35">video_can_encoder_jpeg – ** jpeg</text:p>
      <text:p text:style-name="P35">video_can_encoder_smoke – **smoke</text:p>
      <text:p text:style-name="P35">video_can_encoder_theora – ** theora</text:p>
      <text:p text:style-name="P35">video_can_encoder_x264 – ** x264</text:p>
      <text:p text:style-name="P35">video_can_encoder_h264 – ** h264</text:p>
      <text:p text:style-name="P35">video_can_encoder – Ссылка на параметр кодировщика (по умолчанию vp8).</text:p>
      <text:p text:style-name="P35">video_can_sink_app – Цепочка для извлечения сырого видео на отправку.</text:p>
      <text:p text:style-name="P35">video_can_src_app – Цепочка для заполнения сырого видео при получении.</text:p>
      <text:p text:style-name="P35">video_can_decoder_vp8 – Цепочка декодирования vp8</text:p>
      <text:p text:style-name="P35">video_can_decoder_jpeg – ** </text:p>
      <text:p text:style-name="P35">video_can_decoder_smoke – ** </text:p>
      <text:p text:style-name="P35">video_can_decoder_theora – ** </text:p>
      <text:p text:style-name="P35">video_can_decoder_x264 – ** </text:p>
      <text:p text:style-name="P35">video_can_decoder_h263 – ** </text:p>
      <text:p text:style-name="P35">video_can_decoder – Ссылка на параметр декодера (по умолчанию vp8)</text:p>
      <text:p text:style-name="P35">video_recv_tee_def – Разветвитель на получении видео.</text:p>
      <text:p text:style-name="P35">video_view2_auto – Авто <text:s/></text:p>
      <text:p text:style-name="P35">video_view2_x </text:p>
      <text:p text:style-name="P35">video_view2_xv </text:p>
      <text:p text:style-name="P35">video_view2_win </text:p>
      <text:p text:style-name="P35">video_view2 </text:p>
      <text:p text:style-name="P35">audio_src_alsa – Цепочка захвата звука с ALSA</text:p>
      <text:p text:style-name="P35">audio_src_pulse </text:p>
      <text:p text:style-name="P35">audio_src_auto </text:p>
      <text:p text:style-name="P35">audio_src_win </text:p>
      <text:p text:style-name="P35">audio_src_test </text:p>
      <text:p text:style-name="P35"><text:soft-page-break/>audio_src </text:p>
      <text:p text:style-name="P35">audio_send_caps_8000 – </text:p>
      <text:p text:style-name="P35">audio_send_caps – </text:p>
      <text:p text:style-name="P35">audio_send_tee_def – </text:p>
      <text:p text:style-name="P35">audio_can_encoder_vorbis – </text:p>
      <text:p text:style-name="P35">audio_can_encoder_speex – </text:p>
      <text:p text:style-name="P35">audio_can_encoder_opus – </text:p>
      <text:p text:style-name="P35">audio_can_encoder_a52 – </text:p>
      <text:p text:style-name="P35">audio_can_encoder_flac – </text:p>
      <text:p text:style-name="P35">audio_can_encoder_mulaw – </text:p>
      <text:p text:style-name="P35">audio_can_encoder_mp3 – </text:p>
      <text:p text:style-name="P35">audio_can_encoder_voaac – </text:p>
      <text:p text:style-name="P35">audio_can_encoder_faac – </text:p>
      <text:p text:style-name="P35">audio_can_encoder_voamrwb – </text:p>
      <text:p text:style-name="P35">audio_can_encoder_adpcm – </text:p>
      <text:p text:style-name="P35">audio_can_encoder_amrnb – </text:p>
      <text:p text:style-name="P35">audio_can_encoder_nelly – </text:p>
      <text:p text:style-name="P35">audio_can_encoder – </text:p>
      <text:p text:style-name="P35">audio_can_sink_app – </text:p>
      <text:p text:style-name="P35">audio_can_src_app – </text:p>
      <text:p text:style-name="P35">audio_can_decoder_vorbis – </text:p>
      <text:p text:style-name="P35">audio_can_decoder_speex – </text:p>
      <text:p text:style-name="P35">audio_can_decoder_mulaw – </text:p>
      <text:p text:style-name="P35">audio_can_decoder_mp3 – </text:p>
      <text:p text:style-name="P35">audio_can_decoder_amrwb – </text:p>
      <text:p text:style-name="P35">audio_can_decoder_adpcm – </text:p>
      <text:p text:style-name="P35">audio_can_decoder_amrnb – </text:p>
      <text:p text:style-name="P35">audio_can_decoder_voaac – </text:p>
      <text:p text:style-name="P35">audio_can_decoder_a52 – </text:p>
      <text:p text:style-name="P35">audio_can_decoder_faad – </text:p>
      <text:p text:style-name="P35">audio_can_decoder_nelly – </text:p>
      <text:p text:style-name="P35">audio_can_decoder_flac – </text:p>
      <text:p text:style-name="P35">audio_can_decoder_opus – </text:p>
      <text:p text:style-name="P35">audio_can_decoder – </text:p>
      <text:p text:style-name="P35">audio_recv_tee_def – </text:p>
      <text:p text:style-name="P35">audio_phones_auto – </text:p>
      <text:p text:style-name="P35">audio_phones_alsa – </text:p>
      <text:p text:style-name="P35">audio_phones_pulse – </text:p>
      <text:p text:style-name="P35">audio_phones_win – </text:p>
      <text:p text:style-name="P35">audio_phones – </text:p>
      <text:p text:style-name="P9"><text:soft-page-break/></text:p>
      <text:h text:style-name="Heading_20_1" text:outline-level="1">Функции и их описание</text:h>
      <text:p text:style-name="P38">I. Модуль PandoraUtils – служебные функции</text:p>
      <text:p text:style-name="P38"/>
      <text:p text:style-name="P37">1. Общие функции</text:p>
      <text:p text:style-name="P34">os_family – возвращает тип операционной системы: unix, windows или other</text:p>
      <text:p text:style-name="P34">level_to_str(level) – преобразует уровень логирования в строку: Error, Warning, Info, Trace</text:p>
      <text:p text:style-name="P34">log_message(level, mes) – добавляет сообщение в список событий внизу главного окна [и в лог-файл]</text:p>
      <text:p text:style-name="P37">2. Языковые функции</text:p>
      <text:p text:style-name="P34">load_language(lang='ru') – загружает переведенные фразы из языковового файла в память</text:p>
      <text:p text:style-name="P34">unslash_quotes(str) – разэкранирует кавычки</text:p>
      <text:p text:style-name="P34">addline(str, line) – добавляет строку к другим</text:p>
      <text:p text:style-name="P34">spaces_after?(line, pos) – есть ли пробелы после позиции?</text:p>
      <text:p text:style-name="P34">save_as_language(lang='ru') – сохраняет переводы из памяти в файл</text:p>
      <text:p text:style-name="P34">slash_quotes(str) – экранирует кавычки слэшем</text:p>
      <text:p text:style-name="P34">there_are_end_space?(str) – есть конечный пробел или табуляция?</text:p>
      <text:p text:style-name="P34">get_name_or_names(mes, plural=false) – из перевода берет слово в нужном числе</text:p>
      <text:p text:style-name="P37">3. Операции с панхэшем</text:p>
      <text:p text:style-name="P34">panhash_nil?(panhash) – панхэш не нулевой?</text:p>
      <text:p text:style-name="P34">kind_from_panhash(panhash) – берет код типа из панхэша</text:p>
      <text:p text:style-name="P34">lang_from_panhash(panhash) – берет код языка из панхэша</text:p>
      <text:p text:style-name="P37">4. Преобразования типов</text:p>
      <text:p text:style-name="P34">bytes_to_hex(bytes) – преобразует блок данных в 16-ричную строку</text:p>
      <text:p text:style-name="P34">hex_to_bytes(hexstr) – преобразует 16-ричную строку в блок</text:p>
      <text:p text:style-name="P34">bytes_to_bigint(bytes) – преобразует строку байт в большое целое</text:p>
      <text:p text:style-name="P34">bytes_to_int(bytes) – преобрзует строку байт в целое</text:p>
      <text:p text:style-name="P34">date_to_str(date) – дату в строку</text:p>
      <text:p text:style-name="P34">str_to_date(str) – стоку в дату</text:p>
      <text:p text:style-name="P34">fill_zeros_from_left(data, size) – заполняет строку нулями слева до нужного размера</text:p>
      <text:p text:style-name="P31">fill_by_zeros(str) – перебивает строку нулями</text:p>
      <text:p text:style-name="P31">string_to_pantype(type) – преобразует тип в код</text:p>
      <text:p text:style-name="P31">pantype_to_view(type) – код типа в метод отображение</text:p>
      <text:p text:style-name="P31">any_value_to_boolean(val) – любое значение в логическое</text:p>
      <text:p text:style-name="P31">calc_midnight(time) – округлить время к полуночи</text:p>
      <text:p text:style-name="P31">time_to_str(val, time_now=nil) – время в человеческий вид</text:p>
      <text:p text:style-name="P31">time_to_dialog_str(time, time_now) – преобразует время в строку для диалога</text:p>
      <text:p text:style-name="P31">val_to_view(val, type, view, can_edit=true) – значение для отображения</text:p>
      <text:p text:style-name="P31"><text:soft-page-break/>view_to_val(val, type, view) – преобразовать значение в согласованный вид</text:p>
      <text:p text:style-name="P31">text_coord_to_float(text) – координата как текст в число</text:p>
      <text:p text:style-name="P31">coord_to_int(y, x) – координату в 4-байтовое целое</text:p>
      <text:p text:style-name="P31">int_to_coord(int) – целое в координату</text:p>
      <text:p text:style-name="P31">simplify_coord(val) – упростить координату</text:p>
      <text:p text:style-name="P31">encode_pson_type(basetype, int) – кодирует тип данных и размер в тип PSON и число байт размера</text:p>
      <text:p text:style-name="P31">decode_pson_type(type) – раскодирует тип PSON в тип данных и число байт размера</text:p>
      <text:p text:style-name="P31">rubyobj_to_pson_elem(rubyobj) – конвертирует объект руби в PSON ("простая нотация объектов в Пандоре")</text:p>
      <text:p text:style-name="P31">pson_elem_to_rubyobj(data) – конвертирует PSON в объект руби</text:p>
      <text:p text:style-name="P31">value_is_empty?(val) – значение пустое?</text:p>
      <text:p text:style-name="P31">namehash_to_pson(fldvalues, pack_empty=false) – пакует поля панобъекта в бинарный формат PSON</text:p>
      <text:p text:style-name="P31">pson_to_namehash(pson) – преобразует PSON блок в поля панобъекта</text:p>
      <text:p text:style-name="P32">1) Класс DatabaseSession – абстрактный класс адаптера</text:p>
      <text:p text:style-name="P32">2) Класс SQLiteDbSession – адаптер для работы с SQLite</text:p>
      <text:p text:style-name="P34">pan_type_to_sqlite_type(rt, size) – преобразует пандорский тип в тип записи sqlite</text:p>
      <text:p text:style-name="P34">ruby_val_to_sqlite_val(v) – преобразует значения ruby в значения sqlite</text:p>
      <text:p text:style-name="P34">panobj_fld_to_sqlite_tab(panobj_flds) – по матрице описания полей строит описание вновь создаваемой таблицы sqlite</text:p>
      <text:p text:style-name="P34">connect – подключается к базе</text:p>
      <text:p text:style-name="P34">create_table(table_name, recreate=false, arch_table=nil, arch_fields=nil, new_fields=nil) – создаёт таблицу в базе</text:p>
      <text:p text:style-name="P34">fields_table(table_name) – возвращает список полей таблицы в виде [имя, тип]</text:p>
      <text:p text:style-name="P31">escape_like_mask(mask) – экранирует спецсимволы маски для LIKE символом $</text:p>
      <text:p text:style-name="P31">select_table(table_name, filter=nil, fields=nil, sort=nil, limit=nil, like_filter=nil) – делает выборку из таблицы</text:p>
      <text:p text:style-name="P31">update_table(table_name, values, names=nil, filter=nil) – записывает данные в таблицу</text:p>
      <text:p text:style-name="P32">3) Класс RepositoryManager – менеджер хранилищ</text:p>
      <text:p text:style-name="P31">get_adapter(panobj, table_ptr, recreate=false) – инициировать адаптер к базе</text:p>
      <text:p text:style-name="P31">def get_tab_update(panobj, table_ptr, values, names, filter='') – записать данные в таблицу</text:p>
      <text:p text:style-name="P31">get_tab_fields(panobj, table_ptr) – взять список полей</text:p>
      <text:p text:style-name="P32">4) Класс BasePanobject – базовый объект Пандоры</text:p>
      <text:p text:style-name="P31">ider – идентификатор класса (название типа записи, например «Person»)</text:p>
      <text:p text:style-name="P31">kind – номер класса (для Person равно 1)</text:p>
      <text:p text:style-name="P31">sort – сортировка таблицы по умолчанию, передаётся в sql-запрос после «ORDER BY»</text:p>
      <text:p text:style-name="P31">def_fields – массив с описанием полей таблицы</text:p>
      <text:p text:style-name="P31">get_parent – находит родительский класс объекта Пандоры</text:p>
      <text:p text:style-name="P31">field_des(fld_name) – возвращает описание поля в виде строки из массива def_fields</text:p>
      <text:p text:style-name="P31">field_title(fd) – название поля на текущем языке, заголовок колонки</text:p>
      <text:p text:style-name="P31"><text:soft-page-break/>set_if_nil(f, fi, pfd) – установливает описание поля из родителя, если своё пустое</text:p>
      <text:p text:style-name="P31">decode_pos(pos=nil) – разгадывает позицию метки по отношению к полю ввода</text:p>
      <text:p text:style-name="P31">set_view_and_len(fd) – определяет способ отображения и размер ввода для поля</text:p>
      <text:p text:style-name="P31">tab_fields(reinit=false) – берет описание полей из sql-таблицы</text:p>
      <text:p text:style-name="P31">expand_def_fields_to_parent(reinit=false) – расширяет описание полей, беря недостающие значения от родителя</text:p>
      <text:p text:style-name="P31">def_hash(fd) – формула для компонента панхэша по его типу</text:p>
      <text:p text:style-name="P31">panhash_pattern(auto_calc=true) – шаблон для вычиисления панхэша</text:p>
      <text:p text:style-name="P31">select(afilter=nil, set_namesvalues=false, fields=nil, sort=nil, limit=nil, like_filter=nil) – делает выборку из таблицы</text:p>
      <text:p text:style-name="P31">update(values, names=nil, filter='', set_namesvalues=false) – записывает данные в таблицу</text:p>
      <text:p text:style-name="P31">field_val(fld_name, values) – выбирает значение по имени поля</text:p>
      <text:p text:style-name="P31">field_des(fld_name) – возвращает описание поля в виде строки из массива def_fields</text:p>
      <text:p text:style-name="P31">lang_to_str(lang) – краткое обозначение языка по его коду</text:p>
      <text:p text:style-name="P31">panhash_formula – формула панхэша для показа</text:p>
      <text:p text:style-name="P31">calc_hash(hfor, hlen, fval) – рассчитывает компоненту панхэша</text:p>
      <text:p text:style-name="P31">show_panhash(val, prefix=true) – панхэш для показа</text:p>
      <text:p text:style-name="P31">panhash(values, lang=0, prefix=true, hexview=false) – рассчитывает панхэш</text:p>
      <text:p text:style-name="P31">matter_fields – сущностные поля (входящие в панхэш)</text:p>
      <text:p text:style-name="P31">clear_excess_fields(row) – удалить избыточные поля</text:p>
      <text:p text:style-name="P32">5. Работа с параметрами</text:p>
      <text:p text:style-name="P31">create_base_id – создаёт новый идентификатор базы</text:p>
      <text:p text:style-name="P31">decode_param_setting(setting) – распознаёт атрибуты параметра</text:p>
      <text:p text:style-name="P31">normalize_param_value(val, type) – нормализует значение параметра</text:p>
      <text:p text:style-name="P31">calc_default_param_val(type, setting) – вычисляет значение по умолчанию параметра</text:p>
      <text:p text:style-name="P31">get_model(ider, models=nil) – возвращает экземпляр модели</text:p>
      <text:p text:style-name="P31">get_param(name, get_id=false) –возвращает значение параметра</text:p>
      <text:p text:style-name="P31">set_param(name, value, definition=nil) – задаёт значение параметра</text:p>
      <text:p text:style-name="P32">5) Класс RoundQueue – циклический буфер</text:p>
      <text:p text:style-name="P31">add_block_to_queue(block, max=MaxQueue) – добавить блок в очередь</text:p>
      <text:p text:style-name="P31">single_read_state(max=MaxQueue) – состояние одиночной очереди</text:p>
      <text:p text:style-name="P31">get_block_from_queue(max=MaxQueue, ptrind=nil) – взять блок из очереди</text:p>
      <text:p text:style-name="P32">6. Работа с капчой</text:p>
      <text:p text:style-name="P31">generate_captcha(drawing=nil, length=6, height=70, circles=5, curves=0) – сгенерировать капчу</text:p>
      <text:p text:style-name="P32">7. Мультимедиа функции</text:p>
      <text:p text:style-name="P31">is_64bit_os? – ОС является 64-битной?</text:p>
      <text:p text:style-name="P31">win_exec(cmd) – запустить в Винде</text:p>
      <text:p text:style-name="P31">play_mp3(filename, path=nil) – проиграть mp3</text:p>
      <text:p text:style-name="P31">elem_stopped?(elem) – элемент остановлен</text:p>
      <text:p text:style-name="P31">elem_playing?(elem) – элемент проигрывается</text:p>
      <text:p text:style-name="P31"><text:soft-page-break/></text:p>
      <text:p text:style-name="P32">II. Модуль PandoraModel – логическая модель</text:p>
      <text:p text:style-name="P32"/>
      <text:p text:style-name="P32">1) Класс Panobject – корневой класс объектов Пандоры</text:p>
      <text:p text:style-name="P32">1. Управление моделью</text:p>
      <text:p text:style-name="P31">load_model_from_xml(lang='ru') – сформировать описание модели по XML-файлу</text:p>
      <text:p text:style-name="P31">panobjectclass_by_kind(kind) – класс панобъекта по коду типа</text:p>
      <text:p text:style-name="P31">normalize_trust(trust, to_int=nil) – нормализовать и преобразовать доверие</text:p>
      <text:p text:style-name="P31">get_record_by_panhash(kind, panhash, pson_with_kind=nil, models=nil, getfields=nil) – читает запись по панхэшу</text:p>
      <text:p text:style-name="P31">save_record(kind, lang, values, models=nil, require_panhash=nil) – сохранить запись</text:p>
      <text:p text:style-name="P31">relation_is_symmetric?(relation) – связь симметрична</text:p>
      <text:p text:style-name="P31">act_relation(panhash1, panhash2, rel_kind=RK_Unknown, act=:check, creator=true, init=false, models=nil) – проверяет, создаёт или удаляет связь между двумя объектами</text:p>
      <text:p text:style-name="P31"/>
      <text:p text:style-name="P32">III. Модуль PandoraCrypto – криптографический модуль Пандоры</text:p>
      <text:p text:style-name="P32"/>
      <text:p text:style-name="P32">1. Битовые преобразование</text:p>
      <text:p text:style-name="P31">klen_to_bitlen(len) – код длины ключа в байтовую длину ключа</text:p>
      <text:p text:style-name="P31">bitlen_to_klen(len) – байтовая длина ключа в код длины</text:p>
      <text:p text:style-name="P31">divide_type_and_klen(tnl) – разделить тип и код длины</text:p>
      <text:p text:style-name="P32">2. Ключи, шифрование и подпись</text:p>
      <text:p text:style-name="P31">encode_cipher_and_hash(cipher, hash) – упаковать коды методов шифровки и хэширования</text:p>
      <text:p text:style-name="P31">decode_cipher_and_hash(cnh) – распаковать коды методов шифровки и хэширования</text:p>
      <text:p text:style-name="P31">pan_kh_to_openssl_hash(hash_len) – получает объект OpenSSL по коду хэша Пандоры</text:p>
      <text:p text:style-name="P31">pankt_to_openssl(type) – преобразует тип хэша Пандоры в имя OpenSSL</text:p>
      <text:p text:style-name="P31">pankt_len_to_full_openssl(type, len) – преобразует тип хэша Пандоры в строку OpenSSL</text:p>
      <text:p text:style-name="P31">key_recrypt(data, encode=true, cipher_hash=nil, cipherkey=nil) – зашифровать или расшифровать ключ</text:p>
      <text:p text:style-name="P31">generate_key(type_klen = KT_Rsa | KL_bit2048, cipher_hash=nil, cipherkey=nil) – генерирует ключ или ключевую пару</text:p>
      <text:p text:style-name="P31">init_key(key_vec) – инициализирует ключ или ключевую пару</text:p>
      <text:p text:style-name="P31">make_sign(key, data, hash_len=KH_Sha2 | KL_bit256) – создает подпись</text:p>
      <text:p text:style-name="P31">verify_sign(key, data, sign, hash_len=KH_Sha2 | KL_bit256) – проверяет подпись</text:p>
      <text:p text:style-name="P31">recrypt(key_vec, data, encrypt=true, private=false) – зашифровывает или расшифровывает данные</text:p>
      <text:p text:style-name="P32">3. Высокоуровневая криптография</text:p>
      <text:p text:style-name="P31">deactivate_key(key_vec) – деактивирует текущий или указанный ключ</text:p>
      <text:p text:style-name="P31">reset_current_key – деактивирует текущий ключ</text:p>
      <text:p text:style-name="P31">current_key(switch_key=false, need_init=true) – возвращает текущий ключ или позволяет выбрать и активировать ключ</text:p>
      <text:p text:style-name="P31">read_key(panhash, passwd, key_model) – считывает ключ из базы</text:p>
      <text:p text:style-name="P31"><text:soft-page-break/>recrypt_key(key_model, key_vec, cipher, panhash, passwd, newpasswd) – перекодирует ключ</text:p>
      <text:p text:style-name="P31">current_user_or_key(user=true, init=true) – возвращает панхэш текущего пользователя или ключа</text:p>
      <text:p text:style-name="P31">sign_panobject(panobject, trust=0, models=nil) – подписывает PSON ПанОбъекта и сохраняет подпись как запись</text:p>
      <text:p text:style-name="P31">unsign_panobject(obj_hash, delete_all=false, models=nil) – удаляет подписи по заданному панхэшу</text:p>
      <text:p text:style-name="P31">trust_of_panobject(panhash, models=nil) – возвращает доверие к панобъекту по его панхэшу</text:p>
      <text:p text:style-name="P31">rate_of_panobj(panhash, depth=$query_depth, querist=nil, models=nil) – вычислить рейтинг панобъекта</text:p>
      <text:p text:style-name="P31">open_key(panhash, models=nil, init=true) – активировать ключ по заданному панхэшу</text:p>
      <text:p text:style-name="P31">name_and_family_of_person(key, person=nil) – возвращает имя и фамилию человека</text:p>
      <text:p text:style-name="P31">short_name_of_person(key, person=nil, view_kind=0, othername=nil) – возвращает короткое имя человека</text:p>
      <text:p text:style-name="P31">find_sha1_solution(phrase) – находит sha1-загадку</text:p>
      <text:p text:style-name="P31">check_sha1_solution(phrase, add) – проверяет sha1-загадку</text:p>
      <text:p text:style-name="P31"/>
      <text:p text:style-name="P32">IV. Модуль PandoraNet – сетевые классы Пандоры</text:p>
      <text:p text:style-name="P31"/>
      <text:p text:style-name="P32">1) Класс Pool – пул</text:p>
      <text:p text:style-name="P31">add_to_white(ip) – </text:p>
      <text:p text:style-name="P31">is_white?(ip) – ip в белом списке?</text:p>
      <text:p text:style-name="P31">is_black?(ip) – ip в черном списке?</text:p>
      <text:p text:style-name="P31">add_session(conn) – добавляет сессию в список</text:p>
      <text:p text:style-name="P31">del_session(conn) – удаляет сессию из списка</text:p>
      <text:p text:style-name="P31">session_of_node(node) – возвращает сессию для узла</text:p>
      <text:p text:style-name="P31">session_of_keybase(keybase) – возвращает сессию по ключу и идентификатору базы</text:p>
      <text:p text:style-name="P31">session_of_key(key) – возвращает сессию по панхэшу ключа</text:p>
      <text:p text:style-name="P31">session_of_person(person) – возвращает сессию по панхэшу человека</text:p>
      <text:p text:style-name="P31">sessions_on_dialog(dialog) – возвращает сессию по диалогу</text:p>
      <text:p text:style-name="P31">init_session(node=nil, keybase=nil, send_state_add=nil, dialog=nil, node_id=nil) – находит или создает соединение с нужным узлом</text:p>
      <text:p text:style-name="P31">stop_session(node=nil, keybase=nil, disconnect=true) <text:s/>#, wait_disconnect=true) – останавливает соединение с заданным узлом</text:p>
      <text:p text:style-name="P31">encode_node(host, port, proto) – формирует маркер узла</text:p>
      <text:p text:style-name="P31">decode_node(node) – распаковывает маркер узла</text:p>
      <text:p text:style-name="P31">check_callback_addr(addr, host_ip) – стукануться по обратному адресу</text:p>
      <text:p text:style-name="P31">init_fish_for_fisher(fisher, in_lure, aim_keyhash=nil, baseid=nil) – инициализирует рыбку для заданного рыбака</text:p>
      <text:p text:style-name="P31"/>
      <text:p text:style-name="P32">2) Класс Session – сессия</text:p>
      <text:p text:style-name="P31">set_keepalive(client) – установить опции сокета</text:p>
      <text:p text:style-name="P31"><text:soft-page-break/>pool – ссылка на пул</text:p>
      <text:p text:style-name="P31">get_type – тип сессии</text:p>
      <text:p text:style-name="P31">unpack_comm(comm) – распаковать команду</text:p>
      <text:p text:style-name="P31">unpack_comm_ext(comm) – распаковать расширение команды</text:p>
      <text:p text:style-name="P31">send_comm_and_data(index, cmd, code, data=nil) – отправляет команду, код и данные (если есть)</text:p>
      <text:p text:style-name="P31">err_scmd(mes=nil, code=nil, buf=nil) – компонует команду ошибки и логирует сообщение</text:p>
      <text:p text:style-name="P31">add_send_segment(ex_comm, last_seg=true, param=nil, ascode=nil) – добавляет сегмент в пакет и отправляет если пора</text:p>
      <text:p text:style-name="P31">set_request(panhashes, send_now=false) – компонует команду запроса записи/записей</text:p>
      <text:p text:style-name="P31">set_query(list, time, send_now=false) – компонует команду запроса сорта/сортов</text:p>
      <text:p text:style-name="P31">accept_segment – принять полученный сегмент</text:p>
      <text:p text:style-name="P31">recognize_params – распознает данные приветствия</text:p>
      <text:p text:style-name="P31">set_max_pack_size(stage) – ставит лимит на допустимый размер пакета</text:p>
      <text:p text:style-name="P31">init_skey_or_error(first=true) – отреагировать на приветствие</text:p>
      <text:p text:style-name="P31">get_sphrase(init=false) – сгенерировать случайную фразу</text:p>
      <text:p text:style-name="P31">send_captcha – компоновать команду с капчой</text:p>
      <text:p text:style-name="P31">update_node(skey_panhash=nil, sbase_id=nil, trust=nil, session_key=nil) – обновить запись об узле</text:p>
      <text:p text:style-name="P31">process_media_segment(cannel, mediabuf) – обработать медиа сегмент</text:p>
      <text:p text:style-name="P31">get_simple_answer_to_node – взять пароль для упрощенной авторизации</text:p>
      <text:p text:style-name="P31">take_out_lure_for_fisher(fisher, in_lure) – взять исходящую наживку по входящей наживке для заданного рыбака</text:p>
      <text:p text:style-name="P31">get_out_lure_for_fisher(fisher, in_lure) – проверить исходящую наживку по входящей наживке и рыбаку</text:p>
      <text:p text:style-name="P31">get_fisher_for_out_lure(out_lure) – определить рыбака по исходящей наживке</text:p>
      <text:p text:style-name="P31">free_out_lure_of_fisher(fisher, in_lure) – очистить исходящие наживки для рыбака и входящей наживки</text:p>
      <text:p text:style-name="P31">set_fish_of_in_lure(in_lure, fish) – поставить рыбку на входящую наживку</text:p>
      <text:p text:style-name="P31">get_fish_for_in_lure(in_lure) – взять рыбку по входящей наживке</text:p>
      <text:p text:style-name="P31">free_fish_of_in_lure(in_lure) – очистить рыбку для входящей наживки</text:p>
      <text:p text:style-name="P31">send_segment_to_fish(in_lure, segment) – отправляет сегмент от текущей рыбацкой сессии к сессии рыбки</text:p>
      <text:p text:style-name="P31">send_segment_to_fisher(out_lure, segment) – отправляет сегмент от текущей сессии к сессии рыбака</text:p>
      <text:p text:style-name="P31">socket_recv(maxsize) – прочитать следующие данные из сокета, или вернуть nil, если сокет закрылся</text:p>
      <text:p text:style-name="P31">initialize(asocket, ahost_name, ahost_ip, aport, aproto, aconn_state, anode_id, a_dialog, tokey, send_state_add) – запускает три цикла сессии: чтение из очереди, чтение из сокета, отправка (общий)</text:p>
      <text:p text:style-name="P32">1. Функции слушания и охоты</text:p>
      <text:p text:style-name="P31">get_listener_client_or_nil(server) – взять следующий сокет клиента со слушателя, или вернуть nil</text:p>
      <text:p text:style-name="P31">get_exchage_params – взять параметры обмена</text:p>
      <text:p text:style-name="P31"><text:soft-page-break/>start_or_stop_listen – открывает серверный сокет и начинает слушать</text:p>
      <text:p text:style-name="P31">hunt_nodes(round_count=1) – начать охоту</text:p>
      <text:p text:style-name="P31"/>
      <text:p text:style-name="P32">V. Модуль PandoraGtk – графический интерфейс Пандоры</text:p>
      <text:p text:style-name="P32"/>
      <text:p text:style-name="P32">1) Класс AdvancedDialog – продвинутое окно диалога</text:p>
      <text:p text:style-name="P31">initialize(*args) – метод создания</text:p>
      <text:p text:style-name="P31">run2 – показать диалог в модальном режиме</text:p>
      <text:p text:style-name="P32">2) Класс SafeToggleToolButton – ToggleToolButton с безопасным переключением "active"</text:p>
      <text:p text:style-name="P31">safe_signal_clicked – запомнить обработчик сигнала</text:p>
      <text:p text:style-name="P31">safe_set_active(an_active) – безопасно установить свойство "active"</text:p>
      <text:p text:style-name="P32">3) Класс SafeCheckButton – CheckButton с безопасным переключением "active"</text:p>
      <text:p text:style-name="P31">safe_signal_clicked – запомнить обработчик сигнала</text:p>
      <text:p text:style-name="P31">safe_set_active(an_active) – безопасно установить свойство "active"</text:p>
      <text:p text:style-name="P32">4) Класс MaskEntry – поле ввода с допустимыми символами в маске</text:p>
      <text:p text:style-name="P32">5) Класс IntegerEntry – поле ввода целых чисел</text:p>
      <text:p text:style-name="P32">6) Класс FloatEntry – поле ввода дробных чисел</text:p>
      <text:p text:style-name="P32">7) Класс HexEntry – поле ввода шестнадцатеричных чисел</text:p>
      <text:p text:style-name="P32">8) Класс Base64Entry – поле ввода Base64</text:p>
      <text:p text:style-name="P32">9) Класс DateEntrySimple – поле ввода даты (простое)</text:p>
      <text:p text:style-name="P32">10) Класс TimeEntry – поле ввода даты и времени</text:p>
      <text:p text:style-name="P32">11) Класс DateEntry – поле ввода даты</text:p>
      <text:p text:style-name="P32">12) Класс PanhashBox – поле ввода панхэша</text:p>
      <text:p text:style-name="P31">set_classes – определить допустимые классы Пандоры</text:p>
      <text:p text:style-name="P32">13) Класс CoordEntry – поле ввода координаты</text:p>
      <text:p text:style-name="P32">14) Класс CoordBox – поле ввода координат</text:p>
      <text:p text:style-name="P32">15) Класс ExtTextView – расширенный TextView</text:p>
      <text:p text:style-name="P33">before_addition(cur_time=nil, vadj_value=nil) – выполнить перед добавлением</text:p>
      <text:p text:style-name="P33">after_addition(go_to_end=nil) – выполнить после добавления</text:p>
      <text:p text:style-name="P32">16) Класс SubjTreeView – таблица для объектов Пандоры</text:p>
      <text:p text:style-name="P32">17) Класс SubjTreeViewColumn – колонка для SubjTreeView</text:p>
      <text:p text:style-name="P32">18) Класс PanobjScrollWin – ScrolledWindow для объектов Пандоры</text:p>
      <text:p text:style-name="P32">19) Класс FieldsDialog – диалог с полями ввода</text:p>
      <text:p text:style-name="P33">add_menu_item(label, menu, text) – добавляет пункт в меню</text:p>
      <text:p text:style-name="P31">set_view_buffer(format, view_buffer, raw_buffer) – задает тестовый буфер для просмотра</text:p>
      <text:p text:style-name="P31">set_raw_buffer(format, raw_buffer, view_buffer) – задает сырой тестовый буфер</text:p>
      <text:p text:style-name="P31">set_buffers(init=false) – задать буферы</text:p>
      <text:p text:style-name="P31">set_tag(tag) – задать тэг для выделенного</text:p>
      <text:p text:style-name="P31">initialize(apanobject, afields=[], *args) – создать форму с полями</text:p>
      <text:p text:style-name="P31">calc_field_size(field) – вычислить размер поля</text:p>
      <text:p text:style-name="P31"><text:soft-page-break/>calc_row_size(row) – вычислить размер ряда</text:p>
      <text:p text:style-name="P31">on_resize_window(window, event) – событие при изменении размеров окна</text:p>
      <text:p text:style-name="P32">20) Класс TabLabelBox – бокс закладки для блокнота с картинкой и кнопкой</text:p>
      <text:p text:style-name="P32">21) Класс ViewDrawingArea – DrawingArea для вывода видео</text:p>
      <text:p text:style-name="P33">set_expose_event(value) – устанавливает обработчик события expose</text:p>
      <text:p text:style-name="P32">22) Класс DialogScrollWin – диалог разговора</text:p>
      <text:p text:style-name="P33">initialize(known_node, a_room_id, a_targets) – показать диалог общения</text:p>
      <text:p text:style-name="P31">add_mes_to_view(mes, key_or_panhash=nil, myname=nil, modified=nil, created=nil, to_end=nil) – добавляет сообщение в диалог</text:p>
      <text:p text:style-name="P31">load_history(max_message=6, sort_mode=0) – подгрузить историю сообщений</text:p>
      <text:p text:style-name="P31">get_name_and_family(i) – определить имя и фамилию</text:p>
      <text:p text:style-name="P31">set_session(session, online=true) – задать сессию</text:p>
      <text:p text:style-name="P31">add_and_send_mes(text) – отправляет сообщение на узел</text:p>
      <text:p text:style-name="P31">update_state(received=true, curpage=nil) – обновляет цвет закладки при получении новых данных</text:p>
      <text:p text:style-name="P31">parse_gst_string(text) – распознаёт строку Gstreamer</text:p>
      <text:p text:style-name="P31">append_elems_to_pipe(elements, pipeline, prev_elem=nil, prev_pad=nil, name_suff=nil) – добавляет элементы в конвейер</text:p>
      <text:p text:style-name="P31">add_elem_to_pipe(str, pipeline, prev_elem=nil, prev_pad=nil, name_suff=nil) – добавляет элемент в конвейер</text:p>
      <text:p text:style-name="P31">link_sink_to_area(sink, area, pipeline=nil) – прицепляет сливной элемент к области виджета</text:p>
      <text:p text:style-name="P31">set_xid(area, sink) – устанавливает дескриптор окна</text:p>
      <text:p text:style-name="P31">get_video_sender_params(*) – берёт параметры отправителя видео</text:p>
      <text:p text:style-name="P31">init_video_sender(start=true, just_upd_area=false) – инициализирует отправщика видео</text:p>
      <text:p text:style-name="P31">get_video_receiver_params(*) – берёт параметры приёмщика видео</text:p>
      <text:p text:style-name="P31">init_video_receiver(start=true, can_play=true, init=true) – инициализирует приёмщика видео</text:p>
      <text:p text:style-name="P31">get_audio_sender_params(*) – берёт параметры отправителя аудио</text:p>
      <text:p text:style-name="P31">init_audio_sender(start=true, just_upd_area=false) – инициализирует отправителя аудио</text:p>
      <text:p text:style-name="P31">get_audio_receiver_params(*) – берёт параметры приёмщика аудио</text:p>
      <text:p text:style-name="P31">init_audio_receiver(start=true, can_play=true, init=true) – инициализирует приёмщика аудио</text:p>
      <text:p text:style-name="P32">23) Класс SearchScrollWin – панель поиска</text:p>
      <text:p text:style-name="P31">search_in_bases(text, th, bases='auto') – поиск в базах</text:p>
      <text:p text:style-name="P31">initialize(text=nil) – показать окно поиска</text:p>
      <text:p text:style-name="P32">24) Класс ProfileScrollWin – панель профиля</text:p>
      <text:p text:style-name="P31">initialize(a_person=nil) – показать окно профиля</text:p>
      <text:p text:style-name="P32">25) Класс SessionScrollWin – список сеансов</text:p>
      <text:p text:style-name="P31">initialize(session=nil) – показать окно сессий</text:p>
      <text:p text:style-name="P32">1. Работа с элементами</text:p>
      <text:p text:style-name="P31">set_readonly(widget, value=true, sensitive=true) – установить виджету режим только для чтения</text:p>
      <text:p text:style-name="P33">hack_enter_bug(enterbox) – исправляет баг с исчезновением нажатия Enter</text:p>
      <text:p text:style-name="P33">hack_grab_focus(widget_to_focus) – исправляет баг с неработающей постановкой фокуса</text:p>
      <text:p text:style-name="P33"><text:soft-page-break/>create_menu_item(mi, treeview=nil) – создание пункта меню по его описанию</text:p>
      <text:p text:style-name="P31">set_statusbar_text(statusbar, text) – задает текст статусной строки</text:p>
      <text:p text:style-name="P31">add_tool_btn(toolbar, stock, title, toggle=nil) – добавить кнопку на панель инструментов</text:p>
      <text:p text:style-name="P32">2. Обновление</text:p>
      <text:p text:style-name="P33">start_updating(all_step=true) – проверить обновления и скачать их</text:p>
      <text:p text:style-name="P33">update_file(http, tail, pfn) – обновить файл</text:p>
      <text:p text:style-name="P32">3. Работа с записями</text:p>
      <text:p text:style-name="P33">act_panobject(tree_view, action) – выполнить действие над выделенной записью</text:p>
      <text:p text:style-name="P33">get_panobject_icon(panobj) – взять иконку ассоциированную с панобъектом</text:p>
      <text:p text:style-name="P33">show_panobject_list(panobject_class, widget=nil, sw=nil, auto_create=false) – показ списка панобъектов</text:p>
      <text:p text:style-name="P32">4. Работа с комнатами</text:p>
      <text:p text:style-name="P33">set_send_ptrind_by_room(room_id) – взять индекс указателя для отправки по id комнаты</text:p>
      <text:p text:style-name="P33">get_send_ptrind_by_room(room_id) – проверить индекс указателя для отправки по id комнаты</text:p>
      <text:p text:style-name="P33">nil_send_ptrind_by_room(room_id) – сбросить индекс указателя для отправки для комнаты</text:p>
      <text:p text:style-name="P33">extract_targets_from_panhash(targets, panhashes) – получить панхэш персоны по произвольному панхэшу</text:p>
      <text:p text:style-name="P33">extend_targets_by_relations(targets) – расширить списки персон, узлов и ключей пройдясь по связям</text:p>
      <text:p text:style-name="P33">start_extending_targets_by_hunt(targets) – запуск потока, которые ищет дополнительные узлы и ключи</text:p>
      <text:p text:style-name="P33">construct_room_id(persons) – создать идентификатор комнаты</text:p>
      <text:p text:style-name="P33">find_active_sender(not_this=nil) – найти активного отправителя</text:p>
      <text:p text:style-name="P32">5. Общие методы</text:p>
      <text:p text:style-name="P33">get_view_params – взять параметры вида</text:p>
      <text:p text:style-name="P33">get_main_params – взять основные параметры</text:p>
      <text:p text:style-name="P31">show_about – показ окна "О программе"</text:p>
      <text:p text:style-name="P31">show_talk_dialog(panhashes, known_node=nil) – показать диалог общения</text:p>
      <text:p text:style-name="P31">show_search_panel(text=nil) – показать панель поиска</text:p>
      <text:p text:style-name="P31">show_profile_panel(a_person=nil) – показать панель профиля</text:p>
      <text:p text:style-name="P33">show_session_panel(session=nil) – показать список сеансов</text:p>
      <text:p text:style-name="P32">26) Класс PandoraStatusIcon – иконка в трее</text:p>
      <text:p text:style-name="P33">initialize(a_update_win_icon=false, a_flash_on_new=true, a_flash_interval=0, a_play_sounds=true, a_hide_on_minimize=true) – создает иконку в трее</text:p>
      <text:p text:style-name="P33">create_menu – создает и показывает всплывающее меню</text:p>
      <text:p text:style-name="P33">set_online(state=nil) – задаёт статус «онлайн»</text:p>
      <text:p text:style-name="P33">set_message(message=nil) – задаёт статус "есть сообщение"</text:p>
      <text:p text:style-name="P33">set_flash(flash=true) – задаёт мигание</text:p>
      <text:p text:style-name="P33">update_icon – обновляет иконку</text:p>
      <text:p text:style-name="P33">timeout_func – ставит таймер на шаг мигания</text:p>
      <text:p text:style-name="P33">icon_activated(top_sens=true, force_show=false) – действия при нажатии на иконку</text:p>
      <text:p text:style-name="P32"><text:soft-page-break/>27) Класс CaptchaHPaned – панель с капчой</text:p>
      <text:p text:style-name="P33">initialize(first_child) – показать панель</text:p>
      <text:p text:style-name="P33">show_captcha(srckey, captcha_buf=nil, clue_text=nil, node=nil) – показать капчу</text:p>
      <text:p text:style-name="P32">29) Класс MainWindow – главное окно</text:p>
      <text:p text:style-name="P33">update_conn_status(conn, session_type, diff_count) – обновить состояние подключений</text:p>
      <text:p text:style-name="P33">correct_lis_btn_state – изменить состояние кнопки слушателя</text:p>
      <text:p text:style-name="P33">correct_hunt_btn_state – изменить состояние кнопки охотника</text:p>
      <text:p text:style-name="P33">add_status_field(index, text) – добавляет поле в статусбар</text:p>
      <text:p text:style-name="P33">set_status_field(index, text, enabled=nil, toggle=nil) – задаёт свойства поля в статусбаре</text:p>
      <text:p text:style-name="P33">get_status_field(index) – возвращает поле статусбара</text:p>
      <text:p text:style-name="P33">construct_room_title(dialog, check_all=true) – задаёт осмысленный заголовок окна</text:p>
      <text:p text:style-name="P33">do_menu_act(command, treeview=nil) – обработчик события меню</text:p>
      <text:p text:style-name="P33">fill_menubar(menubar) – заполнить главное меню</text:p>
      <text:p text:style-name="P33">fill_toolbar(toolbar) – заполнить панель инструментов</text:p>
      <text:p text:style-name="P33">init_scheduler(interval=nil) – инициировать планировщик</text:p>
      <text:p text:style-name="P33">initialize(*args) – показать главное окно Gtk</text:p>
      <text:p text:style-name="P32">Функции и классы вне модулей</text:p>
      <text:p text:style-name="P33">delete_psocket – удаляет unix-сокет Пандоры</text:p>
      <text:p text:style-name="P33">init_win32api – инициализирует модуль win32</text:p>
      <text:p text:style-name="P33">AsciiString – класс строки в виде Ascii</text:p>
      <text:p text:style-name="P33">Utf8String – класс строки в виде Utf8</text:p>
      <text:p text:style-name="P33"/>
      <text:p text:style-name="P33"/>
      <text:p text:style-name="P33"/>
      <text:p text:style-name="P33"/>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nsolas" svg:font-family="Consolas, 'Liberation Mono', Courier, monospace"/>
    <style:font-face style:name="OpenSymbol" svg:font-family="OpenSymbol"/>
    <style:font-face style:name="StarSymbol" svg:font-family="StarSymbol"/>
    <style:font-face style:name="DejaVu Sans Mono" svg:font-family="'DejaVu Sans Mono'" style:font-family-generic="modern" style:font-pitch="fixed"/>
    <style:font-face style:name="Droid Sans Mono" svg:font-family="'Droid Sans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marker draw:name="Arrow" svg:viewBox="0 0 20 30" svg:d="m10 0-10 30h20z"/>
    <draw:marker draw:name="Arrowhead_20_1" draw:display-name="Arrowhead 1" svg:viewBox="0 0 1131 902" svg:d="m564 0-564 902h1131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50" draw:display-name="Dash 50"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53" draw:display-name="Dash 53" draw:style="rect" draw:dots1="1" draw:dots1-length="0.011cm" draw:dots2="1" draw:dots2-length="0.011cm" draw:distance="0.011cm"/>
    <draw:stroke-dash draw:name="Dash_20_54" draw:display-name="Dash 54" draw:style="rect" draw:dots1="1" draw:dots1-length="0.011cm" draw:dots2="1" draw:dots2-length="0.011cm" draw:distance="0.011cm"/>
    <draw:stroke-dash draw:name="Dash_20_55" draw:display-name="Dash 55" draw:style="rect" draw:dots1="1" draw:dots1-length="0.011cm" draw:dots2="1" draw:dots2-length="0.011cm" draw:distance="0.011cm"/>
    <draw:stroke-dash draw:name="Dash_20_56" draw:display-name="Dash 56" draw:style="rect" draw:dots1="1" draw:dots1-length="0.011cm" draw:dots2="1" draw:dots2-length="0.011cm" draw:distance="0.011cm"/>
    <draw:stroke-dash draw:name="Dash_20_57" draw:display-name="Dash 57" draw:style="rect" draw:dots1="1" draw:dots1-length="0.011cm" draw:dots2="1" draw:dots2-length="0.011cm" draw:distance="0.011cm"/>
    <draw:stroke-dash draw:name="Dash_20_58" draw:display-name="Dash 58" draw:style="rect" draw:dots1="1" draw:dots1-length="0.011cm" draw:dots2="1" draw:dots2-length="0.011cm" draw:distance="0.011cm"/>
    <draw:stroke-dash draw:name="Dash_20_59" draw:display-name="Dash 59"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60" draw:display-name="Dash 60" draw:style="rect" draw:dots1="1" draw:dots1-length="0.011cm" draw:dots2="1" draw:dots2-length="0.011cm" draw:distance="0.011cm"/>
    <draw:stroke-dash draw:name="Dash_20_61" draw:display-name="Dash 61" draw:style="rect" draw:dots1="1" draw:dots1-length="0.011cm" draw:dots2="1" draw:dots2-length="0.011cm" draw:distance="0.011cm"/>
    <draw:stroke-dash draw:name="Dash_20_62" draw:display-name="Dash 62" draw:style="rect" draw:dots1="1" draw:dots1-length="0.011cm" draw:dots2="1" draw:dots2-length="0.011cm" draw:distance="0.011cm"/>
    <draw:stroke-dash draw:name="Dash_20_63" draw:display-name="Dash 63" draw:style="rect" draw:dots1="1" draw:dots1-length="0.011cm" draw:dots2="1" draw:dots2-length="0.011cm" draw:distance="0.011cm"/>
    <draw:stroke-dash draw:name="Dash_20_64" draw:display-name="Dash 64" draw:style="rect" draw:dots1="1" draw:dots1-length="0.011cm" draw:dots2="1" draw:dots2-length="0.011cm" draw:distance="0.011cm"/>
    <draw:stroke-dash draw:name="Dash_20_65" draw:display-name="Dash 65" draw:style="rect" draw:dots1="1" draw:dots1-length="0.011cm" draw:dots2="1" draw:dots2-length="0.011cm" draw:distance="0.011cm"/>
    <draw:stroke-dash draw:name="Dash_20_66" draw:display-name="Dash 66"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70" draw:display-name="Dash 70"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class="text" style:master-page-name="">
      <style:paragraph-properties fo:margin="100%" fo:margin-left="0cm" fo:margin-right="0cm" fo:margin-top="0.621cm" fo:margin-bottom="0.51cm" fo:text-indent="0cm" style:auto-text-indent="false" style:page-number="auto" fo:background-color="transparent" style:shadow="none" text:number-lines="false" text:line-number="0">
        <style:tab-stops/>
        <style:drop-cap/>
        <style:background-image/>
      </style:paragraph-properties>
      <style:text-properties fo:font-variant="normal" fo:text-transform="none" style:text-outline="false" fo:font-size="14pt" fo:font-weight="bold" style:font-size-asian="115%" style:font-weight-asian="bold" style:font-size-complex="115%" style:font-weight-complex="bold" style:font-relief="none"/>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Titl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212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713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214cm" style:type="right" style:leader-style="dotted" style:leader-text="."/>
        </style:tab-stops>
      </style:paragraph-properties>
    </style:style>
    <style:style style:name="Index_20_Heading" style:display-name="Index Heading" style:family="paragraph" style:parent-style-name="Titl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714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215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716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217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718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219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719cm" style:type="right" style:leader-style="dotted" style:leader-text="."/>
        </style:tab-stops>
      </style:paragraph-properties>
    </style:style>
    <style:style style:name="Frame_20_contents" style:display-name="Frame contents" style:family="paragraph" style:parent-style-name="Text_20_body" style:class="extra"/>
    <style:style style:name="Drawing" style:family="paragraph" style:parent-style-name="Caption" style:class="extra"/>
    <style:style style:name="Header" style:family="paragraph" style:parent-style-name="Standard" style:class="extra">
      <style:paragraph-properties text:number-lines="false" text:line-number="0">
        <style:tab-stops>
          <style:tab-stop style:position="8.606cm" style:type="center"/>
          <style:tab-stop style:position="17.212cm" style:type="right"/>
        </style:tab-stops>
      </style:paragraph-properties>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Droid Sans Mono" style:font-size-asian="10pt" style:font-name-complex="Droid Sans Mono" style:font-size-complex="10pt"/>
    </style:style>
    <style:style style:name="Numbering_20_Symbols" style:display-name="Numbering Symbols" style:family="text"/>
    <style:style style:name="Footnote_20_Symbol" style:display-name="Footnote Symbol" style:family="text"/>
    <style:style style:name="Example" style:family="text">
      <style:text-properties style:font-name="DejaVu Sans Mono" style:font-name-asian="DejaVu Sans Mono" style:font-name-complex="DejaVu Sans Mono"/>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min-label-distance="0.079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Таблица1" style:family="table">
      <style:table-properties style:width="17.302cm" table:align="margins"/>
    </style:style>
    <style:style style:name="Таблица1.A" style:family="table-column">
      <style:table-column-properties style:column-width="10.735cm" style:rel-column-width="40658*"/>
    </style:style>
    <style:style style:name="Таблица1.B" style:family="table-column">
      <style:table-column-properties style:column-width="6.567cm" style:rel-column-width="24877*"/>
    </style:style>
    <style:style style:name="Таблица1.A1" style:family="table-cell">
      <style:table-cell-properties fo:padding="0.097cm" fo:border="none"/>
    </style:style>
    <style:style style:name="MP1" style:family="paragraph" style:parent-style-name="Footer">
      <style:text-properties fo:font-size="10pt" fo:language="ru" fo:country="RU" fo:font-weight="bold" style:font-size-asian="10pt" style:font-weight-asian="bold" style:font-size-complex="10pt" style:font-weight-complex="bold"/>
    </style:style>
    <style:style style:name="MP2" style:family="paragraph" style:parent-style-name="Table_20_Contents">
      <style:paragraph-properties fo:text-align="end" style:justify-single-word="false"/>
      <style:text-properties fo:font-size="10pt" fo:language="ru" fo:country="RU" fo:font-weight="bold" style:font-size-asian="10pt" style:font-weight-asian="bold" style:font-size-complex="10pt" style:font-weight-complex="bold"/>
    </style:style>
    <style:style style:name="MP3" style:family="paragraph" style:parent-style-name="Standard">
      <style:text-properties fo:font-size="6pt" fo:language="ru" fo:country="RU" style:font-size-asian="5.25pt" style:font-size-complex="6pt"/>
    </style:style>
    <style:page-layout style:name="Mpm1">
      <style:page-layout-properties fo:page-width="21.001cm" fo:page-height="29.7cm" style:num-format="1" style:print-orientation="portrait" fo:margin-top="1.499cm" fo:margin-bottom="1.499cm" fo:margin-left="2.2cm" fo:margin-right="1.499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1.259cm" fo:margin-left="0cm" fo:margin-right="0cm" fo:margin-top="0.499cm" fo:border-top="0.51pt solid #000000" fo:border-bottom="none" fo:border-left="none" fo:border-right="none" fo:padding="0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1.48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Таблица1" table:style-name="Таблица1">
          <table:table-column table:style-name="Таблица1.A"/>
          <table:table-column table:style-name="Таблица1.B"/>
          <table:table-row>
            <table:table-cell table:style-name="Таблица1.A1" office:value-type="string">
              <text:p text:style-name="MP1">Pandora 0.2 мир в твоих руках</text:p>
            </table:table-cell>
            <table:table-cell table:style-name="Таблица1.A1" office:value-type="string">
              <text:p text:style-name="MP2">Страница <text:page-number text:select-page="current">54</text:page-number> из <text:page-count>54</text:page-count></text:p>
            </table:table-cell>
          </table:table-row>
        </table:table>
        <text:p text:style-name="MP3"/>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Pandora</dc:title>
    <dc:subject>User manual</dc:subject>
    <meta:initial-creator>iron</meta:initial-creator>
    <meta:creation-date>2009-04-16T13:41:44</meta:creation-date>
    <dc:date>2014-03-23T19:50:13</dc:date>
    <meta:editing-cycles>634</meta:editing-cycles>
    <meta:editing-duration>P19DT23H26M11S</meta:editing-duration>
    <meta:document-statistic meta:table-count="5" meta:image-count="2" meta:object-count="0" meta:page-count="54" meta:paragraph-count="1336" meta:word-count="13036" meta:character-count="99025" meta:non-whitespace-character-count="87245"/>
    <meta:user-defined meta:name="Поле 1">Michael Galyuk</meta:user-defined>
    <meta:user-defined meta:name="Поле 2"/>
    <meta:user-defined meta:name="Поле 3"/>
    <meta:user-defined meta:name="Поле 4"/>
  </office:meta>
</office:document-meta>
</file>